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paragraph-properties fo:line-height="150%"/>
    </style:style>
    <style:style style:name="P2" style:family="paragraph" style:parent-style-name="List_20_Paragraph" style:list-style-name="WWNum2">
      <style:paragraph-properties fo:line-height="150%"/>
    </style:style>
    <style:style style:name="P3" style:family="paragraph" style:parent-style-name="List_20_Paragraph" style:list-style-name="WWNum2">
      <style:paragraph-properties fo:line-height="150%"/>
      <style:text-properties officeooo:paragraph-rsid="00116e18"/>
    </style:style>
    <style:style style:name="P4" style:family="paragraph" style:parent-style-name="List_20_Paragraph" style:list-style-name="WWNum1">
      <style:paragraph-properties fo:line-height="150%"/>
    </style:style>
    <style:style style:name="P5" style:family="paragraph" style:parent-style-name="List_20_Paragraph" style:list-style-name="WWNum1">
      <style:paragraph-properties fo:line-height="150%"/>
      <style:text-properties officeooo:paragraph-rsid="00133dbf"/>
    </style:style>
    <style:style style:name="P6" style:family="paragraph" style:parent-style-name="List_20_Paragraph" style:list-style-name="WWNum1">
      <style:paragraph-properties fo:line-height="150%"/>
      <style:text-properties officeooo:paragraph-rsid="00183db4"/>
    </style:style>
    <style:style style:name="P7" style:family="paragraph" style:parent-style-name="List_20_Paragraph" style:list-style-name="WWNum1">
      <style:paragraph-properties fo:line-height="150%"/>
      <style:text-properties officeooo:paragraph-rsid="001a17b1"/>
    </style:style>
    <style:style style:name="P8" style:family="paragraph" style:parent-style-name="List_20_Paragraph" style:list-style-name="WWNum1">
      <style:paragraph-properties fo:line-height="150%"/>
      <style:text-properties officeooo:paragraph-rsid="001ec099"/>
    </style:style>
    <style:style style:name="P9" style:family="paragraph" style:parent-style-name="List_20_Paragraph" style:list-style-name="WWNum1">
      <style:paragraph-properties fo:line-height="150%"/>
      <style:text-properties officeooo:paragraph-rsid="002df2ca"/>
    </style:style>
    <style:style style:name="P10" style:family="paragraph" style:parent-style-name="List_20_Paragraph" style:list-style-name="WWNum1">
      <style:paragraph-properties fo:line-height="150%"/>
      <style:text-properties officeooo:paragraph-rsid="002f7bf4"/>
    </style:style>
    <style:style style:name="P11" style:family="paragraph" style:parent-style-name="List_20_Paragraph" style:list-style-name="WWNum1">
      <style:paragraph-properties fo:line-height="150%"/>
      <style:text-properties officeooo:paragraph-rsid="00457e67"/>
    </style:style>
    <style:style style:name="P12" style:family="paragraph" style:parent-style-name="List_20_Paragraph" style:list-style-name="WWNum1">
      <style:paragraph-properties fo:line-height="150%"/>
      <style:text-properties officeooo:paragraph-rsid="0046fc18"/>
    </style:style>
    <style:style style:name="P13" style:family="paragraph" style:parent-style-name="List_20_Paragraph" style:list-style-name="WWNum1">
      <style:paragraph-properties fo:line-height="150%"/>
      <style:text-properties officeooo:paragraph-rsid="0052a448"/>
    </style:style>
    <style:style style:name="P14" style:family="paragraph" style:parent-style-name="List_20_Paragraph" style:list-style-name="WWNum1">
      <style:paragraph-properties fo:line-height="150%"/>
      <style:text-properties officeooo:paragraph-rsid="0067c9c7"/>
    </style:style>
    <style:style style:name="P15" style:family="paragraph" style:parent-style-name="List_20_Paragraph" style:list-style-name="WWNum1">
      <style:paragraph-properties fo:line-height="150%"/>
      <style:text-properties officeooo:paragraph-rsid="008d0406"/>
    </style:style>
    <style:style style:name="P16" style:family="paragraph" style:parent-style-name="List_20_Paragraph" style:list-style-name="WWNum1">
      <style:paragraph-properties fo:line-height="150%"/>
      <style:text-properties officeooo:paragraph-rsid="009d947f"/>
    </style:style>
    <style:style style:name="P17" style:family="paragraph" style:parent-style-name="List_20_Paragraph" style:list-style-name="WWNum1">
      <style:paragraph-properties fo:line-height="150%"/>
      <style:text-properties officeooo:paragraph-rsid="00b1d421"/>
    </style:style>
    <style:style style:name="P18" style:family="paragraph" style:parent-style-name="List_20_Paragraph" style:list-style-name="WWNum1">
      <style:paragraph-properties fo:line-height="150%"/>
      <style:text-properties officeooo:paragraph-rsid="00b5830d"/>
    </style:style>
    <style:style style:name="P19" style:family="paragraph" style:parent-style-name="List_20_Paragraph" style:list-style-name="WWNum1">
      <style:paragraph-properties fo:line-height="150%"/>
      <style:text-properties officeooo:paragraph-rsid="00c0e171"/>
    </style:style>
    <style:style style:name="P20" style:family="paragraph" style:parent-style-name="List_20_Paragraph" style:list-style-name="WWNum1">
      <style:paragraph-properties fo:line-height="150%"/>
      <style:text-properties officeooo:paragraph-rsid="00d47deb"/>
    </style:style>
    <style:style style:name="P21" style:family="paragraph" style:parent-style-name="List_20_Paragraph" style:list-style-name="WWNum1">
      <style:paragraph-properties fo:line-height="150%"/>
      <style:text-properties officeooo:paragraph-rsid="00d4da5c"/>
    </style:style>
    <style:style style:name="P22" style:family="paragraph" style:parent-style-name="List_20_Paragraph" style:list-style-name="WWNum1">
      <style:paragraph-properties fo:line-height="150%"/>
      <style:text-properties officeooo:rsid="00116e18" officeooo:paragraph-rsid="00116e18"/>
    </style:style>
    <style:style style:name="P23" style:family="paragraph" style:parent-style-name="List_20_Paragraph" style:list-style-name="WWNum1">
      <style:paragraph-properties fo:line-height="150%"/>
      <style:text-properties officeooo:rsid="00116e18" officeooo:paragraph-rsid="00133dbf"/>
    </style:style>
    <style:style style:name="P24" style:family="paragraph" style:parent-style-name="List_20_Paragraph" style:list-style-name="WWNum2">
      <style:paragraph-properties fo:line-height="150%"/>
      <style:text-properties officeooo:rsid="00116e18" officeooo:paragraph-rsid="00116e18"/>
    </style:style>
    <style:style style:name="P25" style:family="paragraph" style:parent-style-name="List_20_Paragraph" style:list-style-name="WWNum1">
      <style:paragraph-properties fo:line-height="150%"/>
      <style:text-properties fo:font-size="12pt" officeooo:rsid="00145e04" officeooo:paragraph-rsid="001a17b1" style:font-size-asian="12pt" style:font-size-complex="12pt"/>
    </style:style>
    <style:style style:name="P26" style:family="paragraph" style:parent-style-name="List_20_Paragraph" style:list-style-name="WWNum1">
      <style:paragraph-properties fo:line-height="150%"/>
      <style:text-properties fo:font-size="12pt" officeooo:rsid="00145e04" officeooo:paragraph-rsid="0052a448" style:font-size-asian="12pt" style:font-size-complex="12pt"/>
    </style:style>
    <style:style style:name="P27" style:family="paragraph" style:parent-style-name="List_20_Paragraph" style:list-style-name="WWNum1">
      <style:paragraph-properties fo:line-height="150%"/>
      <style:text-properties fo:font-size="12pt" officeooo:rsid="00145e04" officeooo:paragraph-rsid="008d0406" style:font-size-asian="12pt" style:font-size-complex="12pt"/>
    </style:style>
    <style:style style:name="P28" style:family="paragraph" style:parent-style-name="List_20_Paragraph" style:list-style-name="WWNum1">
      <style:paragraph-properties fo:line-height="150%"/>
      <style:text-properties fo:font-size="12pt" officeooo:rsid="00183db4" officeooo:paragraph-rsid="00183db4" style:font-size-asian="12pt" style:font-size-complex="12pt"/>
    </style:style>
    <style:style style:name="P29" style:family="paragraph" style:parent-style-name="List_20_Paragraph" style:list-style-name="WWNum1">
      <style:paragraph-properties fo:line-height="150%"/>
      <style:text-properties fo:font-size="12pt" officeooo:rsid="0018723d" officeooo:paragraph-rsid="0018723d" style:font-size-asian="12pt" style:font-size-complex="12pt"/>
    </style:style>
    <style:style style:name="P30" style:family="paragraph" style:parent-style-name="List_20_Paragraph" style:list-style-name="WWNum1">
      <style:paragraph-properties fo:line-height="150%"/>
      <style:text-properties fo:font-size="12pt" officeooo:rsid="0018723d" officeooo:paragraph-rsid="001a17b1" style:font-size-asian="12pt" style:font-size-complex="12pt"/>
    </style:style>
    <style:style style:name="P31" style:family="paragraph" style:parent-style-name="List_20_Paragraph" style:list-style-name="WWNum1">
      <style:paragraph-properties fo:line-height="150%"/>
      <style:text-properties fo:font-size="12pt" officeooo:rsid="00191866" officeooo:paragraph-rsid="00191866" style:font-size-asian="12pt" style:font-size-complex="12pt"/>
    </style:style>
    <style:style style:name="P32" style:family="paragraph" style:parent-style-name="List_20_Paragraph" style:list-style-name="WWNum1">
      <style:paragraph-properties fo:line-height="150%"/>
      <style:text-properties fo:font-size="12pt" officeooo:rsid="001a05cf" officeooo:paragraph-rsid="001a05cf" style:font-size-asian="12pt" style:font-size-complex="12pt"/>
    </style:style>
    <style:style style:name="P33" style:family="paragraph" style:parent-style-name="List_20_Paragraph" style:list-style-name="WWNum1">
      <style:paragraph-properties fo:line-height="150%"/>
      <style:text-properties fo:font-size="12pt" officeooo:rsid="001a17b1" officeooo:paragraph-rsid="001a17b1" style:font-size-asian="12pt" style:font-size-complex="12pt"/>
    </style:style>
    <style:style style:name="P34" style:family="paragraph" style:parent-style-name="List_20_Paragraph" style:list-style-name="WWNum1">
      <style:paragraph-properties fo:line-height="150%"/>
      <style:text-properties fo:font-size="12pt" officeooo:rsid="001b016d" officeooo:paragraph-rsid="001b016d" style:font-size-asian="12pt" style:font-size-complex="12pt"/>
    </style:style>
    <style:style style:name="P35" style:family="paragraph" style:parent-style-name="List_20_Paragraph" style:list-style-name="WWNum1">
      <style:paragraph-properties fo:line-height="150%"/>
      <style:text-properties fo:font-size="12pt" officeooo:rsid="001b016d" officeooo:paragraph-rsid="0052a448" style:font-size-asian="12pt" style:font-size-complex="12pt"/>
    </style:style>
    <style:style style:name="P36" style:family="paragraph" style:parent-style-name="List_20_Paragraph">
      <style:paragraph-properties fo:line-height="150%"/>
      <style:text-properties fo:font-size="12pt" officeooo:rsid="001b016d" officeooo:paragraph-rsid="001b016d" style:font-size-asian="12pt" style:font-size-complex="12pt"/>
    </style:style>
    <style:style style:name="P37" style:family="paragraph" style:parent-style-name="List_20_Paragraph">
      <style:paragraph-properties fo:line-height="150%"/>
      <style:text-properties fo:font-size="12pt" officeooo:rsid="001b016d" officeooo:paragraph-rsid="0052a448" style:font-size-asian="12pt" style:font-size-complex="12pt"/>
    </style:style>
    <style:style style:name="P38" style:family="paragraph" style:parent-style-name="List_20_Paragraph" style:list-style-name="WWNum1">
      <style:paragraph-properties fo:line-height="150%"/>
      <style:text-properties fo:font-size="12pt" officeooo:rsid="001c46c6" officeooo:paragraph-rsid="001c46c6" style:font-size-asian="12pt" style:font-size-complex="12pt"/>
    </style:style>
    <style:style style:name="P39" style:family="paragraph" style:parent-style-name="List_20_Paragraph" style:list-style-name="WWNum1">
      <style:paragraph-properties fo:line-height="150%"/>
      <style:text-properties fo:font-size="12pt" officeooo:rsid="001c46c6" officeooo:paragraph-rsid="0052a448" style:font-size-asian="12pt" style:font-size-complex="12pt"/>
    </style:style>
    <style:style style:name="P40" style:family="paragraph" style:parent-style-name="List_20_Paragraph" style:list-style-name="WWNum1">
      <style:paragraph-properties fo:line-height="150%"/>
      <style:text-properties fo:font-size="12pt" officeooo:rsid="001d4900" officeooo:paragraph-rsid="001d4900" style:font-size-asian="12pt" style:font-size-complex="12pt"/>
    </style:style>
    <style:style style:name="P41" style:family="paragraph" style:parent-style-name="List_20_Paragraph" style:list-style-name="WWNum1">
      <style:paragraph-properties fo:line-height="150%"/>
      <style:text-properties fo:font-size="12pt" officeooo:rsid="001e3d21" officeooo:paragraph-rsid="001e3d21" style:font-size-asian="12pt" style:font-size-complex="12pt"/>
    </style:style>
    <style:style style:name="P42" style:family="paragraph" style:parent-style-name="List_20_Paragraph" style:list-style-name="WWNum1">
      <style:paragraph-properties fo:line-height="150%"/>
      <style:text-properties fo:font-size="12pt" officeooo:rsid="001ec099" officeooo:paragraph-rsid="001ec099" style:font-size-asian="12pt" style:font-size-complex="12pt"/>
    </style:style>
    <style:style style:name="P43" style:family="paragraph" style:parent-style-name="List_20_Paragraph" style:list-style-name="WWNum1">
      <style:paragraph-properties fo:line-height="150%"/>
      <style:text-properties fo:font-size="12pt" officeooo:rsid="001f35c0" officeooo:paragraph-rsid="001f35c0" style:font-size-asian="12pt" style:font-size-complex="12pt"/>
    </style:style>
    <style:style style:name="P44" style:family="paragraph" style:parent-style-name="List_20_Paragraph" style:list-style-name="WWNum1">
      <style:paragraph-properties fo:line-height="150%"/>
      <style:text-properties fo:font-size="12pt" officeooo:rsid="001fda86" officeooo:paragraph-rsid="001fda86" style:font-size-asian="12pt" style:font-size-complex="12pt"/>
    </style:style>
    <style:style style:name="P45" style:family="paragraph" style:parent-style-name="List_20_Paragraph" style:list-style-name="WWNum1">
      <style:paragraph-properties fo:line-height="150%"/>
      <style:text-properties fo:font-size="12pt" officeooo:rsid="002196fa" officeooo:paragraph-rsid="002196fa" style:font-size-asian="12pt" style:font-size-complex="12pt"/>
    </style:style>
    <style:style style:name="P46" style:family="paragraph" style:parent-style-name="List_20_Paragraph" style:list-style-name="WWNum1">
      <style:paragraph-properties fo:line-height="150%"/>
      <style:text-properties fo:font-size="12pt" officeooo:rsid="0021d429" officeooo:paragraph-rsid="0021d429" style:font-size-asian="12pt" style:font-size-complex="12pt"/>
    </style:style>
    <style:style style:name="P47" style:family="paragraph" style:parent-style-name="List_20_Paragraph" style:list-style-name="WWNum1">
      <style:paragraph-properties fo:line-height="150%"/>
      <style:text-properties fo:font-size="12pt" officeooo:rsid="00267bd2" officeooo:paragraph-rsid="00267bd2" style:font-size-asian="12pt" style:font-size-complex="12pt"/>
    </style:style>
    <style:style style:name="P48" style:family="paragraph" style:parent-style-name="List_20_Paragraph" style:list-style-name="WWNum1">
      <style:paragraph-properties fo:line-height="150%"/>
      <style:text-properties fo:font-size="12pt" officeooo:rsid="00284b11" officeooo:paragraph-rsid="00284b11" style:font-size-asian="12pt" style:font-size-complex="12pt"/>
    </style:style>
    <style:style style:name="P49" style:family="paragraph" style:parent-style-name="List_20_Paragraph" style:list-style-name="WWNum1">
      <style:paragraph-properties fo:line-height="150%"/>
      <style:text-properties fo:font-size="12pt" officeooo:rsid="002c2a88" officeooo:paragraph-rsid="002c2a88" style:font-size-asian="12pt" style:font-size-complex="12pt"/>
    </style:style>
    <style:style style:name="P50" style:family="paragraph" style:parent-style-name="List_20_Paragraph" style:list-style-name="WWNum1">
      <style:paragraph-properties fo:line-height="150%"/>
      <style:text-properties fo:font-size="12pt" officeooo:rsid="002c77b8" officeooo:paragraph-rsid="002c77b8" style:font-size-asian="12pt" style:font-size-complex="12pt"/>
    </style:style>
    <style:style style:name="P51" style:family="paragraph" style:parent-style-name="List_20_Paragraph" style:list-style-name="WWNum1">
      <style:paragraph-properties fo:line-height="150%"/>
      <style:text-properties fo:font-size="12pt" officeooo:rsid="002dc640" officeooo:paragraph-rsid="002dc640" style:font-size-asian="12pt" style:font-size-complex="12pt"/>
    </style:style>
    <style:style style:name="P52" style:family="paragraph" style:parent-style-name="List_20_Paragraph" style:list-style-name="WWNum1">
      <style:paragraph-properties fo:line-height="150%"/>
      <style:text-properties fo:font-size="12pt" officeooo:rsid="002df2ca" officeooo:paragraph-rsid="002df2ca" style:font-size-asian="12pt" style:font-size-complex="12pt"/>
    </style:style>
    <style:style style:name="P53" style:family="paragraph" style:parent-style-name="List_20_Paragraph" style:list-style-name="WWNum1">
      <style:paragraph-properties fo:line-height="150%"/>
      <style:text-properties fo:font-size="12pt" officeooo:rsid="0035383d" officeooo:paragraph-rsid="0035383d" style:font-size-asian="12pt" style:font-size-complex="12pt"/>
    </style:style>
    <style:style style:name="P54" style:family="paragraph" style:parent-style-name="List_20_Paragraph" style:list-style-name="WWNum1">
      <style:paragraph-properties fo:line-height="150%"/>
      <style:text-properties fo:font-size="12pt" officeooo:rsid="0035383d" officeooo:paragraph-rsid="0052a448" style:font-size-asian="12pt" style:font-size-complex="12pt"/>
    </style:style>
    <style:style style:name="P55" style:family="paragraph" style:parent-style-name="List_20_Paragraph" style:list-style-name="WWNum1">
      <style:paragraph-properties fo:line-height="150%"/>
      <style:text-properties fo:font-size="12pt" officeooo:rsid="0035383d" officeooo:paragraph-rsid="008d0406" style:font-size-asian="12pt" style:font-size-complex="12pt"/>
    </style:style>
    <style:style style:name="P56" style:family="paragraph" style:parent-style-name="List_20_Paragraph" style:list-style-name="WWNum1">
      <style:paragraph-properties fo:line-height="150%"/>
      <style:text-properties fo:font-size="12pt" officeooo:rsid="003b7a0c" officeooo:paragraph-rsid="003b7a0c" style:font-size-asian="12pt" style:font-size-complex="12pt"/>
    </style:style>
    <style:style style:name="P57" style:family="paragraph" style:parent-style-name="List_20_Paragraph" style:list-style-name="WWNum1">
      <style:paragraph-properties fo:line-height="150%"/>
      <style:text-properties fo:font-size="12pt" officeooo:rsid="003b7a0c" officeooo:paragraph-rsid="0052a448" style:font-size-asian="12pt" style:font-size-complex="12pt"/>
    </style:style>
    <style:style style:name="P58" style:family="paragraph" style:parent-style-name="List_20_Paragraph" style:list-style-name="WWNum1">
      <style:paragraph-properties fo:line-height="150%"/>
      <style:text-properties fo:font-size="12pt" officeooo:rsid="00469637" officeooo:paragraph-rsid="00469637" style:font-size-asian="12pt" style:font-size-complex="12pt"/>
    </style:style>
    <style:style style:name="P59" style:family="paragraph" style:parent-style-name="List_20_Paragraph" style:list-style-name="WWNum1">
      <style:paragraph-properties fo:line-height="150%"/>
      <style:text-properties fo:font-size="12pt" officeooo:rsid="005718e1" officeooo:paragraph-rsid="005718e1" style:font-size-asian="12pt" style:font-size-complex="12pt"/>
    </style:style>
    <style:style style:name="P60" style:family="paragraph" style:parent-style-name="List_20_Paragraph" style:list-style-name="WWNum1">
      <style:paragraph-properties fo:line-height="150%"/>
      <style:text-properties fo:font-size="12pt" officeooo:rsid="0057ca28" officeooo:paragraph-rsid="0057ca28" style:font-size-asian="12pt" style:font-size-complex="12pt"/>
    </style:style>
    <style:style style:name="P61" style:family="paragraph" style:parent-style-name="List_20_Paragraph" style:list-style-name="WWNum1">
      <style:paragraph-properties fo:line-height="150%"/>
      <style:text-properties fo:font-size="12pt" officeooo:rsid="0058a1e6" officeooo:paragraph-rsid="0058a1e6" style:font-size-asian="12pt" style:font-size-complex="12pt"/>
    </style:style>
    <style:style style:name="P62" style:family="paragraph" style:parent-style-name="List_20_Paragraph" style:list-style-name="WWNum1">
      <style:paragraph-properties fo:line-height="150%"/>
      <style:text-properties fo:font-size="12pt" officeooo:rsid="005b82b2" officeooo:paragraph-rsid="005b82b2" style:font-size-asian="12pt" style:font-size-complex="12pt"/>
    </style:style>
    <style:style style:name="P63" style:family="paragraph" style:parent-style-name="List_20_Paragraph" style:list-style-name="WWNum1">
      <style:paragraph-properties fo:line-height="150%"/>
      <style:text-properties fo:font-size="12pt" officeooo:rsid="005c86e7" officeooo:paragraph-rsid="005c86e7" style:font-size-asian="12pt" style:font-size-complex="12pt"/>
    </style:style>
    <style:style style:name="P64" style:family="paragraph" style:parent-style-name="List_20_Paragraph" style:list-style-name="WWNum1">
      <style:paragraph-properties fo:line-height="150%"/>
      <style:text-properties fo:font-size="12pt" officeooo:rsid="005cd745" officeooo:paragraph-rsid="005cd745" style:font-size-asian="12pt" style:font-size-complex="12pt"/>
    </style:style>
    <style:style style:name="P65" style:family="paragraph" style:parent-style-name="List_20_Paragraph" style:list-style-name="WWNum1">
      <style:paragraph-properties fo:line-height="150%"/>
      <style:text-properties fo:font-size="12pt" officeooo:rsid="005e6f74" officeooo:paragraph-rsid="005e6f74" style:font-size-asian="12pt" style:font-size-complex="12pt"/>
    </style:style>
    <style:style style:name="P66" style:family="paragraph" style:parent-style-name="List_20_Paragraph" style:list-style-name="WWNum1">
      <style:paragraph-properties fo:line-height="150%"/>
      <style:text-properties fo:font-size="12pt" officeooo:rsid="005f7745" officeooo:paragraph-rsid="005f7745" style:font-size-asian="12pt" style:font-size-complex="12pt"/>
    </style:style>
    <style:style style:name="P67" style:family="paragraph" style:parent-style-name="List_20_Paragraph" style:list-style-name="WWNum1">
      <style:paragraph-properties fo:line-height="150%"/>
      <style:text-properties fo:font-size="12pt" officeooo:rsid="00614839" officeooo:paragraph-rsid="00614839" style:font-size-asian="12pt" style:font-size-complex="12pt"/>
    </style:style>
    <style:style style:name="P68" style:family="paragraph" style:parent-style-name="List_20_Paragraph" style:list-style-name="WWNum1">
      <style:paragraph-properties fo:line-height="150%"/>
      <style:text-properties fo:font-size="12pt" officeooo:rsid="0062f0b1" officeooo:paragraph-rsid="0062f0b1" style:font-size-asian="12pt" style:font-size-complex="12pt"/>
    </style:style>
    <style:style style:name="P69" style:family="paragraph" style:parent-style-name="List_20_Paragraph" style:list-style-name="WWNum1">
      <style:paragraph-properties fo:line-height="150%"/>
      <style:text-properties fo:font-size="12pt" officeooo:rsid="00634d32" officeooo:paragraph-rsid="00634d32" style:font-size-asian="12pt" style:font-size-complex="12pt"/>
    </style:style>
    <style:style style:name="P70" style:family="paragraph" style:parent-style-name="List_20_Paragraph" style:list-style-name="WWNum1">
      <style:paragraph-properties fo:line-height="150%"/>
      <style:text-properties fo:font-size="12pt" officeooo:rsid="006528fc" officeooo:paragraph-rsid="006528fc" style:font-size-asian="12pt" style:font-size-complex="12pt"/>
    </style:style>
    <style:style style:name="P71" style:family="paragraph" style:parent-style-name="List_20_Paragraph" style:list-style-name="WWNum1">
      <style:paragraph-properties fo:line-height="150%"/>
      <style:text-properties fo:font-size="12pt" officeooo:rsid="0066667f" officeooo:paragraph-rsid="0066667f" style:font-size-asian="12pt" style:font-size-complex="12pt"/>
    </style:style>
    <style:style style:name="P72" style:family="paragraph" style:parent-style-name="List_20_Paragraph" style:list-style-name="WWNum1">
      <style:paragraph-properties fo:line-height="150%"/>
      <style:text-properties fo:font-size="12pt" officeooo:rsid="0067c9c7" officeooo:paragraph-rsid="0067c9c7" style:font-size-asian="12pt" style:font-size-complex="12pt"/>
    </style:style>
    <style:style style:name="P73" style:family="paragraph" style:parent-style-name="List_20_Paragraph" style:list-style-name="WWNum1">
      <style:paragraph-properties fo:line-height="150%"/>
      <style:text-properties fo:font-size="12pt" officeooo:rsid="006f2016" officeooo:paragraph-rsid="006fa241" style:font-size-asian="12pt" style:font-size-complex="12pt"/>
    </style:style>
    <style:style style:name="P74" style:family="paragraph" style:parent-style-name="List_20_Paragraph" style:list-style-name="WWNum1">
      <style:paragraph-properties fo:line-height="150%"/>
      <style:text-properties fo:font-size="12pt" officeooo:rsid="006f2016" officeooo:paragraph-rsid="0082fcf1" style:font-size-asian="12pt" style:font-size-complex="12pt"/>
    </style:style>
    <style:style style:name="P75" style:family="paragraph" style:parent-style-name="List_20_Paragraph" style:list-style-name="WWNum1">
      <style:paragraph-properties fo:line-height="150%"/>
      <style:text-properties fo:font-size="12pt" officeooo:rsid="0082488f" officeooo:paragraph-rsid="0082488f" style:font-size-asian="12pt" style:font-size-complex="12pt"/>
    </style:style>
    <style:style style:name="P76" style:family="paragraph" style:parent-style-name="List_20_Paragraph" style:list-style-name="WWNum1">
      <style:paragraph-properties fo:line-height="150%"/>
      <style:text-properties fo:font-size="12pt" officeooo:rsid="0082488f" officeooo:paragraph-rsid="008d0406" style:font-size-asian="12pt" style:font-size-complex="12pt"/>
    </style:style>
    <style:style style:name="P77" style:family="paragraph" style:parent-style-name="List_20_Paragraph" style:list-style-name="WWNum1">
      <style:paragraph-properties fo:line-height="150%"/>
      <style:text-properties fo:font-size="12pt" officeooo:rsid="0083287e" officeooo:paragraph-rsid="0083287e" style:font-size-asian="12pt" style:font-size-complex="12pt"/>
    </style:style>
    <style:style style:name="P78" style:family="paragraph" style:parent-style-name="List_20_Paragraph" style:list-style-name="WWNum1">
      <style:paragraph-properties fo:line-height="150%"/>
      <style:text-properties fo:font-size="12pt" officeooo:rsid="00901583" officeooo:paragraph-rsid="00901583" style:font-size-asian="12pt" style:font-size-complex="12pt"/>
    </style:style>
    <style:style style:name="P79" style:family="paragraph" style:parent-style-name="List_20_Paragraph" style:list-style-name="WWNum1">
      <style:paragraph-properties fo:line-height="150%"/>
      <style:text-properties fo:font-size="12pt" officeooo:rsid="0091c81a" officeooo:paragraph-rsid="0091c81a" style:font-size-asian="12pt" style:font-size-complex="12pt"/>
    </style:style>
    <style:style style:name="P80" style:family="paragraph" style:parent-style-name="List_20_Paragraph" style:list-style-name="WWNum1">
      <style:paragraph-properties fo:line-height="150%"/>
      <style:text-properties fo:font-size="12pt" officeooo:rsid="00961b18" officeooo:paragraph-rsid="00961b18" style:font-size-asian="12pt" style:font-size-complex="12pt"/>
    </style:style>
    <style:style style:name="P81" style:family="paragraph" style:parent-style-name="List_20_Paragraph" style:list-style-name="WWNum1">
      <style:paragraph-properties fo:line-height="150%"/>
      <style:text-properties fo:font-size="12pt" officeooo:rsid="0096ac7e" officeooo:paragraph-rsid="0096ac7e" style:font-size-asian="12pt" style:font-size-complex="12pt"/>
    </style:style>
    <style:style style:name="P82" style:family="paragraph" style:parent-style-name="List_20_Paragraph" style:list-style-name="WWNum1">
      <style:paragraph-properties fo:line-height="150%"/>
      <style:text-properties fo:font-size="12pt" officeooo:rsid="0096d2d2" officeooo:paragraph-rsid="0096d2d2" style:font-size-asian="12pt" style:font-size-complex="12pt"/>
    </style:style>
    <style:style style:name="P83" style:family="paragraph" style:parent-style-name="List_20_Paragraph" style:list-style-name="WWNum1">
      <style:paragraph-properties fo:line-height="150%"/>
      <style:text-properties fo:font-size="12pt" officeooo:rsid="0098ab72" officeooo:paragraph-rsid="0098ab72" style:font-size-asian="12pt" style:font-size-complex="12pt"/>
    </style:style>
    <style:style style:name="P84" style:family="paragraph" style:parent-style-name="List_20_Paragraph" style:list-style-name="WWNum1">
      <style:paragraph-properties fo:line-height="150%"/>
      <style:text-properties fo:font-size="12pt" officeooo:rsid="0099d2a6" officeooo:paragraph-rsid="0099d2a6" style:font-size-asian="12pt" style:font-size-complex="12pt"/>
    </style:style>
    <style:style style:name="P85" style:family="paragraph" style:parent-style-name="List_20_Paragraph" style:list-style-name="WWNum1">
      <style:paragraph-properties fo:line-height="150%"/>
      <style:text-properties fo:font-size="12pt" officeooo:rsid="009b3408" officeooo:paragraph-rsid="009b3408" style:font-size-asian="12pt" style:font-size-complex="12pt"/>
    </style:style>
    <style:style style:name="P86" style:family="paragraph" style:parent-style-name="List_20_Paragraph" style:list-style-name="WWNum1">
      <style:paragraph-properties fo:line-height="150%"/>
      <style:text-properties fo:font-size="12pt" officeooo:rsid="009cafdd" officeooo:paragraph-rsid="009cafdd" style:font-size-asian="12pt" style:font-size-complex="12pt"/>
    </style:style>
    <style:style style:name="P87" style:family="paragraph" style:parent-style-name="List_20_Paragraph" style:list-style-name="WWNum1">
      <style:paragraph-properties fo:line-height="150%"/>
      <style:text-properties fo:font-size="12pt" officeooo:rsid="009d5adc" officeooo:paragraph-rsid="009d5adc" style:font-size-asian="12pt" style:font-size-complex="12pt"/>
    </style:style>
    <style:style style:name="P88" style:family="paragraph" style:parent-style-name="List_20_Paragraph" style:list-style-name="WWNum1">
      <style:paragraph-properties fo:line-height="150%"/>
      <style:text-properties fo:font-size="12pt" officeooo:rsid="009d7b4b" officeooo:paragraph-rsid="009d7b4b" style:font-size-asian="12pt" style:font-size-complex="12pt"/>
    </style:style>
    <style:style style:name="P89" style:family="paragraph" style:parent-style-name="List_20_Paragraph" style:list-style-name="WWNum1">
      <style:paragraph-properties fo:line-height="150%"/>
      <style:text-properties fo:font-size="12pt" officeooo:rsid="009d947f" officeooo:paragraph-rsid="009d947f" style:font-size-asian="12pt" style:font-size-complex="12pt"/>
    </style:style>
    <style:style style:name="P90" style:family="paragraph" style:parent-style-name="List_20_Paragraph" style:list-style-name="WWNum1">
      <style:paragraph-properties fo:line-height="150%"/>
      <style:text-properties fo:font-size="12pt" officeooo:rsid="009e9aa7" officeooo:paragraph-rsid="009e9aa7" style:font-size-asian="12pt" style:font-size-complex="12pt"/>
    </style:style>
    <style:style style:name="P91" style:family="paragraph" style:parent-style-name="List_20_Paragraph" style:list-style-name="WWNum1">
      <style:paragraph-properties fo:line-height="150%"/>
      <style:text-properties fo:font-size="12pt" officeooo:rsid="009f2f00" officeooo:paragraph-rsid="009f2f00" style:font-size-asian="12pt" style:font-size-complex="12pt"/>
    </style:style>
    <style:style style:name="P92" style:family="paragraph" style:parent-style-name="List_20_Paragraph" style:list-style-name="WWNum1">
      <style:paragraph-properties fo:line-height="150%"/>
      <style:text-properties fo:font-size="12pt" officeooo:rsid="00a0ee62" officeooo:paragraph-rsid="00a0ee62" style:font-size-asian="12pt" style:font-size-complex="12pt"/>
    </style:style>
    <style:style style:name="P93" style:family="paragraph" style:parent-style-name="List_20_Paragraph" style:list-style-name="WWNum1">
      <style:paragraph-properties fo:line-height="150%"/>
      <style:text-properties fo:font-size="12pt" officeooo:rsid="00a2e6fb" officeooo:paragraph-rsid="00a2e6fb" style:font-size-asian="12pt" style:font-size-complex="12pt"/>
    </style:style>
    <style:style style:name="P94" style:family="paragraph" style:parent-style-name="List_20_Paragraph" style:list-style-name="WWNum1">
      <style:paragraph-properties fo:line-height="150%"/>
      <style:text-properties fo:font-size="12pt" officeooo:rsid="00a40852" officeooo:paragraph-rsid="00a40852" style:font-size-asian="12pt" style:font-size-complex="12pt"/>
    </style:style>
    <style:style style:name="P95" style:family="paragraph" style:parent-style-name="List_20_Paragraph" style:list-style-name="WWNum1">
      <style:paragraph-properties fo:line-height="150%"/>
      <style:text-properties fo:font-size="12pt" officeooo:rsid="00a543bf" officeooo:paragraph-rsid="00a543bf" style:font-size-asian="12pt" style:font-size-complex="12pt"/>
    </style:style>
    <style:style style:name="P96" style:family="paragraph" style:parent-style-name="List_20_Paragraph" style:list-style-name="WWNum1">
      <style:paragraph-properties fo:line-height="150%"/>
      <style:text-properties fo:font-size="12pt" officeooo:rsid="00a8127b" officeooo:paragraph-rsid="00a8127b" style:font-size-asian="12pt" style:font-size-complex="12pt"/>
    </style:style>
    <style:style style:name="P97" style:family="paragraph" style:parent-style-name="List_20_Paragraph" style:list-style-name="WWNum1">
      <style:paragraph-properties fo:line-height="150%"/>
      <style:text-properties fo:font-size="12pt" officeooo:rsid="00abaec7" officeooo:paragraph-rsid="00abaec7" style:font-size-asian="12pt" style:font-size-complex="12pt"/>
    </style:style>
    <style:style style:name="P98" style:family="paragraph" style:parent-style-name="List_20_Paragraph" style:list-style-name="WWNum1">
      <style:paragraph-properties fo:line-height="150%"/>
      <style:text-properties fo:font-size="12pt" officeooo:rsid="00acce28" officeooo:paragraph-rsid="00acce28" style:font-size-asian="12pt" style:font-size-complex="12pt"/>
    </style:style>
    <style:style style:name="P99" style:family="paragraph" style:parent-style-name="List_20_Paragraph" style:list-style-name="WWNum1">
      <style:paragraph-properties fo:line-height="150%"/>
      <style:text-properties fo:font-size="12pt" officeooo:rsid="00ad9ecd" officeooo:paragraph-rsid="00ad9ecd" style:font-size-asian="12pt" style:font-size-complex="12pt"/>
    </style:style>
    <style:style style:name="P100" style:family="paragraph" style:parent-style-name="List_20_Paragraph" style:list-style-name="WWNum1">
      <style:paragraph-properties fo:line-height="150%"/>
      <style:text-properties fo:font-size="12pt" officeooo:rsid="00ae4187" officeooo:paragraph-rsid="00ae4187" style:font-size-asian="12pt" style:font-size-complex="12pt"/>
    </style:style>
    <style:style style:name="P101" style:family="paragraph" style:parent-style-name="List_20_Paragraph" style:list-style-name="WWNum1">
      <style:paragraph-properties fo:line-height="150%"/>
      <style:text-properties fo:font-size="12pt" officeooo:rsid="00ae4b77" officeooo:paragraph-rsid="00ae4b77" style:font-size-asian="12pt" style:font-size-complex="12pt"/>
    </style:style>
    <style:style style:name="P102" style:family="paragraph" style:parent-style-name="List_20_Paragraph" style:list-style-name="WWNum1">
      <style:paragraph-properties fo:line-height="150%"/>
      <style:text-properties fo:font-size="12pt" officeooo:rsid="00af796f" officeooo:paragraph-rsid="00af796f" style:font-size-asian="12pt" style:font-size-complex="12pt"/>
    </style:style>
    <style:style style:name="P103" style:family="paragraph" style:parent-style-name="List_20_Paragraph" style:list-style-name="WWNum1">
      <style:paragraph-properties fo:line-height="150%"/>
      <style:text-properties fo:font-size="12pt" officeooo:rsid="00b054aa" officeooo:paragraph-rsid="00b054aa" style:font-size-asian="12pt" style:font-size-complex="12pt"/>
    </style:style>
    <style:style style:name="P104" style:family="paragraph" style:parent-style-name="List_20_Paragraph" style:list-style-name="WWNum1">
      <style:paragraph-properties fo:line-height="150%"/>
      <style:text-properties fo:font-size="12pt" officeooo:rsid="00b1d421" officeooo:paragraph-rsid="00b1d421" style:font-size-asian="12pt" style:font-size-complex="12pt"/>
    </style:style>
    <style:style style:name="P105" style:family="paragraph" style:parent-style-name="List_20_Paragraph" style:list-style-name="WWNum1">
      <style:paragraph-properties fo:line-height="150%"/>
      <style:text-properties fo:font-size="12pt" officeooo:rsid="00b5830d" officeooo:paragraph-rsid="00b5830d" style:font-size-asian="12pt" style:font-size-complex="12pt"/>
    </style:style>
    <style:style style:name="P106" style:family="paragraph" style:parent-style-name="List_20_Paragraph" style:list-style-name="WWNum1">
      <style:paragraph-properties fo:line-height="150%"/>
      <style:text-properties fo:font-size="12pt" officeooo:rsid="00b6f904" officeooo:paragraph-rsid="00b6f904" style:font-size-asian="12pt" style:font-size-complex="12pt"/>
    </style:style>
    <style:style style:name="P107" style:family="paragraph" style:parent-style-name="List_20_Paragraph" style:list-style-name="WWNum1">
      <style:paragraph-properties fo:line-height="150%"/>
      <style:text-properties fo:font-size="12pt" officeooo:rsid="00b8dd13" officeooo:paragraph-rsid="00b8dd13" style:font-size-asian="12pt" style:font-size-complex="12pt"/>
    </style:style>
    <style:style style:name="P108" style:family="paragraph" style:parent-style-name="List_20_Paragraph" style:list-style-name="WWNum1">
      <style:paragraph-properties fo:line-height="150%"/>
      <style:text-properties fo:font-size="12pt" officeooo:rsid="00baa77f" officeooo:paragraph-rsid="00baa77f" style:font-size-asian="12pt" style:font-size-complex="12pt"/>
    </style:style>
    <style:style style:name="P109" style:family="paragraph" style:parent-style-name="List_20_Paragraph" style:list-style-name="WWNum1">
      <style:paragraph-properties fo:line-height="150%"/>
      <style:text-properties fo:font-size="12pt" officeooo:rsid="00bf2ae1" officeooo:paragraph-rsid="00bf2ae1" style:font-size-asian="12pt" style:font-size-complex="12pt"/>
    </style:style>
    <style:style style:name="P110" style:family="paragraph" style:parent-style-name="List_20_Paragraph" style:list-style-name="WWNum1">
      <style:paragraph-properties fo:line-height="150%"/>
      <style:text-properties fo:font-size="12pt" officeooo:rsid="00c5afd5" officeooo:paragraph-rsid="00c5afd5" style:font-size-asian="12pt" style:font-size-complex="12pt"/>
    </style:style>
    <style:style style:name="P111" style:family="paragraph" style:parent-style-name="List_20_Paragraph" style:list-style-name="WWNum1">
      <style:paragraph-properties fo:line-height="150%"/>
      <style:text-properties fo:font-size="12pt" officeooo:rsid="00c8610b" officeooo:paragraph-rsid="00c8610b" style:font-size-asian="12pt" style:font-size-complex="12pt"/>
    </style:style>
    <style:style style:name="P112" style:family="paragraph" style:parent-style-name="List_20_Paragraph" style:list-style-name="WWNum1">
      <style:paragraph-properties fo:line-height="150%"/>
      <style:text-properties fo:font-size="12pt" officeooo:rsid="00c9ca97" officeooo:paragraph-rsid="00c9ca97" style:font-size-asian="12pt" style:font-size-complex="12pt"/>
    </style:style>
    <style:style style:name="P113" style:family="paragraph" style:parent-style-name="List_20_Paragraph" style:list-style-name="WWNum1">
      <style:paragraph-properties fo:line-height="150%"/>
      <style:text-properties fo:font-size="12pt" officeooo:rsid="00d2f1c4" officeooo:paragraph-rsid="00d2f1c4" style:font-size-asian="12pt" style:font-size-complex="12pt"/>
    </style:style>
    <style:style style:name="P114" style:family="paragraph" style:parent-style-name="List_20_Paragraph" style:list-style-name="WWNum1">
      <style:paragraph-properties fo:line-height="150%"/>
      <style:text-properties fo:font-size="12pt" officeooo:rsid="00d499d6" officeooo:paragraph-rsid="00d499d6" style:font-size-asian="12pt" style:font-size-complex="12pt"/>
    </style:style>
    <style:style style:name="P115" style:family="paragraph" style:parent-style-name="List_20_Paragraph" style:list-style-name="WWNum1">
      <style:paragraph-properties fo:line-height="150%"/>
      <style:text-properties fo:font-size="12pt" officeooo:rsid="00d6de64" officeooo:paragraph-rsid="00d6de64" style:font-size-asian="12pt" style:font-size-complex="12pt"/>
    </style:style>
    <style:style style:name="P116" style:family="paragraph" style:parent-style-name="List_20_Paragraph" style:list-style-name="WWNum1">
      <style:paragraph-properties fo:line-height="150%"/>
      <style:text-properties officeooo:rsid="0018723d" officeooo:paragraph-rsid="0018723d"/>
    </style:style>
    <style:style style:name="P117" style:family="paragraph" style:parent-style-name="List_20_Paragraph" style:list-style-name="WWNum1">
      <style:paragraph-properties fo:line-height="150%"/>
      <style:text-properties officeooo:rsid="001ec099" officeooo:paragraph-rsid="001ec099"/>
    </style:style>
    <style:style style:name="P118" style:family="paragraph" style:parent-style-name="List_20_Paragraph" style:list-style-name="WWNum1">
      <style:paragraph-properties fo:line-height="150%"/>
      <style:text-properties officeooo:rsid="002196fa" officeooo:paragraph-rsid="002196fa"/>
    </style:style>
    <style:style style:name="P119" style:family="paragraph" style:parent-style-name="List_20_Paragraph" style:list-style-name="WWNum1">
      <style:paragraph-properties fo:line-height="150%"/>
      <style:text-properties officeooo:rsid="002196fa" officeooo:paragraph-rsid="0052a448"/>
    </style:style>
    <style:style style:name="P120" style:family="paragraph" style:parent-style-name="List_20_Paragraph" style:list-style-name="WWNum1">
      <style:paragraph-properties fo:line-height="150%"/>
      <style:text-properties officeooo:rsid="00221a8b" officeooo:paragraph-rsid="00221a8b"/>
    </style:style>
    <style:style style:name="P121" style:family="paragraph" style:parent-style-name="List_20_Paragraph" style:list-style-name="WWNum1">
      <style:paragraph-properties fo:line-height="150%"/>
      <style:text-properties officeooo:rsid="00291dc5" officeooo:paragraph-rsid="00291dc5"/>
    </style:style>
    <style:style style:name="P122" style:family="paragraph" style:parent-style-name="List_20_Paragraph" style:list-style-name="WWNum1">
      <style:paragraph-properties fo:line-height="150%"/>
      <style:text-properties officeooo:rsid="0029f8dc" officeooo:paragraph-rsid="0029f8dc"/>
    </style:style>
    <style:style style:name="P123" style:family="paragraph" style:parent-style-name="List_20_Paragraph" style:list-style-name="WWNum1">
      <style:paragraph-properties fo:line-height="150%"/>
      <style:text-properties officeooo:rsid="002bde6c" officeooo:paragraph-rsid="002bde6c"/>
    </style:style>
    <style:style style:name="P124" style:family="paragraph" style:parent-style-name="List_20_Paragraph" style:list-style-name="WWNum1">
      <style:paragraph-properties fo:line-height="150%"/>
      <style:text-properties officeooo:rsid="002c2a88" officeooo:paragraph-rsid="002c2a88"/>
    </style:style>
    <style:style style:name="P125" style:family="paragraph" style:parent-style-name="List_20_Paragraph" style:list-style-name="WWNum1">
      <style:paragraph-properties fo:line-height="150%"/>
      <style:text-properties officeooo:rsid="002df2ca" officeooo:paragraph-rsid="002df2ca"/>
    </style:style>
    <style:style style:name="P126" style:family="paragraph" style:parent-style-name="List_20_Paragraph" style:list-style-name="WWNum1">
      <style:paragraph-properties fo:line-height="150%"/>
      <style:text-properties officeooo:rsid="0032aedb" officeooo:paragraph-rsid="0032aedb"/>
    </style:style>
    <style:style style:name="P127" style:family="paragraph" style:parent-style-name="List_20_Paragraph" style:list-style-name="WWNum1">
      <style:paragraph-properties fo:line-height="150%"/>
      <style:text-properties officeooo:rsid="0033e89a" officeooo:paragraph-rsid="0033e89a"/>
    </style:style>
    <style:style style:name="P128" style:family="paragraph" style:parent-style-name="List_20_Paragraph" style:list-style-name="WWNum1">
      <style:paragraph-properties fo:line-height="150%"/>
      <style:text-properties officeooo:rsid="003827e4" officeooo:paragraph-rsid="003827e4"/>
    </style:style>
    <style:style style:name="P129" style:family="paragraph" style:parent-style-name="List_20_Paragraph" style:list-style-name="WWNum1">
      <style:paragraph-properties fo:line-height="150%"/>
      <style:text-properties officeooo:rsid="0039504f" officeooo:paragraph-rsid="0039504f"/>
    </style:style>
    <style:style style:name="P130" style:family="paragraph" style:parent-style-name="List_20_Paragraph" style:list-style-name="WWNum1">
      <style:paragraph-properties fo:line-height="150%"/>
      <style:text-properties officeooo:rsid="003a4f25" officeooo:paragraph-rsid="003a4f25"/>
    </style:style>
    <style:style style:name="P131" style:family="paragraph" style:parent-style-name="List_20_Paragraph" style:list-style-name="WWNum1">
      <style:paragraph-properties fo:line-height="150%"/>
      <style:text-properties officeooo:rsid="003ac1d8" officeooo:paragraph-rsid="003ac1d8"/>
    </style:style>
    <style:style style:name="P132" style:family="paragraph" style:parent-style-name="List_20_Paragraph" style:list-style-name="WWNum1">
      <style:paragraph-properties fo:line-height="150%"/>
      <style:text-properties officeooo:rsid="003b7a0c" officeooo:paragraph-rsid="003b7a0c"/>
    </style:style>
    <style:style style:name="P133" style:family="paragraph" style:parent-style-name="List_20_Paragraph" style:list-style-name="WWNum1">
      <style:paragraph-properties fo:line-height="150%"/>
      <style:text-properties officeooo:rsid="00403e2c" officeooo:paragraph-rsid="00403e2c"/>
    </style:style>
    <style:style style:name="P134" style:family="paragraph" style:parent-style-name="List_20_Paragraph" style:list-style-name="WWNum1">
      <style:paragraph-properties fo:line-height="150%"/>
      <style:text-properties officeooo:rsid="0041beed" officeooo:paragraph-rsid="0041beed"/>
    </style:style>
    <style:style style:name="P135" style:family="paragraph" style:parent-style-name="List_20_Paragraph" style:list-style-name="WWNum1">
      <style:paragraph-properties fo:line-height="150%"/>
      <style:text-properties officeooo:rsid="004368ad" officeooo:paragraph-rsid="004368ad"/>
    </style:style>
    <style:style style:name="P136" style:family="paragraph" style:parent-style-name="List_20_Paragraph" style:list-style-name="WWNum1">
      <style:paragraph-properties fo:line-height="150%"/>
      <style:text-properties officeooo:rsid="004368ad" officeooo:paragraph-rsid="0052a448"/>
    </style:style>
    <style:style style:name="P137" style:family="paragraph" style:parent-style-name="List_20_Paragraph" style:list-style-name="WWNum1">
      <style:paragraph-properties fo:line-height="150%"/>
      <style:text-properties officeooo:rsid="004368ad" officeooo:paragraph-rsid="008d0406"/>
    </style:style>
    <style:style style:name="P138" style:family="paragraph" style:parent-style-name="List_20_Paragraph" style:list-style-name="WWNum1">
      <style:paragraph-properties fo:line-height="150%"/>
      <style:text-properties officeooo:rsid="00457e67" officeooo:paragraph-rsid="00457e67"/>
    </style:style>
    <style:style style:name="P139" style:family="paragraph" style:parent-style-name="List_20_Paragraph" style:list-style-name="WWNum1">
      <style:paragraph-properties fo:line-height="150%"/>
      <style:text-properties officeooo:rsid="004603b3" officeooo:paragraph-rsid="004603b3"/>
    </style:style>
    <style:style style:name="P140" style:family="paragraph" style:parent-style-name="List_20_Paragraph" style:list-style-name="WWNum1">
      <style:paragraph-properties fo:line-height="150%"/>
      <style:text-properties officeooo:rsid="0046fc18" officeooo:paragraph-rsid="0046fc18"/>
    </style:style>
    <style:style style:name="P141" style:family="paragraph" style:parent-style-name="List_20_Paragraph" style:list-style-name="WWNum1">
      <style:paragraph-properties fo:line-height="150%"/>
      <style:text-properties officeooo:rsid="004a0743" officeooo:paragraph-rsid="004a0743"/>
    </style:style>
    <style:style style:name="P142" style:family="paragraph" style:parent-style-name="List_20_Paragraph" style:list-style-name="WWNum1">
      <style:paragraph-properties fo:line-height="150%"/>
      <style:text-properties officeooo:rsid="004a0743" officeooo:paragraph-rsid="0052a448"/>
    </style:style>
    <style:style style:name="P143" style:family="paragraph" style:parent-style-name="List_20_Paragraph" style:list-style-name="WWNum1">
      <style:paragraph-properties fo:line-height="150%"/>
      <style:text-properties officeooo:rsid="004a9f2a" officeooo:paragraph-rsid="004a9f2a"/>
    </style:style>
    <style:style style:name="P144" style:family="paragraph" style:parent-style-name="List_20_Paragraph" style:list-style-name="WWNum1">
      <style:paragraph-properties fo:line-height="150%"/>
      <style:text-properties officeooo:rsid="004b7f41" officeooo:paragraph-rsid="004b7f41"/>
    </style:style>
    <style:style style:name="P145" style:family="paragraph" style:parent-style-name="List_20_Paragraph" style:list-style-name="WWNum1">
      <style:paragraph-properties fo:line-height="150%"/>
      <style:text-properties officeooo:rsid="004b8e1e" officeooo:paragraph-rsid="004b8e1e"/>
    </style:style>
    <style:style style:name="P146" style:family="paragraph" style:parent-style-name="List_20_Paragraph" style:list-style-name="WWNum1">
      <style:paragraph-properties fo:line-height="150%"/>
      <style:text-properties officeooo:rsid="004e6cde" officeooo:paragraph-rsid="004e6cde"/>
    </style:style>
    <style:style style:name="P147" style:family="paragraph" style:parent-style-name="List_20_Paragraph" style:list-style-name="WWNum1">
      <style:paragraph-properties fo:line-height="150%"/>
      <style:text-properties officeooo:rsid="0050f6a6" officeooo:paragraph-rsid="0050f6a6"/>
    </style:style>
    <style:style style:name="P148" style:family="paragraph" style:parent-style-name="List_20_Paragraph" style:list-style-name="WWNum1">
      <style:paragraph-properties fo:line-height="150%"/>
      <style:text-properties officeooo:rsid="00520f82" officeooo:paragraph-rsid="00520f82"/>
    </style:style>
    <style:style style:name="P149" style:family="paragraph" style:parent-style-name="List_20_Paragraph" style:list-style-name="WWNum1">
      <style:paragraph-properties fo:line-height="150%"/>
      <style:text-properties officeooo:rsid="0058a1e6" officeooo:paragraph-rsid="0058a1e6"/>
    </style:style>
    <style:style style:name="P150" style:family="paragraph" style:parent-style-name="List_20_Paragraph" style:list-style-name="WWNum1">
      <style:paragraph-properties fo:line-height="150%"/>
      <style:text-properties officeooo:rsid="005c86e7" officeooo:paragraph-rsid="005c86e7"/>
    </style:style>
    <style:style style:name="P151" style:family="paragraph" style:parent-style-name="List_20_Paragraph" style:list-style-name="WWNum1">
      <style:paragraph-properties fo:line-height="150%"/>
      <style:text-properties officeooo:rsid="00614839" officeooo:paragraph-rsid="00614839"/>
    </style:style>
    <style:style style:name="P152" style:family="paragraph" style:parent-style-name="List_20_Paragraph" style:list-style-name="WWNum1">
      <style:paragraph-properties fo:line-height="150%"/>
      <style:text-properties officeooo:rsid="006a7a5c" officeooo:paragraph-rsid="006a7a5c"/>
    </style:style>
    <style:style style:name="P153" style:family="paragraph" style:parent-style-name="List_20_Paragraph" style:list-style-name="WWNum1">
      <style:paragraph-properties fo:line-height="150%"/>
      <style:text-properties officeooo:rsid="006dfeca" officeooo:paragraph-rsid="006dfeca"/>
    </style:style>
    <style:style style:name="P154" style:family="paragraph" style:parent-style-name="List_20_Paragraph" style:list-style-name="WWNum1">
      <style:paragraph-properties fo:line-height="150%"/>
      <style:text-properties officeooo:rsid="006e6865" officeooo:paragraph-rsid="006e6865"/>
    </style:style>
    <style:style style:name="P155" style:family="paragraph" style:parent-style-name="List_20_Paragraph" style:list-style-name="WWNum1">
      <style:paragraph-properties fo:line-height="150%"/>
      <style:text-properties officeooo:rsid="006f2016" officeooo:paragraph-rsid="006f2016"/>
    </style:style>
    <style:style style:name="P156" style:family="paragraph" style:parent-style-name="List_20_Paragraph" style:list-style-name="WWNum1">
      <style:paragraph-properties fo:line-height="150%"/>
      <style:text-properties officeooo:rsid="006f2016" officeooo:paragraph-rsid="00733d07"/>
    </style:style>
    <style:style style:name="P157" style:family="paragraph" style:parent-style-name="List_20_Paragraph" style:list-style-name="WWNum1">
      <style:paragraph-properties fo:line-height="150%"/>
      <style:text-properties officeooo:rsid="0070d338" officeooo:paragraph-rsid="0070d338"/>
    </style:style>
    <style:style style:name="P158" style:family="paragraph" style:parent-style-name="List_20_Paragraph" style:list-style-name="WWNum1">
      <style:paragraph-properties fo:line-height="150%"/>
      <style:text-properties officeooo:rsid="00713cd1" officeooo:paragraph-rsid="00713cd1"/>
    </style:style>
    <style:style style:name="P159" style:family="paragraph" style:parent-style-name="List_20_Paragraph" style:list-style-name="WWNum1">
      <style:paragraph-properties fo:line-height="150%"/>
      <style:text-properties officeooo:rsid="0076444e" officeooo:paragraph-rsid="0076444e"/>
    </style:style>
    <style:style style:name="P160" style:family="paragraph" style:parent-style-name="List_20_Paragraph" style:list-style-name="WWNum1">
      <style:paragraph-properties fo:line-height="150%"/>
      <style:text-properties officeooo:rsid="008d0406" officeooo:paragraph-rsid="008d0406"/>
    </style:style>
    <style:style style:name="P161" style:family="paragraph" style:parent-style-name="List_20_Paragraph" style:list-style-name="WWNum1">
      <style:paragraph-properties fo:line-height="150%"/>
      <style:text-properties officeooo:rsid="008f26fa" officeooo:paragraph-rsid="008f26fa"/>
    </style:style>
    <style:style style:name="P162" style:family="paragraph" style:parent-style-name="List_20_Paragraph" style:list-style-name="WWNum1">
      <style:paragraph-properties fo:line-height="150%"/>
      <style:text-properties officeooo:rsid="00947586" officeooo:paragraph-rsid="00947586"/>
    </style:style>
    <style:style style:name="P163" style:family="paragraph" style:parent-style-name="List_20_Paragraph" style:list-style-name="WWNum1">
      <style:paragraph-properties fo:line-height="150%"/>
      <style:text-properties officeooo:rsid="00a7ff19" officeooo:paragraph-rsid="00a7ff19"/>
    </style:style>
    <style:style style:name="P164" style:family="paragraph" style:parent-style-name="List_20_Paragraph" style:list-style-name="WWNum1">
      <style:paragraph-properties fo:line-height="150%"/>
      <style:text-properties officeooo:rsid="00acce28" officeooo:paragraph-rsid="00acce28"/>
    </style:style>
    <style:style style:name="P165" style:family="paragraph" style:parent-style-name="List_20_Paragraph" style:list-style-name="WWNum1">
      <style:paragraph-properties fo:line-height="150%"/>
      <style:text-properties officeooo:rsid="00b1d421" officeooo:paragraph-rsid="00b1d421"/>
    </style:style>
    <style:style style:name="P166" style:family="paragraph" style:parent-style-name="List_20_Paragraph" style:list-style-name="WWNum1">
      <style:paragraph-properties fo:line-height="150%"/>
      <style:text-properties officeooo:rsid="00b6f904" officeooo:paragraph-rsid="00b6f904"/>
    </style:style>
    <style:style style:name="P167" style:family="paragraph" style:parent-style-name="List_20_Paragraph" style:list-style-name="WWNum1">
      <style:paragraph-properties fo:line-height="150%"/>
      <style:text-properties officeooo:rsid="00b7d089" officeooo:paragraph-rsid="00b7d089"/>
    </style:style>
    <style:style style:name="P168" style:family="paragraph" style:parent-style-name="List_20_Paragraph" style:list-style-name="WWNum1">
      <style:paragraph-properties fo:line-height="150%"/>
      <style:text-properties officeooo:rsid="00baa188" officeooo:paragraph-rsid="00baa188"/>
    </style:style>
    <style:style style:name="P169" style:family="paragraph" style:parent-style-name="List_20_Paragraph" style:list-style-name="WWNum1">
      <style:paragraph-properties fo:line-height="150%"/>
      <style:text-properties officeooo:rsid="00bc8f78" officeooo:paragraph-rsid="00bc8f78"/>
    </style:style>
    <style:style style:name="P170" style:family="paragraph" style:parent-style-name="List_20_Paragraph" style:list-style-name="WWNum1">
      <style:paragraph-properties fo:line-height="150%"/>
      <style:text-properties officeooo:rsid="00be4802" officeooo:paragraph-rsid="00be4802"/>
    </style:style>
    <style:style style:name="P171" style:family="paragraph" style:parent-style-name="List_20_Paragraph" style:list-style-name="WWNum1">
      <style:paragraph-properties fo:line-height="150%"/>
      <style:text-properties officeooo:rsid="00bf9957" officeooo:paragraph-rsid="00bf9957"/>
    </style:style>
    <style:style style:name="P172" style:family="paragraph" style:parent-style-name="List_20_Paragraph" style:list-style-name="WWNum1">
      <style:paragraph-properties fo:line-height="150%"/>
      <style:text-properties officeooo:rsid="00c0e171" officeooo:paragraph-rsid="00c0e171"/>
    </style:style>
    <style:style style:name="P173" style:family="paragraph" style:parent-style-name="List_20_Paragraph" style:list-style-name="WWNum1">
      <style:paragraph-properties fo:line-height="150%"/>
      <style:text-properties officeooo:rsid="00c11c39" officeooo:paragraph-rsid="00c11c39"/>
    </style:style>
    <style:style style:name="P174" style:family="paragraph" style:parent-style-name="List_20_Paragraph" style:list-style-name="WWNum1">
      <style:paragraph-properties fo:line-height="150%"/>
      <style:text-properties officeooo:rsid="00c2456c" officeooo:paragraph-rsid="00c2456c"/>
    </style:style>
    <style:style style:name="P175" style:family="paragraph" style:parent-style-name="List_20_Paragraph" style:list-style-name="WWNum1">
      <style:paragraph-properties fo:line-height="150%"/>
      <style:text-properties officeooo:rsid="00c41922" officeooo:paragraph-rsid="00c41922"/>
    </style:style>
    <style:style style:name="P176" style:family="paragraph" style:parent-style-name="List_20_Paragraph" style:list-style-name="WWNum1">
      <style:paragraph-properties fo:line-height="150%"/>
      <style:text-properties officeooo:rsid="00c7b88a" officeooo:paragraph-rsid="00c7b88a"/>
    </style:style>
    <style:style style:name="P177" style:family="paragraph" style:parent-style-name="List_20_Paragraph" style:list-style-name="WWNum1">
      <style:paragraph-properties fo:line-height="150%"/>
      <style:text-properties officeooo:rsid="00c9ca97" officeooo:paragraph-rsid="00c9ca97"/>
    </style:style>
    <style:style style:name="P178" style:family="paragraph" style:parent-style-name="List_20_Paragraph" style:list-style-name="WWNum1">
      <style:paragraph-properties fo:line-height="150%"/>
      <style:text-properties officeooo:rsid="00cbd9f3" officeooo:paragraph-rsid="00cbd9f3"/>
    </style:style>
    <style:style style:name="P179" style:family="paragraph" style:parent-style-name="List_20_Paragraph" style:list-style-name="WWNum1">
      <style:paragraph-properties fo:line-height="150%"/>
      <style:text-properties officeooo:rsid="00cdbe3e" officeooo:paragraph-rsid="00cdbe3e"/>
    </style:style>
    <style:style style:name="P180" style:family="paragraph" style:parent-style-name="List_20_Paragraph" style:list-style-name="WWNum1">
      <style:paragraph-properties fo:line-height="150%"/>
      <style:text-properties officeooo:rsid="00cf97c1" officeooo:paragraph-rsid="00cf97c1"/>
    </style:style>
    <style:style style:name="P181" style:family="paragraph" style:parent-style-name="List_20_Paragraph" style:list-style-name="WWNum1">
      <style:paragraph-properties fo:line-height="150%"/>
      <style:text-properties officeooo:rsid="00d0f968" officeooo:paragraph-rsid="00d0f968"/>
    </style:style>
    <style:style style:name="P182" style:family="paragraph" style:parent-style-name="List_20_Paragraph" style:list-style-name="WWNum1">
      <style:paragraph-properties fo:line-height="150%"/>
      <style:text-properties officeooo:rsid="00d2f1c4" officeooo:paragraph-rsid="00d2f1c4"/>
    </style:style>
    <style:style style:name="P183" style:family="paragraph" style:parent-style-name="List_20_Paragraph" style:list-style-name="WWNum1">
      <style:paragraph-properties fo:line-height="150%"/>
      <style:text-properties officeooo:rsid="00d3a2b3" officeooo:paragraph-rsid="00d3a2b3"/>
    </style:style>
    <style:style style:name="P184" style:family="paragraph" style:parent-style-name="List_20_Paragraph" style:list-style-name="WWNum1">
      <style:paragraph-properties fo:line-height="150%"/>
      <style:text-properties officeooo:rsid="00d4da5c" officeooo:paragraph-rsid="00d4da5c"/>
    </style:style>
    <style:style style:name="P185" style:family="paragraph" style:parent-style-name="List_20_Paragraph" style:list-style-name="WWNum2">
      <style:paragraph-properties fo:margin-left="0in" fo:margin-right="0in" fo:line-height="150%" fo:text-indent="0in" style:auto-text-indent="false"/>
      <style:text-properties officeooo:paragraph-rsid="00116e18"/>
    </style:style>
    <style:style style:name="P186" style:family="paragraph" style:parent-style-name="List_20_Paragraph" style:list-style-name="WWNum1">
      <style:paragraph-properties fo:margin-left="0in" fo:margin-right="0in" fo:line-height="150%" fo:text-indent="0in" style:auto-text-indent="false"/>
      <style:text-properties officeooo:paragraph-rsid="00133dbf"/>
    </style:style>
    <style:style style:name="P187" style:family="paragraph" style:parent-style-name="List_20_Paragraph" style:list-style-name="WWNum1">
      <style:paragraph-properties fo:margin-left="0in" fo:margin-right="0in" fo:line-height="150%" fo:text-indent="0in" style:auto-text-indent="false"/>
      <style:text-properties officeooo:paragraph-rsid="001b016d"/>
    </style:style>
    <style:style style:name="P188" style:family="paragraph" style:parent-style-name="List_20_Paragraph" style:list-style-name="WWNum1">
      <style:paragraph-properties fo:margin-left="0in" fo:margin-right="0in" fo:line-height="150%" fo:text-indent="0in" style:auto-text-indent="false"/>
      <style:text-properties officeooo:paragraph-rsid="001c46c6"/>
    </style:style>
    <style:style style:name="P189" style:family="paragraph" style:parent-style-name="List_20_Paragraph" style:list-style-name="WWNum1">
      <style:paragraph-properties fo:margin-left="0in" fo:margin-right="0in" fo:line-height="150%" fo:text-indent="0in" style:auto-text-indent="false"/>
      <style:text-properties officeooo:paragraph-rsid="001ec099"/>
    </style:style>
    <style:style style:name="P190" style:family="paragraph" style:parent-style-name="List_20_Paragraph" style:list-style-name="WWNum1">
      <style:paragraph-properties fo:margin-left="0in" fo:margin-right="0in" fo:line-height="150%" fo:text-indent="0in" style:auto-text-indent="false"/>
      <style:text-properties officeooo:paragraph-rsid="0052a448"/>
    </style:style>
    <style:style style:name="P191" style:family="paragraph" style:parent-style-name="List_20_Paragraph" style:list-style-name="WWNum1">
      <style:paragraph-properties fo:margin-left="0in" fo:margin-right="0in" fo:line-height="150%" fo:text-indent="0in" style:auto-text-indent="false"/>
      <style:text-properties officeooo:paragraph-rsid="008d0406"/>
    </style:style>
    <style:style style:name="P192" style:family="paragraph" style:parent-style-name="List_20_Paragraph">
      <style:paragraph-properties fo:margin-left="0in" fo:margin-right="0in" fo:line-height="150%" fo:text-indent="0in" style:auto-text-indent="false"/>
      <style:text-properties officeooo:paragraph-rsid="00133dbf"/>
    </style:style>
    <style:style style:name="P193" style:family="paragraph" style:parent-style-name="List_20_Paragraph">
      <style:paragraph-properties fo:margin-left="0in" fo:margin-right="0in" fo:line-height="150%" fo:text-indent="0in" style:auto-text-indent="false"/>
      <style:text-properties officeooo:paragraph-rsid="0052a448"/>
    </style:style>
    <style:style style:name="P194" style:family="paragraph" style:parent-style-name="List_20_Paragraph">
      <style:paragraph-properties fo:margin-left="0in" fo:margin-right="0in" fo:line-height="150%" fo:text-indent="0in" style:auto-text-indent="false"/>
      <style:text-properties officeooo:paragraph-rsid="008d0406"/>
    </style:style>
    <style:style style:name="P195" style:family="paragraph" style:parent-style-name="List_20_Paragraph" style:list-style-name="WWNum1">
      <style:paragraph-properties fo:margin-left="0in" fo:margin-right="0in" fo:line-height="150%" fo:text-indent="0in" style:auto-text-indent="false"/>
      <style:text-properties officeooo:rsid="00520f82" officeooo:paragraph-rsid="00520f82"/>
    </style:style>
    <style:style style:name="P196" style:family="paragraph" style:parent-style-name="List_20_Paragraph">
      <style:paragraph-properties fo:margin-left="0in" fo:margin-right="0in" fo:line-height="150%" fo:text-align="start" style:justify-single-word="false" fo:text-indent="0in" style:auto-text-indent="false" fo:break-before="page"/>
      <style:text-properties officeooo:paragraph-rsid="00133dbf"/>
    </style:style>
    <style:style style:name="P197" style:family="paragraph" style:parent-style-name="List_20_Paragraph">
      <style:paragraph-properties fo:margin-left="0in" fo:margin-right="0in" fo:line-height="150%" fo:text-align="start" style:justify-single-word="false" fo:text-indent="0in" style:auto-text-indent="false" fo:break-before="page"/>
      <style:text-properties officeooo:paragraph-rsid="0052a448"/>
    </style:style>
    <style:style style:name="P198" style:family="paragraph" style:parent-style-name="List_20_Paragraph">
      <style:paragraph-properties fo:margin-left="0in" fo:margin-right="0in" fo:line-height="150%" fo:text-align="start" style:justify-single-word="false" fo:text-indent="0in" style:auto-text-indent="false" fo:break-before="page"/>
      <style:text-properties officeooo:paragraph-rsid="008d0406"/>
    </style:style>
    <style:style style:name="P199" style:family="paragraph" style:parent-style-name="List_20_Paragraph" style:list-style-name="WWNum1">
      <style:paragraph-properties fo:line-height="150%" style:writing-mode="lr-tb"/>
      <style:text-properties officeooo:paragraph-rsid="006f2016"/>
    </style:style>
    <style:style style:name="P200" style:family="paragraph" style:parent-style-name="List_20_Paragraph" style:list-style-name="WWNum1">
      <style:paragraph-properties fo:line-height="150%" style:writing-mode="lr-tb"/>
      <style:text-properties officeooo:paragraph-rsid="00733d07"/>
    </style:style>
    <style:style style:name="P201" style:family="paragraph" style:parent-style-name="List_20_Paragraph" style:list-style-name="WWNum1">
      <style:paragraph-properties fo:line-height="150%" style:writing-mode="lr-tb"/>
      <style:text-properties officeooo:paragraph-rsid="0076444e"/>
    </style:style>
    <style:style style:name="P202" style:family="paragraph" style:parent-style-name="List_20_Paragraph" style:list-style-name="WWNum1">
      <style:paragraph-properties fo:line-height="150%" style:writing-mode="lr-tb"/>
      <style:text-properties officeooo:paragraph-rsid="007e2db9"/>
    </style:style>
    <style:style style:name="P203" style:family="paragraph" style:parent-style-name="List_20_Paragraph" style:list-style-name="WWNum1">
      <style:paragraph-properties fo:line-height="150%" style:writing-mode="lr-tb"/>
      <style:text-properties officeooo:paragraph-rsid="008862d0"/>
    </style:style>
    <style:style style:name="P204" style:family="paragraph" style:parent-style-name="List_20_Paragraph" style:list-style-name="WWNum1">
      <style:paragraph-properties fo:line-height="150%" style:writing-mode="lr-tb"/>
      <style:text-properties officeooo:rsid="00116e18" officeooo:paragraph-rsid="00733d07"/>
    </style:style>
    <style:style style:name="P205" style:family="paragraph" style:parent-style-name="List_20_Paragraph" style:list-style-name="WWNum1">
      <style:paragraph-properties fo:line-height="150%" style:writing-mode="lr-tb"/>
      <style:text-properties officeooo:rsid="0074a10b" officeooo:paragraph-rsid="0074a10b"/>
    </style:style>
    <style:style style:name="P206" style:family="paragraph" style:parent-style-name="List_20_Paragraph" style:list-style-name="WWNum1">
      <style:paragraph-properties fo:line-height="150%" style:writing-mode="lr-tb"/>
      <style:text-properties officeooo:rsid="0077e170" officeooo:paragraph-rsid="0077e170"/>
    </style:style>
    <style:style style:name="P207" style:family="paragraph" style:parent-style-name="List_20_Paragraph" style:list-style-name="WWNum1">
      <style:paragraph-properties fo:line-height="150%" style:writing-mode="lr-tb"/>
      <style:text-properties officeooo:rsid="0079c411" officeooo:paragraph-rsid="0079c411"/>
    </style:style>
    <style:style style:name="P208" style:family="paragraph" style:parent-style-name="List_20_Paragraph" style:list-style-name="WWNum1">
      <style:paragraph-properties fo:line-height="150%" style:writing-mode="lr-tb"/>
      <style:text-properties officeooo:rsid="007a4466" officeooo:paragraph-rsid="007a4466"/>
    </style:style>
    <style:style style:name="P209" style:family="paragraph" style:parent-style-name="List_20_Paragraph" style:list-style-name="WWNum1">
      <style:paragraph-properties fo:line-height="150%" style:writing-mode="lr-tb"/>
      <style:text-properties officeooo:rsid="007bb80a" officeooo:paragraph-rsid="007bb80a"/>
    </style:style>
    <style:style style:name="P210" style:family="paragraph" style:parent-style-name="List_20_Paragraph" style:list-style-name="WWNum1">
      <style:paragraph-properties fo:line-height="150%" style:writing-mode="lr-tb"/>
      <style:text-properties officeooo:rsid="007e2db9" officeooo:paragraph-rsid="007e2db9"/>
    </style:style>
    <style:style style:name="P211" style:family="paragraph" style:parent-style-name="List_20_Paragraph" style:list-style-name="WWNum1">
      <style:paragraph-properties fo:line-height="150%" style:writing-mode="lr-tb"/>
      <style:text-properties officeooo:rsid="007ea7c5" officeooo:paragraph-rsid="007ea7c5"/>
    </style:style>
    <style:style style:name="P212" style:family="paragraph" style:parent-style-name="List_20_Paragraph" style:list-style-name="WWNum1">
      <style:paragraph-properties fo:line-height="150%" style:writing-mode="lr-tb"/>
      <style:text-properties officeooo:rsid="00807bb1" officeooo:paragraph-rsid="00807bb1"/>
    </style:style>
    <style:style style:name="P213" style:family="paragraph" style:parent-style-name="List_20_Paragraph" style:list-style-name="WWNum1">
      <style:paragraph-properties fo:line-height="150%" style:writing-mode="lr-tb"/>
      <style:text-properties officeooo:rsid="0086fc41" officeooo:paragraph-rsid="0086fc41"/>
    </style:style>
    <style:style style:name="P214" style:family="paragraph" style:parent-style-name="List_20_Paragraph" style:list-style-name="WWNum1">
      <style:paragraph-properties fo:line-height="150%" style:writing-mode="lr-tb"/>
      <style:text-properties officeooo:rsid="0089dd95" officeooo:paragraph-rsid="0089dd95"/>
    </style:style>
    <style:style style:name="P215" style:family="paragraph" style:parent-style-name="List_20_Paragraph" style:list-style-name="WWNum1">
      <style:paragraph-properties fo:line-height="150%" style:writing-mode="lr-tb"/>
      <style:text-properties officeooo:rsid="008a4d9a" officeooo:paragraph-rsid="008a4d9a"/>
    </style:style>
    <style:style style:name="P216" style:family="paragraph" style:parent-style-name="List_20_Paragraph" style:list-style-name="WWNum1">
      <style:paragraph-properties fo:line-height="150%" style:writing-mode="lr-tb"/>
      <style:text-properties officeooo:rsid="008bcb1d" officeooo:paragraph-rsid="008bcb1d"/>
    </style:style>
    <style:style style:name="P217" style:family="paragraph" style:parent-style-name="Standard">
      <style:paragraph-properties fo:line-height="150%"/>
    </style:style>
    <style:style style:name="P218" style:family="paragraph" style:parent-style-name="Standard" style:list-style-name="WWNum1">
      <style:paragraph-properties fo:line-height="150%"/>
      <style:text-properties officeooo:paragraph-rsid="00133dbf"/>
    </style:style>
    <style:style style:name="P219" style:family="paragraph" style:parent-style-name="Standard" style:list-style-name="WWNum1">
      <style:paragraph-properties fo:line-height="150%"/>
      <style:text-properties officeooo:paragraph-rsid="0052a448"/>
    </style:style>
    <style:style style:name="P220" style:family="paragraph" style:parent-style-name="Standard" style:list-style-name="WWNum1">
      <style:paragraph-properties fo:line-height="150%"/>
      <style:text-properties officeooo:paragraph-rsid="008d0406"/>
    </style:style>
    <style:style style:name="P221" style:family="paragraph" style:parent-style-name="Standard">
      <style:paragraph-properties fo:line-height="150%"/>
      <style:text-properties officeooo:paragraph-rsid="00133dbf"/>
    </style:style>
    <style:style style:name="P222" style:family="paragraph" style:parent-style-name="Standard">
      <style:paragraph-properties fo:line-height="150%"/>
      <style:text-properties officeooo:paragraph-rsid="0052a448"/>
    </style:style>
    <style:style style:name="P223" style:family="paragraph" style:parent-style-name="Standard">
      <style:paragraph-properties fo:line-height="150%"/>
      <style:text-properties officeooo:paragraph-rsid="008d0406"/>
    </style:style>
    <style:style style:name="P224" style:family="paragraph" style:parent-style-name="Standard">
      <style:paragraph-properties fo:line-height="150%"/>
      <style:text-properties fo:font-size="12pt" officeooo:rsid="001834cf" officeooo:paragraph-rsid="001834cf" style:font-size-asian="12pt" style:font-size-complex="12pt"/>
    </style:style>
    <style:style style:name="P225" style:family="paragraph" style:parent-style-name="Standard">
      <style:paragraph-properties fo:margin-left="0.25in" fo:margin-right="0in" fo:line-height="150%" fo:text-indent="0in" style:auto-text-indent="false"/>
    </style:style>
    <style:style style:name="P226" style:family="paragraph" style:parent-style-name="Standard">
      <style:paragraph-properties fo:margin-left="0.25in" fo:margin-right="0in" fo:line-height="150%" fo:text-indent="0in" style:auto-text-inden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27" style:family="paragraph" style:parent-style-name="Standard">
      <style:paragraph-properties fo:margin-left="0.25in" fo:margin-right="0in" fo:line-height="150%" fo:text-indent="0in" style:auto-text-indent="false"/>
      <style:text-properties fo:font-style="italic" style:text-underline-style="solid" style:text-underline-width="auto" style:text-underline-color="font-color" fo:font-weight="bold" officeooo:paragraph-rsid="00133dbf" style:font-style-asian="italic" style:font-weight-asian="bold" style:font-style-complex="italic" style:font-weight-complex="bold"/>
    </style:style>
    <style:style style:name="P228" style:family="paragraph" style:parent-style-name="Standard">
      <style:paragraph-properties fo:margin-left="0.25in" fo:margin-right="0in" fo:line-height="150%" fo:text-indent="0in" style:auto-text-indent="false"/>
      <style:text-properties fo:font-style="italic" style:text-underline-style="solid" style:text-underline-width="auto" style:text-underline-color="font-color" fo:font-weight="bold" officeooo:paragraph-rsid="0052a448" style:font-style-asian="italic" style:font-weight-asian="bold" style:font-style-complex="italic" style:font-weight-complex="bold"/>
    </style:style>
    <style:style style:name="P229" style:family="paragraph" style:parent-style-name="Standard">
      <style:paragraph-properties fo:margin-left="0.25in" fo:margin-right="0in" fo:line-height="150%" fo:text-indent="0in" style:auto-text-indent="false"/>
      <style:text-properties fo:font-style="italic" style:text-underline-style="solid" style:text-underline-width="auto" style:text-underline-color="font-color" fo:font-weight="bold" officeooo:paragraph-rsid="008d0406" style:font-style-asian="italic" style:font-weight-asian="bold" style:font-style-complex="italic" style:font-weight-complex="bold"/>
    </style:style>
    <style:style style:name="P230" style:family="paragraph" style:parent-style-name="Standard" style:master-page-name="Standard">
      <style:paragraph-properties fo:line-height="150%" style:page-number="auto"/>
    </style:style>
    <style:style style:name="P231" style:family="paragraph" style:parent-style-name="Standard" style:master-page-name="Converted1">
      <style:paragraph-properties fo:line-height="150%" style:page-number="auto"/>
    </style:style>
    <style:style style:name="P232" style:family="paragraph" style:parent-style-name="Standard">
      <style:paragraph-properties fo:margin-left="0in" fo:margin-right="0in" fo:line-height="150%" fo:text-indent="0in" style:auto-text-indent="false"/>
      <style:text-properties officeooo:paragraph-rsid="00133dbf"/>
    </style:style>
    <style:style style:name="P233" style:family="paragraph" style:parent-style-name="Standard">
      <style:paragraph-properties fo:margin-left="0in" fo:margin-right="0in" fo:line-height="150%" fo:text-indent="0in" style:auto-text-indent="false"/>
      <style:text-properties officeooo:paragraph-rsid="0052a448"/>
    </style:style>
    <style:style style:name="P234" style:family="paragraph" style:parent-style-name="Standard">
      <style:paragraph-properties fo:margin-left="0in" fo:margin-right="0in" fo:line-height="150%" fo:text-indent="0in" style:auto-text-indent="false"/>
      <style:text-properties officeooo:paragraph-rsid="008d0406"/>
    </style:style>
    <style:style style:name="P235" style:family="paragraph" style:parent-style-name="Standard">
      <style:paragraph-properties fo:margin-left="0in" fo:margin-right="0in" fo:line-height="150%" fo:text-indent="0in" style:auto-text-indent="false" fo:break-before="page"/>
      <style:text-properties officeooo:paragraph-rsid="0052a448"/>
    </style:style>
    <style:style style:name="P236" style:family="paragraph" style:parent-style-name="Standard">
      <style:paragraph-properties fo:margin-left="0in" fo:margin-right="0in" fo:line-height="150%" fo:text-indent="0in" style:auto-text-indent="false" fo:break-before="page"/>
      <style:text-properties officeooo:paragraph-rsid="008d0406"/>
    </style:style>
    <style:style style:name="T1" style:family="text">
      <style:text-properties fo:font-size="22pt" fo:font-style="italic" fo:font-weight="bold" style:font-size-asian="22pt" style:font-style-asian="italic" style:font-weight-asian="bold" style:font-size-complex="22pt" style:font-style-complex="italic" style:font-weight-complex="bold"/>
    </style:style>
    <style:style style:name="T2" style:family="text">
      <style:text-properties fo:font-size="22pt" fo:font-style="italic" fo:font-weight="bold" officeooo:rsid="00133dbf" style:font-size-asian="22pt" style:font-style-asian="italic" style:font-weight-asian="bold" style:font-size-complex="22pt" style:font-style-complex="italic" style:font-weight-complex="bold"/>
    </style:style>
    <style:style style:name="T3" style:family="text">
      <style:text-properties fo:font-size="22pt" fo:font-style="italic" fo:font-weight="bold" officeooo:rsid="0052a448" style:font-size-asian="22pt" style:font-style-asian="italic" style:font-weight-asian="bold" style:font-size-complex="22pt" style:font-style-complex="italic" style:font-weight-complex="bold"/>
    </style:style>
    <style:style style:name="T4" style:family="text">
      <style:text-properties fo:font-size="22pt" fo:font-style="italic" fo:font-weight="bold" officeooo:rsid="00a69766" style:font-size-asian="22pt" style:font-style-asian="italic" style:font-weight-asian="bold" style:font-size-complex="22pt" style:font-style-complex="italic" style:font-weight-complex="bold"/>
    </style:style>
    <style:style style:name="T5"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6" style:family="text">
      <style:text-properties fo:font-size="14pt" fo:font-style="italic" style:text-underline-style="solid" style:text-underline-width="auto" style:text-underline-color="font-color" fo:font-weight="bold" officeooo:rsid="00116e18" style:font-size-asian="14pt" style:font-style-asian="italic" style:font-weight-asian="bold" style:font-size-complex="14pt" style:font-style-complex="italic" style:font-weight-complex="bold"/>
    </style:style>
    <style:style style:name="T7" style:family="text">
      <style:text-properties fo:font-size="14pt" fo:font-style="italic" style:text-underline-style="solid" style:text-underline-width="auto" style:text-underline-color="font-color" fo:font-weight="bold" officeooo:rsid="001b016d" style:font-size-asian="14pt" style:font-style-asian="italic" style:font-weight-asian="bold" style:font-size-complex="14pt" style:font-style-complex="italic" style:font-weight-complex="bold"/>
    </style:style>
    <style:style style:name="T8" style:family="text">
      <style:text-properties fo:font-size="14pt" fo:font-style="italic" style:text-underline-style="solid" style:text-underline-width="auto" style:text-underline-color="font-color" fo:font-weight="bold" officeooo:rsid="001c46c6" style:font-size-asian="14pt" style:font-style-asian="italic" style:font-weight-asian="bold" style:font-size-complex="14pt" style:font-style-complex="italic" style:font-weight-complex="bold"/>
    </style:style>
    <style:style style:name="T9" style:family="text">
      <style:text-properties fo:font-size="14pt" fo:font-style="italic" style:text-underline-style="solid" style:text-underline-width="auto" style:text-underline-color="font-color" fo:font-weight="bold" officeooo:rsid="001ec099" style:font-size-asian="14pt" style:font-style-asian="italic" style:font-weight-asian="bold" style:font-size-complex="14pt" style:font-style-complex="italic" style:font-weight-complex="bold"/>
    </style:style>
    <style:style style:name="T10" style:family="text">
      <style:text-properties fo:font-size="14pt" fo:font-style="italic" style:text-underline-style="solid" style:text-underline-width="auto" style:text-underline-color="font-color" style:font-size-asian="14pt" style:font-style-asian="italic" style:font-size-complex="14pt"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officeooo:rsid="00116e18"/>
    </style:style>
    <style:style style:name="T14" style:family="text">
      <style:text-properties fo:font-size="12pt" style:font-size-asian="12pt" style:font-size-complex="12pt"/>
    </style:style>
    <style:style style:name="T15" style:family="text">
      <style:text-properties fo:font-size="12pt" officeooo:rsid="00116e18" style:font-size-asian="12pt" style:font-size-complex="12pt"/>
    </style:style>
    <style:style style:name="T16" style:family="text">
      <style:text-properties fo:font-size="12pt" officeooo:rsid="0016683f" style:font-size-asian="12pt" style:font-size-complex="12pt"/>
    </style:style>
    <style:style style:name="T17" style:family="text">
      <style:text-properties fo:font-size="12pt" officeooo:rsid="00183db4" style:font-size-asian="12pt" style:font-size-complex="12pt"/>
    </style:style>
    <style:style style:name="T18" style:family="text">
      <style:text-properties fo:font-size="12pt" officeooo:rsid="0018723d" style:font-size-asian="12pt" style:font-size-complex="12pt"/>
    </style:style>
    <style:style style:name="T19" style:family="text">
      <style:text-properties fo:font-size="12pt" officeooo:rsid="001c46c6" style:font-size-asian="12pt" style:font-size-complex="12pt"/>
    </style:style>
    <style:style style:name="T20" style:family="text">
      <style:text-properties fo:font-size="12pt" officeooo:rsid="001ec099" style:font-size-asian="12pt" style:font-size-complex="12pt"/>
    </style:style>
    <style:style style:name="T21" style:family="text">
      <style:text-properties fo:font-size="12pt" officeooo:rsid="002df2ca" style:font-size-asian="12pt" style:font-size-complex="12pt"/>
    </style:style>
    <style:style style:name="T22" style:family="text">
      <style:text-properties fo:font-size="12pt" officeooo:rsid="002f7bf4" style:font-size-asian="12pt" style:font-size-complex="12pt"/>
    </style:style>
    <style:style style:name="T23" style:family="text">
      <style:text-properties fo:font-size="12pt" officeooo:rsid="0033e89a" style:font-size-asian="12pt" style:font-size-complex="12pt"/>
    </style:style>
    <style:style style:name="T24" style:family="text">
      <style:text-properties fo:font-size="12pt" officeooo:rsid="00348a9c" style:font-size-asian="12pt" style:font-size-complex="12pt"/>
    </style:style>
    <style:style style:name="T25" style:family="text">
      <style:text-properties fo:font-size="12pt" officeooo:rsid="0042fdcc" style:font-size-asian="12pt" style:font-size-complex="12pt"/>
    </style:style>
    <style:style style:name="T26" style:family="text">
      <style:text-properties fo:font-size="12pt" officeooo:rsid="00457e67" style:font-size-asian="12pt" style:font-size-complex="12pt"/>
    </style:style>
    <style:style style:name="T27" style:family="text">
      <style:text-properties fo:font-size="12pt" officeooo:rsid="0046fc18" style:font-size-asian="12pt" style:font-size-complex="12pt"/>
    </style:style>
    <style:style style:name="T28" style:family="text">
      <style:text-properties fo:font-size="12pt" officeooo:rsid="004a9f2a" style:font-size-asian="12pt" style:font-size-complex="12pt"/>
    </style:style>
    <style:style style:name="T29" style:family="text">
      <style:text-properties fo:font-size="12pt" officeooo:rsid="004d6ffe" style:font-size-asian="12pt" style:font-size-complex="12pt"/>
    </style:style>
    <style:style style:name="T30" style:family="text">
      <style:text-properties fo:font-size="12pt" officeooo:rsid="00549333" style:font-size-asian="12pt" style:font-size-complex="12pt"/>
    </style:style>
    <style:style style:name="T31" style:family="text">
      <style:text-properties fo:font-size="12pt" officeooo:rsid="004a0743" style:font-size-asian="12pt" style:font-size-complex="12pt"/>
    </style:style>
    <style:style style:name="T32" style:family="text">
      <style:text-properties fo:font-size="12pt" officeooo:rsid="005718e1" style:font-size-asian="12pt" style:font-size-complex="12pt"/>
    </style:style>
    <style:style style:name="T33" style:family="text">
      <style:text-properties fo:font-size="12pt" officeooo:rsid="0057ca28" style:font-size-asian="12pt" style:font-size-complex="12pt"/>
    </style:style>
    <style:style style:name="T34" style:family="text">
      <style:text-properties fo:font-size="12pt" officeooo:rsid="0067c9c7" style:font-size-asian="12pt" style:font-size-complex="12pt"/>
    </style:style>
    <style:style style:name="T35" style:family="text">
      <style:text-properties fo:font-size="12pt" officeooo:rsid="00694858" style:font-size-asian="12pt" style:font-size-complex="12pt"/>
    </style:style>
    <style:style style:name="T36" style:family="text">
      <style:text-properties fo:font-size="12pt" officeooo:rsid="006c2428" style:font-size-asian="12pt" style:font-size-complex="12pt"/>
    </style:style>
    <style:style style:name="T37" style:family="text">
      <style:text-properties fo:font-size="12pt" officeooo:rsid="006dfeca" style:font-size-asian="12pt" style:font-size-complex="12pt"/>
    </style:style>
    <style:style style:name="T38" style:family="text">
      <style:text-properties fo:font-size="12pt" officeooo:rsid="00727d10" style:font-size-asian="12pt" style:font-size-complex="12pt"/>
    </style:style>
    <style:style style:name="T39" style:family="text">
      <style:text-properties fo:font-size="12pt" officeooo:rsid="006f2016" style:font-size-asian="12pt" style:font-size-complex="12pt"/>
    </style:style>
    <style:style style:name="T40" style:family="text">
      <style:text-properties fo:font-size="12pt" officeooo:rsid="00733d07" style:font-size-asian="12pt" style:font-size-complex="12pt"/>
    </style:style>
    <style:style style:name="T41" style:family="text">
      <style:text-properties fo:font-size="12pt" officeooo:rsid="0076444e" style:font-size-asian="12pt" style:font-size-complex="12pt"/>
    </style:style>
    <style:style style:name="T42" style:family="text">
      <style:text-properties fo:font-size="12pt" officeooo:rsid="007d1b16" style:font-size-asian="12pt" style:font-size-complex="12pt"/>
    </style:style>
    <style:style style:name="T43" style:family="text">
      <style:text-properties fo:font-size="12pt" officeooo:rsid="007e2db9" style:font-size-asian="12pt" style:font-size-complex="12pt"/>
    </style:style>
    <style:style style:name="T44" style:family="text">
      <style:text-properties fo:font-size="12pt" officeooo:rsid="008862d0" style:font-size-asian="12pt" style:font-size-complex="12pt"/>
    </style:style>
    <style:style style:name="T45" style:family="text">
      <style:text-properties fo:font-size="12pt" officeooo:rsid="009d947f" style:font-size-asian="12pt" style:font-size-complex="12pt"/>
    </style:style>
    <style:style style:name="T46" style:family="text">
      <style:text-properties fo:font-size="12pt" officeooo:rsid="00a2e6fb" style:font-size-asian="12pt" style:font-size-complex="12pt"/>
    </style:style>
    <style:style style:name="T47" style:family="text">
      <style:text-properties fo:font-size="12pt" officeooo:rsid="00b1d421" style:font-size-asian="12pt" style:font-size-complex="12pt"/>
    </style:style>
    <style:style style:name="T48" style:family="text">
      <style:text-properties fo:font-size="12pt" officeooo:rsid="00b39a8f" style:font-size-asian="12pt" style:font-size-complex="12pt"/>
    </style:style>
    <style:style style:name="T49" style:family="text">
      <style:text-properties fo:font-size="12pt" officeooo:rsid="00b5830d" style:font-size-asian="12pt" style:font-size-complex="12pt"/>
    </style:style>
    <style:style style:name="T50" style:family="text">
      <style:text-properties fo:font-size="12pt" officeooo:rsid="00bd48dc" style:font-size-asian="12pt" style:font-size-complex="12pt"/>
    </style:style>
    <style:style style:name="T51" style:family="text">
      <style:text-properties fo:font-size="12pt" officeooo:rsid="00c0e171" style:font-size-asian="12pt" style:font-size-complex="12pt"/>
    </style:style>
    <style:style style:name="T52" style:family="text">
      <style:text-properties fo:font-size="12pt" officeooo:rsid="00c5ff87" style:font-size-asian="12pt" style:font-size-complex="12pt"/>
    </style:style>
    <style:style style:name="T53" style:family="text">
      <style:text-properties fo:font-size="12pt" officeooo:rsid="00cb0f85" style:font-size-asian="12pt" style:font-size-complex="12pt"/>
    </style:style>
    <style:style style:name="T54" style:family="text">
      <style:text-properties fo:font-size="12pt" officeooo:rsid="00d47deb" style:font-size-asian="12pt" style:font-size-complex="12pt"/>
    </style:style>
    <style:style style:name="T55" style:family="text">
      <style:text-properties fo:font-size="12pt" officeooo:rsid="00d4da5c" style:font-size-asian="12pt" style:font-size-complex="12pt"/>
    </style:style>
    <style:style style:name="T56" style:family="text">
      <style:text-properties fo:font-size="12pt" officeooo:rsid="00d85566" style:font-size-asian="12pt" style:font-size-complex="12pt"/>
    </style:style>
    <style:style style:name="T57" style:family="text">
      <style:text-properties fo:font-size="12pt" fo:font-style="italic" fo:font-weight="bold" officeooo:rsid="001834cf" style:font-size-asian="12pt" style:font-style-asian="italic" style:font-weight-asian="bold" style:font-size-complex="12pt" style:font-style-complex="italic" style:font-weight-complex="bold"/>
    </style:style>
    <style:style style:name="T58" style:family="text">
      <style:text-properties fo:font-size="12pt" fo:font-style="italic" fo:font-weight="bold" officeooo:rsid="0052a448" style:font-size-asian="12pt" style:font-style-asian="italic" style:font-weight-asian="bold" style:font-size-complex="12pt" style:font-style-complex="italic" style:font-weight-complex="bold"/>
    </style:style>
    <style:style style:name="T59" style:family="text">
      <style:text-properties fo:font-size="12pt" fo:font-style="italic" fo:font-weight="bold" officeooo:rsid="008e7854" style:font-size-asian="12pt" style:font-style-asian="italic" style:font-weight-asian="bold" style:font-size-complex="12pt" style:font-style-complex="italic" style:font-weight-complex="bold"/>
    </style:style>
    <style:style style:name="T60" style:family="text">
      <style:text-properties officeooo:rsid="0016683f"/>
    </style:style>
    <style:style style:name="T61" style:family="text">
      <style:text-properties officeooo:rsid="001a05cf"/>
    </style:style>
    <style:style style:name="T62" style:family="text">
      <style:text-properties officeooo:rsid="001a17b1"/>
    </style:style>
    <style:style style:name="T63" style:family="text">
      <style:text-properties officeooo:rsid="001b016d"/>
    </style:style>
    <style:style style:name="T64" style:family="text">
      <style:text-properties officeooo:rsid="001bf9ac"/>
    </style:style>
    <style:style style:name="T65" style:family="text">
      <style:text-properties officeooo:rsid="001d4900"/>
    </style:style>
    <style:style style:name="T66" style:family="text">
      <style:text-properties officeooo:rsid="002196fa"/>
    </style:style>
    <style:style style:name="T67" style:family="text">
      <style:text-properties officeooo:rsid="0035383d"/>
    </style:style>
    <style:style style:name="T68" style:family="text">
      <style:text-properties officeooo:rsid="00549333"/>
    </style:style>
    <style:style style:name="T69" style:family="text">
      <style:text-properties officeooo:rsid="0057ca28"/>
    </style:style>
    <style:style style:name="T70" style:family="text">
      <style:text-properties officeooo:rsid="0058a1e6"/>
    </style:style>
    <style:style style:name="T71" style:family="text">
      <style:text-properties officeooo:rsid="005b82b2"/>
    </style:style>
    <style:style style:name="T72" style:family="text">
      <style:text-properties officeooo:rsid="006a7a5c"/>
    </style:style>
    <style:style style:name="T73" style:family="text">
      <style:text-properties officeooo:rsid="0082fcf1"/>
    </style:style>
    <style:style style:name="T74" style:family="text">
      <style:text-properties officeooo:rsid="0093165c"/>
    </style:style>
    <style:style style:name="T75" style:family="text">
      <style:text-properties officeooo:rsid="0096d2d2"/>
    </style:style>
    <style:style style:name="T76" style:family="text">
      <style:text-properties officeooo:rsid="009cafdd"/>
    </style:style>
    <style:style style:name="T77" style:family="text">
      <style:text-properties officeooo:rsid="00b6f904"/>
    </style:style>
    <style:style style:name="T78" style:family="text">
      <style:text-properties officeooo:rsid="00d4da5c"/>
    </style:style>
    <style:style style:name="T79" style:family="text">
      <style:text-properties officeooo:rsid="00d855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0"><text:span text:style-name="T1">PROLOGUE</text:span></text:p>
      <text:p text:style-name="P217"/>
      <text:p text:style-name="P217"><text:span text:style-name="T5">Characters:</text:span></text:p>
      <text:list xml:id="list384674824" text:style-name="WWNum2">
        <text:list-item>
          <text:p text:style-name="P2">“Good gods”</text:p>
          <text:list>
            <text:list-item>
              <text:p text:style-name="P2">Betrayer</text:p>
            </text:list-item>
            <text:list-item>
              <text:p text:style-name="P2">“GG 2”</text:p>
            </text:list-item>
            <text:list-item>
              <text:p text:style-name="P2">“GG 3”</text:p>
            </text:list-item>
            <text:list-item>
              <text:p text:style-name="P2">“GG 4”</text:p>
            </text:list-item>
            <text:list-item>
              <text:p text:style-name="P2">“GG 5”</text:p>
            </text:list-item>
          </text:list>
        </text:list-item>
        <text:list-item>
          <text:p text:style-name="P2">“Bad gods”</text:p>
          <text:list>
            <text:list-item>
              <text:p text:style-name="P2">“BG 1”</text:p>
            </text:list-item>
            <text:list-item>
              <text:p text:style-name="P2">“BG 2”</text:p>
            </text:list-item>
            <text:list-item>
              <text:p text:style-name="P2">“BG 3”</text:p>
            </text:list-item>
            <text:list-item>
              <text:p text:style-name="P2">“BG 4”</text:p>
            </text:list-item>
            <text:list-item>
              <text:p text:style-name="P2">“BG 5”</text:p>
            </text:list-item>
          </text:list>
        </text:list-item>
        <text:list-item>
          <text:p text:style-name="P2">Elder God</text:p>
        </text:list-item>
      </text:list>
      <text:p text:style-name="P217"/>
      <text:p text:style-name="P225"><text:span text:style-name="T5">STORY:</text:span></text:p>
      <text:p text:style-name="P226"/>
      <text:list xml:id="list3083806081" text:style-name="WWNum1">
        <text:list-item>
          <text:p text:style-name="P4">Introduce main god-like characters of the system</text:p>
          <text:list>
            <text:list-item>
              <text:p text:style-name="P4">“Good gods”</text:p>
            </text:list-item>
            <text:list-item>
              <text:p text:style-name="P4">“Bad gods”</text:p>
            </text:list-item>
          </text:list>
        </text:list-item>
        <text:list-item>
          <text:p text:style-name="P4">Introduce the conflict</text:p>
          <text:list>
            <text:list-item>
              <text:p text:style-name="P4">Battle over the last “Divine Well”</text:p>
              <text:list>
                <text:list-item>
                  <text:p text:style-name="P4">Last source of life in the system (spark of life)</text:p>
                </text:list-item>
                <text:list-item>
                  <text:p text:style-name="P4">Happens every X years on one of the planets the well resides within</text:p>
                </text:list-item>
                <text:list-item>
                  <text:p text:style-name="P4">Champions chosen by both sides</text:p>
                  <text:list>
                    <text:list-item>
                      <text:p text:style-name="P4"><text:soft-page-break/>Typically done by trial but can be hand picked or passed by hereditary</text:p>
                    </text:list-item>
                  </text:list>
                </text:list-item>
              </text:list>
            </text:list-item>
          </text:list>
        </text:list-item>
        <text:list-item>
          <text:p text:style-name="P4">Betrayal by a one of the “Good gods”</text:p>
          <text:list>
            <text:list-item>
              <text:p text:style-name="P4">The most powerful “Good god”</text:p>
              <text:list>
                <text:list-item>
                  <text:p text:style-name="P4">Tired of the constant fighting</text:p>
                </text:list-item>
                <text:list-item>
                  <text:p text:style-name="P4">Can see the writing on the wall</text:p>
                </text:list-item>
              </text:list>
            </text:list-item>
            <text:list-item>
              <text:p text:style-name="P4">Battlefield is now uneven</text:p>
            </text:list-item>
            <text:list-item>
              <text:p text:style-name="P4">If “Bad gods” win life within the system will cease to exist</text:p>
            </text:list-item>
          </text:list>
        </text:list-item>
        <text:list-item>
          <text:p text:style-name="P4">The final battle will be one year from now</text:p>
        </text:list-item>
      </text:list>
      <text:p text:style-name="P231"><text:span text:style-name="T1">PART 1</text:span></text:p>
      <text:p text:style-name="P224"><text:span text:style-name="T12"><text:tab/>The Journey Begins</text:span></text:p>
      <text:p text:style-name="P217"/>
      <text:p text:style-name="P217"><text:span text:style-name="T6">Main </text:span><text:span text:style-name="T5">Characters:</text:span></text:p>
      <text:list xml:id="list162304415789110" text:continue-list="list384674824" text:style-name="WWNum2">
        <text:list-item>
          <text:p text:style-name="P2">#Player Character (PC)</text:p>
        </text:list-item>
        <text:list-item>
          <text:p text:style-name="P2">#PC Grandfather</text:p>
        </text:list-item>
        <text:list-item>
          <text:p text:style-name="P2">#Second Champion</text:p>
        </text:list-item>
        <text:list-item>
          <text:p text:style-name="P3">#Lesser Bad Champion</text:p>
          <text:p text:style-name="P185"><text:span text:style-name="T6"/></text:p>
          <text:p text:style-name="P185"><text:span text:style-name="T6">Side </text:span><text:span text:style-name="T5">Characters:</text:span></text:p>
        </text:list-item>
        <text:list-item>
          <text:p text:style-name="P3">#<text:span text:style-name="T15">Townsperson 1</text:span></text:p>
          <text:list>
            <text:list-item>
              <text:p text:style-name="P24"><text:span text:style-name="T15">T</text:span><text:span text:style-name="T14">ells hero about the lone warrior at the back of town</text:span></text:p>
            </text:list-item>
          </text:list>
        </text:list-item>
        <text:list-item>
          <text:p text:style-name="P3"><text:span text:style-name="T15">#Townsperson 2</text:span></text:p>
          <text:list>
            <text:list-item>
              <text:p text:style-name="P24"><text:span text:style-name="T14">Shop keeper</text:span></text:p>
            </text:list-item>
          </text:list>
        </text:list-item>
      </text:list>
      <text:p text:style-name="P1"/>
      <text:p text:style-name="P225"><text:span text:style-name="T5">STORY:</text:span></text:p>
      <text:list xml:id="list162305803767541" text:continue-list="list3083806081" text:style-name="WWNum1">
        <text:list-item>
          <text:p text:style-name="P4">A fierce battle can be heard raging outside the interior of a serene cabin situated in deep within a dark divine forest.</text:p>
          <text:list>
            <text:list-item>
              <text:p text:style-name="P4">Why is there a battle?</text:p>
            </text:list-item>
          </text:list>
        </text:list-item>
        <text:list-item>
          <text:p text:style-name="P4">An older man crashes through the entrance of the cabin grabbing hold of the pendant around his neck and muttering a prayer under his breath. Blood can be seen dripping from various wounds. Upon finishing his prayer, a flash of light followed by screams of demonic pain can be heard outside.</text:p>
          <text:list>
            <text:list-item>
              <text:p text:style-name="P4">Who is he?</text:p>
            </text:list-item>
            <text:list-item>
              <text:p text:style-name="P4">Why is he wounded?</text:p>
            </text:list-item>
            <text:list-item>
              <text:p text:style-name="P4">What is the pendant? How does it work?</text:p>
            </text:list-item>
          </text:list>
        </text:list-item>
        <text:list-item>
          <text:p text:style-name="P4">The man turns about quickly and rushes towards the bed pushed up against the far wall. At the first effort he falls to the floor in agony. The wounds too great to for harsh movement.</text:p>
        </text:list-item>
        <text:list-item>
          <text:p text:style-name="P4"><text:soft-page-break/>The mean realizes the extents of his wounds and grabs his pendent once more, uttering another prayer. A fog, seemingly made of light, bellows from his mouth and into the pendent. The mans eyes become pools of light his armor disintegrates into a cloud of fire rushing back into the pole strapped to his back.</text:p>
          <text:list>
            <text:list-item>
              <text:p text:style-name="P4">What was the fog?</text:p>
            </text:list-item>
            <text:list-item>
              <text:p text:style-name="P4">What happened to the armor?</text:p>
            </text:list-item>
            <text:list-item>
              <text:p text:style-name="P4">Why did it go into the pole? Is it magic?</text:p>
            </text:list-item>
          </text:list>
        </text:list-item>
        <text:list-item>
          <text:p text:style-name="P4">The man, now full of energy, shouts for the figure sleeping in bed to wake and escape from the cabin.</text:p>
          <text:list>
            <text:list-item>
              <text:p text:style-name="P4">“You know your task. I have called upon the Divine One for strength. You know what that means child. There is no time for goodbyes, my time is short. Know that we will meet within the Well of the Divine One, do not mourn for me yet.”</text:p>
              <text:list>
                <text:list-item>
                  <text:p text:style-name="P4">What is the “Well of the Divine One?”</text:p>
                </text:list-item>
                <text:list-item>
                  <text:p text:style-name="P4">What happens when you call upon the “Divine One” for strength?</text:p>
                </text:list-item>
              </text:list>
            </text:list-item>
          </text:list>
        </text:list-item>
        <text:list-item>
          <text:p text:style-name="P4">The figure, hearing the man, wakes and rushes out of bed toward the man hugging him with all their might. The man embraces them back and pulls the pole from his back.</text:p>
          <text:list>
            <text:list-item>
              <text:p text:style-name="P4">“This now belongs to you child.”</text:p>
              <text:list>
                <text:list-item>
                  <text:p text:style-name="P4">The man grabs hold of the pendent once more and begins his final prayer. As he speaks the pole on his back begins to glow with divine light the screams outside the cabin begin to grow louder and with greater fury.</text:p>
                </text:list-item>
                <text:list-item>
                  <text:p text:style-name="P4">Upon finishing the prayer, the man grabs hold of the pole and straps it to the shrouded figure.</text:p>
                </text:list-item>
              </text:list>
            </text:list-item>
          </text:list>
        </text:list-item>
        <text:list-item>
          <text:p text:style-name="P4">The old man rushes to the entrance of the cabin not bothering to open the door before crashing through with Divine fury. The sound of fearsome loathing cries can be heard outside the walls as Divine light rains down from the heavens. The ground itself begins to quake with terror.</text:p>
        </text:list-item>
        <text:list-item>
          <text:p text:style-name="P4">The figure rushes to a book case near the center of the room and pulls on a well-marked book to reveal a hidden entrance within the floor. The figure jumps into <text:soft-page-break/>the shaft grabbing hold of a ladder within the darkness. Before descending further into the darkness, the figure pushes their middle finger and thumb into a pouch attached to their waist and snaps the two fingers together. A flame appears a few inches above their thumb; they light a fuse and slide down to the bottom of the ladder and out towards the exit of the shaft.</text:p>
        </text:list-item>
        <text:list-item>
          <text:p text:style-name="P4">Show the PC running from their cabin and an explosion appearing behind them</text:p>
        </text:list-item>
        <text:list-item>
          <text:p text:style-name="P4">Show the PC pulling out a large book from their back pouch</text:p>
          <text:list>
            <text:list-item>
              <text:p text:style-name="P4">The book explains the plot and holds quest into</text:p>
            </text:list-item>
            <text:list-item>
              <text:p text:style-name="P4">As the PC fights new enemies, uses new items, finds new areas, etc. entries are filled</text:p>
            </text:list-item>
          </text:list>
        </text:list-item>
        <text:list-item>
          <text:p text:style-name="P4">Show the PC where to look up quest info</text:p>
          <text:list>
            <text:list-item>
              <text:p text:style-name="P4">Main quest currently says to head to the #First City to find the second #Divine Champion </text:p>
              <text:list>
                <text:list-item>
                  <text:p text:style-name="P4">Who are the Divine Champions?</text:p>
                  <text:list>
                    <text:list-item>
                      <text:p text:style-name="P4">Reincarnated avatars of the #Divine Gods</text:p>
                    </text:list-item>
                  </text:list>
                </text:list-item>
                <text:list-item>
                  <text:p text:style-name="P4">Why do you need to find this person?</text:p>
                  <text:list>
                    <text:list-item>
                      <text:p text:style-name="P4">To fight in the final battle</text:p>
                    </text:list-item>
                  </text:list>
                </text:list-item>
              </text:list>
            </text:list-item>
          </text:list>
        </text:list-item>
        <text:list-item>
          <text:p text:style-name="P4">The PC is put on a linear path with few branches heading to the #First City</text:p>
        </text:list-item>
        <text:list-item>
          <text:p text:style-name="P4">The PC fights lower leveled enemies mostly made up of bandits, weak demons, aggressive animals</text:p>
        </text:list-item>
        <text:list-item>
          <text:p text:style-name="P4">Show the PC reaching the first city</text:p>
          <text:list>
            <text:list-item>
              <text:p text:style-name="P4">Show the city under attack by the undead</text:p>
            </text:list-item>
            <text:list-item>
              <text:p text:style-name="P4">Assist the townsfolk - #Sub Main Quest</text:p>
              <text:list>
                <text:list-item>
                  <text:p text:style-name="P4">Upon finishing defeating the three groups of enemies a townsperson comes to speak to you.</text:p>
                  <text:list>
                    <text:list-item>
                      <text:p text:style-name="P4">“There is a lone warrior guarding the back gate, hurry before they are overwhelmed!”</text:p>
                    </text:list-item>
                    <text:list-item>
                      <text:p text:style-name="P4">Lead the PC towards the back gate</text:p>
                      <text:list>
                        <text:list-item>
                          <text:p text:style-name="P4">Show the city in ruin with more undead within the city bounds</text:p>
                        </text:list-item>
                      </text:list>
                    </text:list-item>
                  </text:list>
                </text:list-item>
              </text:list>
            </text:list-item>
          </text:list>
        </text:list-item>
        <text:list-item>
          <text:p text:style-name="P4"><text:soft-page-break/>The PC reaches the back gate to find the #Second Champion kicking ass, but only defensively. Able to keep them from entering, but can’t get an attack in.</text:p>
        </text:list-item>
        <text:list-item>
          <text:p text:style-name="P4">Show the PC joining the fight.</text:p>
        </text:list-item>
        <text:list-item>
          <text:p text:style-name="P4">Show the team beating the smaller enemies</text:p>
        </text:list-item>
        <text:list-item>
          <text:p text:style-name="P4">Show a boss arrive</text:p>
          <text:list>
            <text:list-item>
              <text:p text:style-name="P4">#Lesser Bad Champion</text:p>
              <text:list>
                <text:list-item>
                  <text:p text:style-name="P4">Who are the #Lesser Bad Champions?</text:p>
                </text:list-item>
                <text:list-item>
                  <text:p text:style-name="P4">Where do they come from?</text:p>
                </text:list-item>
              </text:list>
            </text:list-item>
          </text:list>
        </text:list-item>
        <text:list-item>
          <text:p text:style-name="P4">Show the PC and #Second Champion defeating the boss</text:p>
        </text:list-item>
        <text:list-item>
          <text:p text:style-name="P4">Show PC explaining situation to #Second Champion</text:p>
        </text:list-item>
        <text:list-item>
          <text:p text:style-name="P4">Show #Second Champion joining PC party</text:p>
        </text:list-item>
        <text:list-item>
          <text:p text:style-name="P22">Show party path to the next destination</text:p>
          <text:list>
            <text:list-item>
              <text:p text:style-name="P5"><text:span text:style-name="T13">Check the #Book of Knowledge</text:span></text:p>
            </text:list-item>
          </text:list>
        </text:list-item>
      </text:list>
      <text:p text:style-name="P196"><text:span text:style-name="T1">PART </text:span><text:span text:style-name="T2">2<text:line-break/><text:tab/></text:span><text:span text:style-name="T57">Gathering of Forces</text:span></text:p>
      <text:list xml:id="list162305406259632" text:continue-numbering="true" text:style-name="WWNum1">
        <text:list-header>
          <text:p text:style-name="P218"/>
        </text:list-header>
      </text:list>
      <text:p text:style-name="P221"><text:span text:style-name="T6">Main </text:span><text:span text:style-name="T5">Characters:</text:span></text:p>
      <text:list xml:id="list162304535400976" text:continue-numbering="true" text:style-name="WWNum1">
        <text:list-item>
          <text:p text:style-name="P5">#Player Character (PC)</text:p>
        </text:list-item>
        <text:list-item>
          <text:p text:style-name="P5">#Second Champion</text:p>
        </text:list-item>
        <text:list-item>
          <text:p text:style-name="P25"><text:span text:style-name="T67">#</text:span><text:span text:style-name="T62">Daughter of #Distressed Mother</text:span></text:p>
          <text:list>
            <text:list-item>
              <text:p text:style-name="P25">#Third Champion</text:p>
            </text:list-item>
          </text:list>
        </text:list-item>
        <text:list-item>
          <text:p text:style-name="P53">#Fighter for Hire</text:p>
          <text:list>
            <text:list-item>
              <text:p text:style-name="P53">#Fourth Champion</text:p>
            </text:list-item>
          </text:list>
        </text:list-item>
        <text:list-item>
          <text:p text:style-name="P38">Dark Champions</text:p>
          <text:p text:style-name="P7"><text:span text:style-name="T6"/></text:p>
          <text:p text:style-name="P186"><text:span text:style-name="T6">Side </text:span><text:span text:style-name="T5">Characters:</text:span></text:p>
        </text:list-item>
        <text:list-item>
          <text:p text:style-name="P5">#<text:span text:style-name="T15">Townsperson </text:span><text:span text:style-name="T16">3</text:span></text:p>
          <text:list>
            <text:list-item>
              <text:p text:style-name="P5"><text:span text:style-name="T15">Tells hero </text:span><text:span text:style-name="T16">where to find the third champion</text:span></text:p>
            </text:list-item>
          </text:list>
        </text:list-item>
        <text:list-item>
          <text:p text:style-name="P5"><text:span text:style-name="T15">#Townsperson </text:span><text:span text:style-name="T16">4</text:span></text:p>
          <text:list>
            <text:list-item>
              <text:p text:style-name="P23"><text:span text:style-name="T14">Shop keeper</text:span></text:p>
            </text:list-item>
          </text:list>
        </text:list-item>
        <text:list-item>
          <text:p text:style-name="P116"><text:span text:style-name="T14">#Distressed Mother</text:span></text:p>
          <text:list>
            <text:list-item>
              <text:p text:style-name="P116"><text:span text:style-name="T14">Points the #Party to the next location</text:span></text:p>
            </text:list-item>
          </text:list>
        </text:list-item>
        <text:list-item>
          <text:p text:style-name="P120"><text:span text:style-name="T14">#Librarian</text:span></text:p>
        </text:list-item>
        <text:list-item>
          <text:p text:style-name="P10"><text:span text:style-name="T22">#Patrons of #Thief’s Paradise</text:span></text:p>
        </text:list-item>
        <text:list-item>
          <text:p text:style-name="P135"><text:span text:style-name="T14">#Sacred Tree</text:span></text:p>
        </text:list-item>
        <text:list-item>
          <text:p text:style-name="P146"><text:span text:style-name="T14">#Fighter for Hire’s Brother</text:span></text:p>
          <text:p text:style-name="P135"><text:span text:style-name="T14"/></text:p>
          <text:p text:style-name="P187"><text:span text:style-name="T7">Enemies</text:span><text:span text:style-name="T5">:</text:span></text:p>
        </text:list-item>
        <text:list-item>
          <text:p text:style-name="P34"><text:span text:style-name="T60">B</text:span>andits</text:p>
        </text:list-item>
        <text:list-item>
          <text:p text:style-name="P34">Altered Flora/Fauna</text:p>
        </text:list-item>
        <text:list-item>
          <text:p text:style-name="P34">Demons</text:p>
        </text:list-item>
        <text:list-item>
          <text:p text:style-name="P34">Corrupted Temple Guardians</text:p>
        </text:list-item>
        <text:list-item>
          <text:p text:style-name="P56"><text:soft-page-break/>Corrupted Divine Flora/Fauna</text:p>
        </text:list-item>
      </text:list>
      <text:p text:style-name="P36"/>
      <text:list xml:id="list162306106485355" text:continue-numbering="true" text:style-name="WWNum1">
        <text:list-header>
          <text:p text:style-name="P188"><text:span text:style-name="T8">Key Words</text:span><text:span text:style-name="T5">:</text:span></text:p>
        </text:list-header>
        <text:list-item>
          <text:p text:style-name="P38">#Room of Light</text:p>
        </text:list-item>
        <text:list-item>
          <text:p text:style-name="P38">#Weapons of Light</text:p>
        </text:list-item>
        <text:list-item>
          <text:p text:style-name="P41">#Blood Pact</text:p>
        </text:list-item>
        <text:list-item>
          <text:p text:style-name="P44">#Dark Ones</text:p>
        </text:list-item>
        <text:list-item>
          <text:p text:style-name="P58">#Warrior Essence</text:p>
          <text:p text:style-name="P189"><text:span text:style-name="T9"/></text:p>
          <text:p text:style-name="P189"><text:span text:style-name="T9">Locations</text:span><text:span text:style-name="T5">:</text:span></text:p>
        </text:list-item>
        <text:list-item>
          <text:p text:style-name="P8"><text:span text:style-name="T19">#</text:span><text:span text:style-name="T20">Town 1</text:span></text:p>
          <text:list>
            <text:list-item>
              <text:p text:style-name="P118"><text:span text:style-name="T20">#</text:span><text:span text:style-name="T14">Shop</text:span></text:p>
            </text:list-item>
          </text:list>
        </text:list-item>
        <text:list-item>
          <text:p text:style-name="P117"><text:span text:style-name="T14">#Route between #Town 1 and #Town 2</text:span></text:p>
          <text:list>
            <text:list-item>
              <text:p text:style-name="P118"><text:span text:style-name="T14">#Dungeon Hidden 1</text:span></text:p>
            </text:list-item>
            <text:list-item>
              <text:p text:style-name="P118"><text:span text:style-name="T14">#Dungeon Hidden 2</text:span></text:p>
            </text:list-item>
          </text:list>
        </text:list-item>
        <text:list-item>
          <text:p text:style-name="P8"><text:span text:style-name="T19">#</text:span><text:span text:style-name="T20">Town 2</text:span></text:p>
          <text:list>
            <text:list-item>
              <text:p text:style-name="P118"><text:span text:style-name="T20">#</text:span><text:span text:style-name="T14">Shop</text:span></text:p>
            </text:list-item>
          </text:list>
        </text:list-item>
        <text:list-item>
          <text:p text:style-name="P117"><text:span text:style-name="T14">#Route between #Town 2 and #Temple of the Divine Goddess</text:span></text:p>
          <text:list>
            <text:list-item>
              <text:p text:style-name="P118"><text:span text:style-name="T14">#Dungeon Hidden 3</text:span></text:p>
            </text:list-item>
          </text:list>
        </text:list-item>
        <text:list-item>
          <text:p text:style-name="P117"><text:span text:style-name="T14">#Temple of the Divine Goddess</text:span></text:p>
        </text:list-item>
        <text:list-item>
          <text:p text:style-name="P118"><text:span text:style-name="T14">#Route between #Town 2 and #Town 3</text:span></text:p>
          <text:list>
            <text:list-item>
              <text:p text:style-name="P118"><text:span text:style-name="T14">#Dungeon Hidden 4</text:span></text:p>
            </text:list-item>
            <text:list-item>
              <text:p text:style-name="P118"><text:span text:style-name="T14">#Dungeon Hidden 5</text:span></text:p>
            </text:list-item>
          </text:list>
        </text:list-item>
        <text:list-item>
          <text:p text:style-name="P118"><text:span text:style-name="T14">#Town 3</text:span></text:p>
          <text:list>
            <text:list-item>
              <text:p text:style-name="P118"><text:span text:style-name="T14">#Libary</text:span></text:p>
            </text:list-item>
            <text:list-item>
              <text:p text:style-name="P121"><text:span text:style-name="T14">#Pub</text:span></text:p>
            </text:list-item>
            <text:list-item>
              <text:p text:style-name="P141"><text:span text:style-name="T14">#Sewers Entrance</text:span></text:p>
            </text:list-item>
          </text:list>
        </text:list-item>
        <text:list-item>
          <text:p text:style-name="P124"><text:span text:style-name="T14">#Sewers</text:span></text:p>
        </text:list-item>
        <text:list-item>
          <text:p text:style-name="P122"><text:span text:style-name="T14">#Thief’s Paradise</text:span></text:p>
        </text:list-item>
        <text:list-item>
          <text:p text:style-name="P130"><text:span text:style-name="T14">#Route between #Thief’s Paradise and #Divine Wood</text:span></text:p>
          <text:list>
            <text:list-item>
              <text:p text:style-name="P131"><text:soft-page-break/><text:span text:style-name="T14">#Dungeon Hidden 6</text:span></text:p>
            </text:list-item>
          </text:list>
        </text:list-item>
        <text:list-item>
          <text:p text:style-name="P123"><text:span text:style-name="T14">#Divine Wood</text:span></text:p>
        </text:list-item>
        <text:list-item>
          <text:p text:style-name="P141"><text:span text:style-name="T14">#Route between #Divine Wood </text:span><text:span text:style-name="T28">and #Tallest Peak</text:span></text:p>
          <text:list>
            <text:list-item>
              <text:p text:style-name="P143"><text:span text:style-name="T28">#</text:span><text:span text:style-name="T14">Dungeon Hidden 7</text:span></text:p>
            </text:list-item>
          </text:list>
        </text:list-item>
      </text:list>
      <text:p text:style-name="P192"/>
      <text:p text:style-name="P232"><text:span text:style-name="T5">STORY:</text:span></text:p>
      <text:p text:style-name="P227"/>
      <text:list xml:id="list162304441580371" text:continue-numbering="true" text:style-name="WWNum1">
        <text:list-item>
          <text:p text:style-name="P28">Before giving the player control back at the end of the #First Boss Battle show the #Hero going into a trance and having a vision.</text:p>
          <text:list>
            <text:list-item>
              <text:p text:style-name="P28">Who are they?</text:p>
              <text:list>
                <text:list-item>
                  <text:p text:style-name="P28">One for each planet in the system</text:p>
                </text:list-item>
              </text:list>
            </text:list-item>
            <text:list-item>
              <text:p text:style-name="P28">How are they introduced?</text:p>
              <text:list>
                <text:list-item>
                  <text:p text:style-name="P28">They reveal where the next champion will appear</text:p>
                </text:list-item>
              </text:list>
            </text:list-item>
            <text:list-item>
              <text:p text:style-name="P28">#Tome of Knowledge will populate with new info</text:p>
            </text:list-item>
          </text:list>
        </text:list-item>
        <text:list-item>
          <text:p text:style-name="P28">Show the #Hero coming out of the trance and opening the book. #Hero and #Second Champion look over the info and find the city that they will need to travel to</text:p>
          <text:list>
            <text:list-item>
              <text:p text:style-name="P28">The book has already laid the path out for them and labeled the city on the map</text:p>
              <text:list>
                <text:list-item>
                  <text:p text:style-name="P28">#Second Champion comments on how dope this book is</text:p>
                  <text:list>
                    <text:list-item>
                      <text:p text:style-name="P6"><text:span text:style-name="T17">Gift from the #Divine </text:span><text:span text:style-name="T18">Goddess</text:span></text:p>
                    </text:list-item>
                  </text:list>
                </text:list-item>
              </text:list>
            </text:list-item>
          </text:list>
        </text:list-item>
        <text:list-item>
          <text:p text:style-name="P29">Show the #Party traveling to the next city</text:p>
          <text:list>
            <text:list-item>
              <text:p text:style-name="P29">#Enemies Encountered</text:p>
              <text:list>
                <text:list-item>
                  <text:p text:style-name="P29">Bandits</text:p>
                </text:list-item>
                <text:list-item>
                  <text:p text:style-name="P29">Monsters (altered flora/fauna?)</text:p>
                </text:list-item>
                <text:list-item>
                  <text:p text:style-name="P29">Demons</text:p>
                </text:list-item>
              </text:list>
            </text:list-item>
            <text:list-item>
              <text:p text:style-name="P29">#Dungeons <text:span text:style-name="T66">Hidden</text:span> Encountered</text:p>
              <text:list>
                <text:list-item>
                  <text:p text:style-name="P29">Two hidden optional challenge dungeons</text:p>
                  <text:list>
                    <text:list-item>
                      <text:p text:style-name="P29">Dungeons have cool looking armor and skins for their weapons?</text:p>
                    </text:list-item>
                  </text:list>
                </text:list-item>
              </text:list>
            </text:list-item>
          </text:list>
        </text:list-item>
        <text:list-item>
          <text:p text:style-name="P29"><text:soft-page-break/>#Party arrives at the next city</text:p>
          <text:list>
            <text:list-item>
              <text:p text:style-name="P29">#Distressed Mother wailing outside the gate</text:p>
              <text:list>
                <text:list-item>
                  <text:p text:style-name="P31">Explains that her <text:span text:style-name="T62">#D</text:span>aughter has left to the <text:span text:style-name="T61">#T</text:span>emple of the Divine Goddess. The road is inundated with new dangerous animals not seen in these parts before.</text:p>
                  <text:list>
                    <text:list-item>
                      <text:p text:style-name="P31">#Party agrees to help the mother</text:p>
                      <text:list>
                        <text:list-item>
                          <text:p text:style-name="P31">#Quest added to #Tome of Knowledge</text:p>
                        </text:list-item>
                        <text:list-item>
                          <text:p text:style-name="P32">Can head into town to resupply or head straight out</text:p>
                        </text:list-item>
                      </text:list>
                    </text:list-item>
                  </text:list>
                </text:list-item>
              </text:list>
            </text:list-item>
          </text:list>
        </text:list-item>
        <text:list-item>
          <text:p text:style-name="P32">#Distressed Mother provides you with the key to the gate at the back of her house; the shortest path to the #Temple of the Divine Goddess</text:p>
        </text:list-item>
        <text:list-item>
          <text:p text:style-name="P33">#Party heads to the gate in question</text:p>
        </text:list-item>
        <text:list-item>
          <text:p text:style-name="P33">Gate is opened and leads down a singular path towards the #Temple of the Divine Goddess</text:p>
          <text:list>
            <text:list-item>
              <text:p text:style-name="P33">#Enemies Encountered</text:p>
              <text:list>
                <text:list-item>
                  <text:p text:style-name="P33">Bandits</text:p>
                </text:list-item>
                <text:list-item>
                  <text:p text:style-name="P30">Monsters (altered flora/fauna?)</text:p>
                </text:list-item>
                <text:list-item>
                  <text:p text:style-name="P30">Demons</text:p>
                </text:list-item>
              </text:list>
            </text:list-item>
          </text:list>
        </text:list-item>
        <text:list-item>
          <text:p text:style-name="P33">Show the #Party reaching their destination</text:p>
        </text:list-item>
        <text:list-item>
          <text:p text:style-name="P33">Show an overview shot of the temple</text:p>
          <text:list>
            <text:list-item>
              <text:p text:style-name="P33">Show temple covered in an ominous glow</text:p>
              <text:list>
                <text:list-item>
                  <text:p text:style-name="P33">#Second Champion comments on the glow</text:p>
                  <text:list>
                    <text:list-item>
                      <text:p text:style-name="P33">Has been here before, looks odd now</text:p>
                      <text:list>
                        <text:list-item>
                          <text:p text:style-name="P33">The temple has been claimed by a #Dark Champion</text:p>
                        </text:list-item>
                      </text:list>
                    </text:list-item>
                  </text:list>
                </text:list-item>
              </text:list>
            </text:list-item>
          </text:list>
        </text:list-item>
        <text:list-item>
          <text:p text:style-name="P33">Show the front entrance of the #Temple of the Divine Goddess blasted open</text:p>
          <text:list>
            <text:list-item>
              <text:p text:style-name="P33">The #Daughter must have gone <text:span text:style-name="T63">in through the broken entrance</text:span></text:p>
            </text:list-item>
          </text:list>
        </text:list-item>
        <text:list-item>
          <text:p text:style-name="P34">Show #Party deciding to enter to rescue the #Daughter</text:p>
        </text:list-item>
        <text:list-item>
          <text:p text:style-name="P34">#Party enters the #Temple of the Divine Goddess</text:p>
          <text:list>
            <text:list-item>
              <text:p text:style-name="P34">#Dungeon Mandatory</text:p>
            </text:list-item>
            <text:list-item>
              <text:p text:style-name="P34">#Enemies Encountered</text:p>
              <text:list>
                <text:list-item>
                  <text:p text:style-name="P34">Corrupted Temple Guardians</text:p>
                </text:list-item>
                <text:list-item>
                  <text:p text:style-name="P34"><text:soft-page-break/>Demons</text:p>
                </text:list-item>
              </text:list>
            </text:list-item>
            <text:list-item>
              <text:p text:style-name="P34">#Dungeon Puzzles</text:p>
              <text:list>
                <text:list-item>
                  <text:p text:style-name="P34">#<text:span text:style-name="T64">@</text:span> Should the #Party members have special skills that are needed to open paths and/or solve puzzles??</text:p>
                </text:list-item>
              </text:list>
            </text:list-item>
          </text:list>
        </text:list-item>
        <text:list-item>
          <text:p text:style-name="P38">#Party reaches the #Dungeon Mid Boss</text:p>
          <text:list>
            <text:list-item>
              <text:p text:style-name="P38">Find that the #Daughter is already fighting the monster </text:p>
              <text:list>
                <text:list-item>
                  <text:p text:style-name="P38">Quickly team together with #Daughter being at 25% health</text:p>
                </text:list-item>
                <text:list-item>
                  <text:p text:style-name="P38">#Party defeats the #Dungeon Mid Boss</text:p>
                  <text:list>
                    <text:list-item>
                      <text:p text:style-name="P38">B I G #Corrupted Guardian</text:p>
                    </text:list-item>
                  </text:list>
                </text:list-item>
              </text:list>
            </text:list-item>
          </text:list>
        </text:list-item>
        <text:list-item>
          <text:p text:style-name="P38">#Party continues through the #Dungeon</text:p>
        </text:list-item>
        <text:list-item>
          <text:p text:style-name="P38">#Party eventually finds the final room</text:p>
          <text:list>
            <text:list-item>
              <text:p text:style-name="P38">#Room of Light</text:p>
            </text:list-item>
          </text:list>
        </text:list-item>
        <text:list-item>
          <text:p text:style-name="P38">Show that a powerful <text:span text:style-name="T65">#S</text:span>pellbook sits at the center of the room</text:p>
          <text:list>
            <text:list-item>
              <text:p text:style-name="P40">#Weapon of Light</text:p>
              <text:list>
                <text:list-item>
                  <text:p text:style-name="P41">#Hero already has theirs</text:p>
                  <text:list>
                    <text:list-item>
                      <text:p text:style-name="P41">Passed to them thru #Blood Pact</text:p>
                    </text:list-item>
                  </text:list>
                </text:list-item>
              </text:list>
            </text:list-item>
          </text:list>
        </text:list-item>
        <text:list-item>
          <text:p text:style-name="P38">Show as #Party gets near the book a #Dark Champion appears</text:p>
          <text:list>
            <text:list-item>
              <text:p text:style-name="P38">#Dark Champion explains that they were left to guard the book for it would give the #Champions of Light untold powers </text:p>
              <text:list>
                <text:list-item>
                  <text:p text:style-name="P38">Thx for the hint jokes</text:p>
                </text:list-item>
              </text:list>
            </text:list-item>
          </text:list>
        </text:list-item>
        <text:list-item>
          <text:p text:style-name="P38">#Party battles the #Dark Champion</text:p>
          <text:list>
            <text:list-item>
              <text:p text:style-name="P38">Find that they can only hurt the #Dark Champion, but not destroy it. #Dark Champion reveals they need all 4 #Weapons of Light to seal them away</text:p>
              <text:list>
                <text:list-item>
                  <text:p text:style-name="P38">Thx for more hints</text:p>
                  <text:list>
                    <text:list-item>
                      <text:p text:style-name="P38">#Tome of Knowledge starts vibing</text:p>
                    </text:list-item>
                  </text:list>
                </text:list-item>
              </text:list>
            </text:list-item>
          </text:list>
        </text:list-item>
        <text:list-item>
          <text:p text:style-name="P42">#Dark Champion retreats</text:p>
        </text:list-item>
        <text:list-item>
          <text:p text:style-name="P42">Show #Party huddling around the spell book</text:p>
          <text:list>
            <text:list-item>
              <text:p text:style-name="P42">They all take turns running their fingers along an edge with curiosity</text:p>
              <text:list>
                <text:list-item>
                  <text:p text:style-name="P42">When the #Daughter touches the book all hell breaks loose</text:p>
                  <text:list>
                    <text:list-item>
                      <text:p text:style-name="P42">Light show</text:p>
                    </text:list-item>
                    <text:list-item>
                      <text:p text:style-name="P42"><text:soft-page-break/>#Divine Goddess begins speaking through the #Daughter</text:p>
                      <text:list>
                        <text:list-item>
                          <text:p text:style-name="P42">#Divine Goddess provides explanation for her arrival</text:p>
                          <text:list>
                            <text:list-item>
                              <text:p text:style-name="P42">Some power returned when a #Champion of Light retrieves their weapon</text:p>
                            </text:list-item>
                            <text:list-item>
                              <text:p text:style-name="P42">One more #Champion of Light to find and two more #Weapons of Light required</text:p>
                            </text:list-item>
                          </text:list>
                        </text:list-item>
                      </text:list>
                    </text:list-item>
                  </text:list>
                </text:list-item>
              </text:list>
            </text:list-item>
          </text:list>
        </text:list-item>
        <text:list-item>
          <text:p text:style-name="P42">Show the #Party leaving the #Dungeon </text:p>
          <text:list>
            <text:list-item>
              <text:p text:style-name="P42">Speak to the #Daughter once out of the #Temple of the Divine Goddess</text:p>
              <text:list>
                <text:list-item>
                  <text:p text:style-name="P42">She obviously must join the #Party now</text:p>
                </text:list-item>
                <text:list-item>
                  <text:p text:style-name="P42">#Third Champion must head back to town to say goodbye to the #Distressed Mother</text:p>
                </text:list-item>
              </text:list>
            </text:list-item>
          </text:list>
        </text:list-item>
        <text:list-item>
          <text:p text:style-name="P42">Fast track the #Party back to #Town 2</text:p>
        </text:list-item>
        <text:list-item>
          <text:p text:style-name="P43">Tie up loose ends in #Town 2</text:p>
          <text:list>
            <text:list-item>
              <text:p text:style-name="P43">#@ Side Quests? </text:p>
            </text:list-item>
            <text:list-item>
              <text:p text:style-name="P43">#Shop</text:p>
            </text:list-item>
          </text:list>
        </text:list-item>
        <text:list-item>
          <text:p text:style-name="P43">#Party checks the #Tome of Knowledge for the next #Quest step</text:p>
          <text:list>
            <text:list-item>
              <text:p text:style-name="P43">Only one path forward towards #Town 3</text:p>
              <text:list>
                <text:list-item>
                  <text:p text:style-name="P43">Major metropolitan city</text:p>
                  <text:list>
                    <text:list-item>
                      <text:p text:style-name="P43">Hub for all areas of the Island</text:p>
                    </text:list-item>
                  </text:list>
                </text:list-item>
              </text:list>
            </text:list-item>
          </text:list>
        </text:list-item>
        <text:list-item>
          <text:p text:style-name="P44">#Party begins to travel</text:p>
          <text:list>
            <text:list-item>
              <text:p text:style-name="P44">Stronger enemies show appear as the #Dark Ones gather strength</text:p>
            </text:list-item>
            <text:list-item>
              <text:p text:style-name="P45">#Enemies Encountered</text:p>
              <text:list>
                <text:list-item>
                  <text:p text:style-name="P45">Bandits</text:p>
                </text:list-item>
                <text:list-item>
                  <text:p text:style-name="P45">Altered Flora/Fauna</text:p>
                </text:list-item>
                <text:list-item>
                  <text:p text:style-name="P45">Demons</text:p>
                </text:list-item>
              </text:list>
            </text:list-item>
            <text:list-item>
              <text:p text:style-name="P45">Two more #Dungeon Hidden to find</text:p>
            </text:list-item>
            <text:list-item>
              <text:p text:style-name="P45">More branching paths that lead to dead ends, but always has useful loot at the end so it doesn’t seem like a waste of time</text:p>
            </text:list-item>
          </text:list>
        </text:list-item>
        <text:list-item>
          <text:p text:style-name="P45">#Party arrives at #Town 3</text:p>
          <text:list>
            <text:list-item>
              <text:p text:style-name="P45"><text:soft-page-break/>No rumors or helpful towns-person to tell #Party what to do next</text:p>
            </text:list-item>
            <text:list-item>
              <text:p text:style-name="P45">#Town 3 is a major knowledge center with large library</text:p>
              <text:list>
                <text:list-item>
                  <text:p text:style-name="P45">Head to the #Library to find books on the #Heroes legend</text:p>
                </text:list-item>
              </text:list>
            </text:list-item>
          </text:list>
        </text:list-item>
        <text:list-item>
          <text:p text:style-name="P45">#Party arrives at #Library</text:p>
          <text:list>
            <text:list-item>
              <text:p text:style-name="P46">Asks around about Legends of the #Divine Goddess</text:p>
            </text:list-item>
            <text:list-item>
              <text:p text:style-name="P46">Find #Librarian who can point you in the right direction</text:p>
              <text:list>
                <text:list-item>
                  <text:p text:style-name="P46">Head to Section X and looks for a heavy book with no title on the spine</text:p>
                </text:list-item>
              </text:list>
            </text:list-item>
          </text:list>
        </text:list-item>
        <text:list-item>
          <text:p text:style-name="P47">#Party searches for the book and finds it</text:p>
          <text:list>
            <text:list-item>
              <text:p text:style-name="P47">Book describes each of the #Party members exactly. Down to what weapon they prefer and their personalities</text:p>
            </text:list-item>
            <text:list-item>
              <text:p text:style-name="P47">One of the descriptions doesn’t match them</text:p>
              <text:list>
                <text:list-item>
                  <text:p text:style-name="P47">A #Rogue turned hero; Thief of Darkness </text:p>
                  <text:list>
                    <text:list-item>
                      <text:p text:style-name="P47">Obviously need to find a Thief with a “Good heart” Robin Hood type</text:p>
                    </text:list-item>
                  </text:list>
                </text:list-item>
              </text:list>
            </text:list-item>
          </text:list>
        </text:list-item>
        <text:list-item>
          <text:p text:style-name="P48">Someone in the #Party says they should check the local #Pub for more info</text:p>
        </text:list-item>
        <text:list-item>
          <text:p text:style-name="P49">#Party searches for the #Pub within #Town 3</text:p>
        </text:list-item>
        <text:list-item>
          <text:p text:style-name="P49">#Party finds #Pub</text:p>
          <text:list>
            <text:list-item>
              <text:p text:style-name="P49">#Party enters the #Pub and asks around for where they can find Thieves </text:p>
              <text:list>
                <text:list-item>
                  <text:p text:style-name="P49">Someone mentions the #Thief’s Paradise</text:p>
                  <text:list>
                    <text:list-item>
                      <text:p text:style-name="P49">Inquire</text:p>
                      <text:list>
                        <text:list-item>
                          <text:p text:style-name="P49">Find out where it is</text:p>
                          <text:list>
                            <text:list-item>
                              <text:p text:style-name="P49">Hidden entrance, need to open up the sewer manhole which is behind the #Library</text:p>
                            </text:list-item>
                          </text:list>
                        </text:list-item>
                      </text:list>
                    </text:list-item>
                  </text:list>
                </text:list-item>
              </text:list>
            </text:list-item>
          </text:list>
        </text:list-item>
        <text:list-item>
          <text:p text:style-name="P49">#Party searches for the manhole to the #Sewers</text:p>
        </text:list-item>
        <text:list-item>
          <text:p text:style-name="P50">#Party enters the #Sewers which lead to #Thief’s Paradise</text:p>
          <text:list>
            <text:list-item>
              <text:p text:style-name="P51">Simple straight shot with traps &amp; enemies as the main obstacles</text:p>
              <text:list>
                <text:list-item>
                  <text:p text:style-name="P51">#Enemies Encountered</text:p>
                  <text:list>
                    <text:list-item>
                      <text:p text:style-name="P51">Altered Flora/Fauna expected to be in a #Sewer</text:p>
                    </text:list-item>
                    <text:list-item>
                      <text:p text:style-name="P51">Stronger Bandits/Thieves</text:p>
                    </text:list-item>
                  </text:list>
                </text:list-item>
              </text:list>
            </text:list-item>
          </text:list>
        </text:list-item>
        <text:list-item>
          <text:p text:style-name="P52">#Party reaches the hideout</text:p>
          <text:list>
            <text:list-item>
              <text:p text:style-name="P9"><text:soft-page-break/><text:span text:style-name="T21">Need a secret passcode to get into #Thief’s Paradise</text:span></text:p>
              <text:list>
                <text:list-item>
                  <text:p text:style-name="P125"><text:span text:style-name="T14">Ask those hanging around the door</text:span></text:p>
                  <text:list>
                    <text:list-item>
                      <text:p text:style-name="P125"><text:span text:style-name="T14">Gathering quest to get the code from someone</text:span></text:p>
                    </text:list-item>
                  </text:list>
                </text:list-item>
                <text:list-item>
                  <text:p text:style-name="P125"><text:span text:style-name="T14">Can use one of the party skills to break something that leads inside without needing the code</text:span></text:p>
                </text:list-item>
              </text:list>
            </text:list-item>
          </text:list>
        </text:list-item>
        <text:list-item>
          <text:p text:style-name="P125"><text:span text:style-name="T14">#Party enters #Thief’s Paradise</text:span></text:p>
          <text:list>
            <text:list-item>
              <text:p text:style-name="P125"><text:span text:style-name="T14">Speak to the #Patrons</text:span></text:p>
              <text:list>
                <text:list-item>
                  <text:p text:style-name="P126"><text:span text:style-name="T14">Find that there is a </text:span><text:span text:style-name="T23">#F</text:span><text:span text:style-name="T14">ighter for </text:span><text:span text:style-name="T23">H</text:span><text:span text:style-name="T14">ire who is great with a bow. Won’t take assassinations though, something about “not being right” or some other “nonsense”</text:span></text:p>
                  <text:list>
                    <text:list-item>
                      <text:p text:style-name="P127"><text:span text:style-name="T14">Ask where you can find <text:s/></text:span><text:span text:style-name="T24">the #Fighter for Hire</text:span></text:p>
                      <text:list>
                        <text:list-item>
                          <text:p text:style-name="P128"><text:span text:style-name="T24">O</text:span><text:span text:style-name="T14">ut on a job in the #Divine Wood</text:span></text:p>
                          <text:list>
                            <text:list-item>
                              <text:p text:style-name="P128"><text:span text:style-name="T14">#Party is pointed to the exit which leads to the #Divine Wood</text:span></text:p>
                            </text:list-item>
                          </text:list>
                        </text:list-item>
                      </text:list>
                    </text:list-item>
                  </text:list>
                </text:list-item>
              </text:list>
            </text:list-item>
          </text:list>
        </text:list-item>
        <text:list-item>
          <text:p text:style-name="P129"><text:span text:style-name="T14">#Party heads out to the #Divine Wood</text:span></text:p>
        </text:list-item>
        <text:list-item>
          <text:p text:style-name="P130"><text:span text:style-name="T14">#Party travels down the path towards the #Divine Wood</text:span></text:p>
          <text:list>
            <text:list-item>
              <text:p text:style-name="P132"><text:span text:style-name="T14">#Dungeon Hidden</text:span></text:p>
            </text:list-item>
            <text:list-item>
              <text:p text:style-name="P132"><text:span text:style-name="T14">#Enemies Encountered</text:span></text:p>
              <text:list>
                <text:list-item>
                  <text:p text:style-name="P132"><text:span text:style-name="T14">Corrupted Divine Flora/Fauna</text:span></text:p>
                </text:list-item>
                <text:list-item>
                  <text:p text:style-name="P132"><text:span text:style-name="T14">Demons</text:span></text:p>
                </text:list-item>
              </text:list>
            </text:list-item>
          </text:list>
        </text:list-item>
        <text:list-item>
          <text:p text:style-name="P133"><text:span text:style-name="T14">#Party reaches the #Divine Wood</text:span></text:p>
          <text:list>
            <text:list-item>
              <text:p text:style-name="P133"><text:span text:style-name="T14">Hears the cries of battle nearby</text:span></text:p>
              <text:list>
                <text:list-item>
                  <text:p text:style-name="P133"><text:span text:style-name="T14">#Party rushes to investigate</text:span></text:p>
                </text:list-item>
              </text:list>
            </text:list-item>
          </text:list>
        </text:list-item>
        <text:list-item>
          <text:p text:style-name="P133"><text:span text:style-name="T14">#Party watches a lone warrior mow down dozens of Demons</text:span></text:p>
          <text:list>
            <text:list-item>
              <text:p text:style-name="P133"><text:span text:style-name="T14">Losing ground</text:span></text:p>
            </text:list-item>
            <text:list-item>
              <text:p text:style-name="P133"><text:span text:style-name="T14">Needs help</text:span></text:p>
            </text:list-item>
            <text:list-item>
              <text:p text:style-name="P133"><text:span text:style-name="T14">#Party decides to jump in</text:span></text:p>
            </text:list-item>
          </text:list>
        </text:list-item>
        <text:list-item>
          <text:p text:style-name="P134"><text:span text:style-name="T14">#Party mops up a few rounds of monsters </text:span></text:p>
        </text:list-item>
        <text:list-item>
          <text:p text:style-name="P134"><text:span text:style-name="T14">#Dark Champion arrives once mobs are mopped up</text:span></text:p>
          <text:list>
            <text:list-item>
              <text:p text:style-name="P134"><text:span text:style-name="T14">Throws down a challenge</text:span></text:p>
            </text:list-item>
            <text:list-item>
              <text:p text:style-name="P134"><text:soft-page-break/><text:span text:style-name="T14">#Sacred </text:span><text:span text:style-name="T25">T</text:span><text:span text:style-name="T14">ree as the wager</text:span></text:p>
            </text:list-item>
          </text:list>
        </text:list-item>
        <text:list-item>
          <text:p text:style-name="P138"><text:span text:style-name="T14">#Party battles the #Dark Champion</text:span></text:p>
        </text:list-item>
        <text:list-item>
          <text:p text:style-name="P138"><text:span text:style-name="T14">#Party wins</text:span></text:p>
        </text:list-item>
        <text:list-item>
          <text:p text:style-name="P138"><text:span text:style-name="T14">#Sacred Tree comes to life after victory</text:span></text:p>
        </text:list-item>
        <text:list-item>
          <text:p text:style-name="P11"><text:span text:style-name="T26">#Sacred Tree gives #Fighter for Hire a new Bow #Weapon of Light</text:span></text:p>
        </text:list-item>
        <text:list-item>
          <text:p text:style-name="P139"><text:span text:style-name="T26">#</text:span><text:span text:style-name="T14">Sacred Tree explains all your weapons are now dormant and require their #Warrior Essence to reach their full potential</text:span></text:p>
          <text:list>
            <text:list-item>
              <text:p text:style-name="P140"><text:span text:style-name="T14">#Sacred Tree sees that one of the #Champions of Light still does not have their weapon and points them in the right direction</text:span></text:p>
            </text:list-item>
            <text:list-item>
              <text:p text:style-name="P147"><text:span text:style-name="T14">#Sacred Tree meditates on the issue for a few seconds</text:span></text:p>
              <text:list>
                <text:list-item>
                  <text:p text:style-name="P147"><text:span text:style-name="T14">The weapon has not moved from it’s last resting place</text:span></text:p>
                  <text:list>
                    <text:list-item>
                      <text:p text:style-name="P12"><text:span text:style-name="T27">Through the #Divine Wood down the tunnel at the base of the tree deep into the heart of the #Tallest Peak on the #Island</text:span></text:p>
                    </text:list-item>
                  </text:list>
                </text:list-item>
              </text:list>
            </text:list-item>
          </text:list>
        </text:list-item>
        <text:list-item>
          <text:p text:style-name="P144"><text:span text:style-name="T27">S</text:span><text:span text:style-name="T14">how the hidden entrance open and allow the #Party to enter</text:span></text:p>
        </text:list-item>
        <text:list-item>
          <text:p text:style-name="P145"><text:span text:style-name="T14">#Party convinces #Fighter for Hire to join them</text:span></text:p>
          <text:list>
            <text:list-item>
              <text:p text:style-name="P145"><text:span text:style-name="T14">#Fighter for Hire joins the #Party</text:span></text:p>
              <text:list>
                <text:list-item>
                  <text:p text:style-name="P145"><text:span text:style-name="T14">#Fourth Champion now gives his previous bow to his </text:span><text:span text:style-name="T29">#B</text:span><text:span text:style-name="T14">rother who had been hiding nearby</text:span></text:p>
                </text:list-item>
              </text:list>
            </text:list-item>
          </text:list>
        </text:list-item>
        <text:list-item>
          <text:p text:style-name="P148"><text:span text:style-name="T14">#Party enters the #Hidden Entrance</text:span></text:p>
          <text:list>
            <text:list-item>
              <text:p text:style-name="P148"><text:span text:style-name="T14">Fade to black and a cut scene transitioning #Part 2 and #Part 3 begins</text:span></text:p>
              <text:list>
                <text:list-item>
                  <text:p text:style-name="P148"><text:span text:style-name="T14">Update on the #Dark Ones and how the events have unfolded from their perspective</text:span></text:p>
                  <text:p text:style-name="P195"><text:span text:style-name="T14"/></text:p>
                </text:list-item>
              </text:list>
            </text:list-item>
          </text:list>
        </text:list-item>
      </text:list>
      <text:p text:style-name="P197"><text:span text:style-name="T1">PART </text:span><text:span text:style-name="T3">3</text:span><text:span text:style-name="T2"><text:line-break/><text:tab/></text:span><text:span text:style-name="T58">Search for the Warrior Essences</text:span></text:p>
      <text:list xml:id="list162306259002428" text:continue-numbering="true" text:style-name="WWNum1">
        <text:list-header>
          <text:p text:style-name="P219"/>
        </text:list-header>
      </text:list>
      <text:p text:style-name="P222"><text:span text:style-name="T6">Main </text:span><text:span text:style-name="T5">Characters:</text:span></text:p>
      <text:list xml:id="list162304351864114" text:continue-numbering="true" text:style-name="WWNum1">
        <text:list-item>
          <text:p text:style-name="P13">#<text:span text:style-name="T68">Hero</text:span></text:p>
        </text:list-item>
        <text:list-item>
          <text:p text:style-name="P13">#Second Champion</text:p>
        </text:list-item>
        <text:list-item>
          <text:p text:style-name="P26">#Third Champion</text:p>
        </text:list-item>
        <text:list-item>
          <text:p text:style-name="P54">#Fourth Champion</text:p>
        </text:list-item>
        <text:list-item>
          <text:p text:style-name="P39">Dark Champions</text:p>
          <text:p text:style-name="P13"><text:span text:style-name="T6"/></text:p>
          <text:p text:style-name="P190"><text:span text:style-name="T6">Side </text:span><text:span text:style-name="T5">Characters:</text:span></text:p>
        </text:list-item>
        <text:list-item>
          <text:p text:style-name="P160"><text:span text:style-name="T16">#</text:span><text:span text:style-name="T14">Pub Patron</text:span></text:p>
        </text:list-item>
        <text:list-item>
          <text:p text:style-name="P160"><text:span text:style-name="T16">#</text:span><text:span text:style-name="T14">Old Man</text:span></text:p>
        </text:list-item>
        <text:list-item>
          <text:p text:style-name="P150"><text:span text:style-name="T16">#</text:span><text:span text:style-name="T14">Guardian of Light</text:span></text:p>
          <text:list>
            <text:list-item>
              <text:p text:style-name="P150"><text:span text:style-name="T14">#Corrupted Guardian of Light</text:span></text:p>
            </text:list-item>
          </text:list>
          <text:p text:style-name="P136"><text:span text:style-name="T14"/></text:p>
          <text:p text:style-name="P190"><text:span text:style-name="T7">Enemies</text:span><text:span text:style-name="T5">:</text:span></text:p>
        </text:list-item>
        <text:list-item>
          <text:p text:style-name="P35"><text:span text:style-name="T60">B</text:span>andits</text:p>
        </text:list-item>
        <text:list-item>
          <text:p text:style-name="P35">Altered Flora/Fauna</text:p>
        </text:list-item>
        <text:list-item>
          <text:p text:style-name="P35">Demons</text:p>
        </text:list-item>
        <text:list-item>
          <text:p text:style-name="P35">Corrupted Temple Guardians</text:p>
        </text:list-item>
        <text:list-item>
          <text:p text:style-name="P57">Corrupted Divine Flora/Fauna</text:p>
        </text:list-item>
        <text:list-item>
          <text:p text:style-name="P70">Beefy Hamsters</text:p>
        </text:list-item>
        <text:list-item>
          <text:p text:style-name="P73">#Old Man’s Guardian 1</text:p>
        </text:list-item>
        <text:list-item>
          <text:p text:style-name="P74">#Old Man’s Guardian <text:span text:style-name="T73">2</text:span></text:p>
        </text:list-item>
        <text:list-item>
          <text:p text:style-name="P74">#Old Man’s Guardian <text:span text:style-name="T73">3</text:span></text:p>
        </text:list-item>
        <text:list-item>
          <text:p text:style-name="P77">#Dark Champion</text:p>
        </text:list-item>
      </text:list>
      <text:p text:style-name="P37"/>
      <text:list xml:id="list162305237345900" text:continue-numbering="true" text:style-name="WWNum1">
        <text:list-header>
          <text:p text:style-name="P190"><text:span text:style-name="T8">Key Words</text:span><text:span text:style-name="T5">:</text:span></text:p>
        </text:list-header>
        <text:list-item>
          <text:p text:style-name="P75">#Amulet</text:p>
          <text:p text:style-name="P190"><text:soft-page-break/><text:span text:style-name="T9"/></text:p>
          <text:p text:style-name="P190"><text:span text:style-name="T9">Locations</text:span><text:span text:style-name="T5">:</text:span></text:p>
        </text:list-item>
        <text:list-item>
          <text:p text:style-name="P13"><text:span text:style-name="T19">#</text:span><text:span text:style-name="T30">Hidden Tunnel to the #Tallest Peak</text:span></text:p>
          <text:list>
            <text:list-item>
              <text:p text:style-name="P119"><text:span text:style-name="T20">#</text:span><text:span text:style-name="T32">Dungeon Hidden 8</text:span></text:p>
            </text:list-item>
          </text:list>
        </text:list-item>
        <text:list-item>
          <text:p text:style-name="P142"><text:span text:style-name="T14">#</text:span><text:span text:style-name="T33">Heart of the </text:span><text:span text:style-name="T14">Tallest Peak</text:span></text:p>
          <text:list>
            <text:list-item>
              <text:p text:style-name="P149"><text:span text:style-name="T14">#Magma Chamber</text:span></text:p>
            </text:list-item>
          </text:list>
        </text:list-item>
        <text:list-item>
          <text:p text:style-name="P151"><text:span text:style-name="T14">#Town 3</text:span></text:p>
          <text:list>
            <text:list-item>
              <text:p text:style-name="P151"><text:span text:style-name="T14">#Pub</text:span></text:p>
            </text:list-item>
          </text:list>
        </text:list-item>
        <text:list-item>
          <text:p text:style-name="P151"><text:span text:style-name="T14">#Route from #Town 3 to #Hamster Hill Base</text:span></text:p>
        </text:list-item>
        <text:list-item>
          <text:p text:style-name="P151"><text:span text:style-name="T14">#Route from #Hamster Hill Base to #Hamster Hill Peak</text:span></text:p>
        </text:list-item>
        <text:list-item>
          <text:p text:style-name="P151"><text:span text:style-name="T14">#Hamster Hill Peak</text:span></text:p>
          <text:list>
            <text:list-item>
              <text:p text:style-name="P151"><text:span text:style-name="T14">#Old Man’s House</text:span></text:p>
            </text:list-item>
          </text:list>
        </text:list-item>
        <text:list-item>
          <text:p text:style-name="P157"><text:span text:style-name="T14">#Item Dungeon 1</text:span></text:p>
          <text:list>
            <text:list-item>
              <text:p text:style-name="P157"><text:span text:style-name="T14">#Old Man’s Guardian 1</text:span></text:p>
            </text:list-item>
            <text:list-item>
              <text:p text:style-name="P158"><text:span text:style-name="T14">#Training Item 1</text:span></text:p>
            </text:list-item>
          </text:list>
        </text:list-item>
        <text:list-item>
          <text:p text:style-name="P157"><text:span text:style-name="T14">#Item Dungeon 2</text:span></text:p>
          <text:list>
            <text:list-item>
              <text:p text:style-name="P157"><text:span text:style-name="T14">#Old Man’s Guardian 2</text:span></text:p>
            </text:list-item>
            <text:list-item>
              <text:p text:style-name="P158"><text:span text:style-name="T14">#Training Item 2</text:span></text:p>
            </text:list-item>
          </text:list>
        </text:list-item>
        <text:list-item>
          <text:p text:style-name="P157"><text:span text:style-name="T14">#Item Dungeon 3</text:span></text:p>
          <text:list>
            <text:list-item>
              <text:p text:style-name="P157"><text:span text:style-name="T14">#Old Man’s Guardian 3</text:span></text:p>
            </text:list-item>
            <text:list-item>
              <text:p text:style-name="P158"><text:span text:style-name="T14">#Training Item 3</text:span></text:p>
            </text:list-item>
          </text:list>
        </text:list-item>
        <text:list-item>
          <text:p text:style-name="P159"><text:span text:style-name="T14">#Serene Cabin</text:span></text:p>
          <text:list>
            <text:list-item>
              <text:p text:style-name="P159"><text:span text:style-name="T14">#Training Item 4</text:span></text:p>
            </text:list-item>
          </text:list>
        </text:list-item>
      </text:list>
      <text:p text:style-name="P193"/>
      <text:p text:style-name="P233"><text:span text:style-name="T5"/></text:p>
      <text:p text:style-name="P233"><text:span text:style-name="T5"/></text:p>
      <text:p text:style-name="P233"><text:span text:style-name="T5"/></text:p>
      <text:p text:style-name="P233"><text:span text:style-name="T5"/></text:p>
      <text:p text:style-name="P235"><text:span text:style-name="T5">STORY:</text:span></text:p>
      <text:p text:style-name="P228"/>
      <text:list xml:id="list162304299148546" text:continue-numbering="true" text:style-name="WWNum1">
        <text:list-item>
          <text:p text:style-name="P59">#Party travels through the #Hidden Tunnel towards the #<text:span text:style-name="T69">Heart of the </text:span>Tallest Peak</text:p>
          <text:list>
            <text:list-item>
              <text:p text:style-name="P59">#Hidden Dungeon</text:p>
            </text:list-item>
            <text:list-item>
              <text:p text:style-name="P59">#Enemies Encountered</text:p>
              <text:list>
                <text:list-item>
                  <text:p text:style-name="P59">Corrupted tunnel type Flora/Fauna</text:p>
                </text:list-item>
                <text:list-item>
                  <text:p text:style-name="P59">Demons</text:p>
                </text:list-item>
              </text:list>
            </text:list-item>
          </text:list>
        </text:list-item>
        <text:list-item>
          <text:p text:style-name="P60">#Party reaches the #Heart of the Tallest Peak</text:p>
          <text:list>
            <text:list-item>
              <text:p text:style-name="P60">Giant <text:span text:style-name="T70">#</text:span>Magma Chamber which is half empty</text:p>
              <text:list>
                <text:list-item>
                  <text:p text:style-name="P60">Lava flows out of the chamber through a single large opening which flows out into the ocean</text:p>
                </text:list-item>
              </text:list>
            </text:list-item>
          </text:list>
        </text:list-item>
        <text:list-item>
          <text:p text:style-name="P60">As the #Party is mesmerized by the view a #Dark Champion appears and blocks the one exit for the Magma. Magma path out is now blocked and needs to be unblocked by the #Party</text:p>
        </text:list-item>
        <text:list-item>
          <text:p text:style-name="P61">#Party makes their way though the #Magma Chamber <text:span text:style-name="T71">down the only path available</text:span></text:p>
        </text:list-item>
        <text:list-item>
          <text:p text:style-name="P62">#Party fights through various monsters</text:p>
          <text:list>
            <text:list-item>
              <text:p text:style-name="P62">#Enemies Encountered</text:p>
              <text:list>
                <text:list-item>
                  <text:p text:style-name="P62">Corrupted Magma bois</text:p>
                </text:list-item>
                <text:list-item>
                  <text:p text:style-name="P62">Demons</text:p>
                </text:list-item>
              </text:list>
            </text:list-item>
          </text:list>
        </text:list-item>
        <text:list-item>
          <text:p text:style-name="P63">#Party reaches the alter of #Third Champions #Weapon of Light</text:p>
        </text:list-item>
        <text:list-item>
          <text:p text:style-name="P63">#Dark Champion appears and proceeds to blast that weapon off into the #Magma Chamber </text:p>
          <text:list>
            <text:list-item>
              <text:p text:style-name="P63">#Dark Champion is controlling the #Guardian of Light</text:p>
              <text:list>
                <text:list-item>
                  <text:p text:style-name="P63">#Party fights the #Dark Champion and #Guardian of Light</text:p>
                </text:list-item>
              </text:list>
            </text:list-item>
          </text:list>
        </text:list-item>
        <text:list-item>
          <text:p text:style-name="P63">#Party wins</text:p>
        </text:list-item>
        <text:list-item>
          <text:p text:style-name="P63">#Guardian of Light goes into the magma pool and gets #Third Champions #Weapon of Light</text:p>
        </text:list-item>
        <text:list-item>
          <text:p text:style-name="P64">This #Weapon of Light has kept it’s #Warriors Essence</text:p>
          <text:list>
            <text:list-item>
              <text:p text:style-name="P64">#Third Champion gets a big power boost</text:p>
              <text:list>
                <text:list-item>
                  <text:p text:style-name="P64">#Third Champion can now bust through cracked areas in the wall</text:p>
                  <text:list>
                    <text:list-item>
                      <text:p text:style-name="P64"><text:soft-page-break/>Similar to Legend of Zelda bombs that open doorways</text:p>
                    </text:list-item>
                  </text:list>
                </text:list-item>
              </text:list>
            </text:list-item>
          </text:list>
        </text:list-item>
        <text:list-item>
          <text:p text:style-name="P65">#Party heads back to the starting point of #Magma Chamber and blast through the cracked wall</text:p>
        </text:list-item>
        <text:list-item>
          <text:p text:style-name="P65">#Third Champion Busts the big boulder blocking the magma flow with their new weapon</text:p>
        </text:list-item>
        <text:list-item>
          <text:p text:style-name="P66">#Party not really sure what to do now</text:p>
          <text:list>
            <text:list-item>
              <text:p text:style-name="P66">Decide to head back to #Town 3 to investigate more about the #Warrior Essence</text:p>
            </text:list-item>
          </text:list>
        </text:list-item>
        <text:list-item>
          <text:p text:style-name="P66">#Fast track the #Party back and show that they have been looking for weeks now. All dead ends.</text:p>
          <text:list>
            <text:list-item>
              <text:p text:style-name="P66">Then while at a #Pub they overhear a story about the #Old man on Hamster Hill</text:p>
              <text:list>
                <text:list-item>
                  <text:p text:style-name="P66">Always telling legend stories to the children</text:p>
                </text:list-item>
                <text:list-item>
                  <text:p text:style-name="P66">Has lived on #Hamster Hill for as long as anyone can remember</text:p>
                </text:list-item>
              </text:list>
            </text:list-item>
          </text:list>
        </text:list-item>
        <text:list-item>
          <text:p text:style-name="P66">#Party decides to investigate #Hamster Hill</text:p>
          <text:list>
            <text:list-item>
              <text:p text:style-name="P67">One screen from #Town 3</text:p>
            </text:list-item>
          </text:list>
        </text:list-item>
        <text:list-item>
          <text:p text:style-name="P68">#Party reaches #Hamster Hill Base</text:p>
        </text:list-item>
        <text:list-item>
          <text:p text:style-name="P68">Begin climbing to #Hamster Hill Peak</text:p>
          <text:list>
            <text:list-item>
              <text:p text:style-name="P69">#Enemies Encountered</text:p>
              <text:list>
                <text:list-item>
                  <text:p text:style-name="P69">Beefy Hamsters</text:p>
                </text:list-item>
              </text:list>
            </text:list-item>
          </text:list>
        </text:list-item>
        <text:list-item>
          <text:p text:style-name="P71">Reach #Hamster Hill Peak</text:p>
          <text:list>
            <text:list-item>
              <text:p text:style-name="P72">Reach a gate guarded by 3 Massive Hamsters</text:p>
            </text:list-item>
            <text:list-item>
              <text:p text:style-name="P72">#Party fights them to get through</text:p>
            </text:list-item>
          </text:list>
        </text:list-item>
        <text:list-item>
          <text:p text:style-name="P72">Reach #Old Man’s House</text:p>
          <text:list>
            <text:list-item>
              <text:p text:style-name="P72">Speak to the #Old Man and explain things</text:p>
            </text:list-item>
          </text:list>
        </text:list-item>
        <text:list-item>
          <text:p text:style-name="P72">#Old <text:span text:style-name="T72">M</text:span>an reveals the next steps in the Legend</text:p>
          <text:list>
            <text:list-item>
              <text:p text:style-name="P72">Says you are not ready for what is next</text:p>
            </text:list-item>
            <text:list-item>
              <text:p text:style-name="P72">He can train you, but requires items</text:p>
              <text:list>
                <text:list-item>
                  <text:p text:style-name="P14"><text:span text:style-name="T34">2 years of training in </text:span><text:span text:style-name="T35">five </text:span><text:span text:style-name="T34">days if done right</text:span></text:p>
                </text:list-item>
              </text:list>
            </text:list-item>
          </text:list>
        </text:list-item>
        <text:list-item>
          <text:p text:style-name="P152"><text:span text:style-name="T34">#</text:span><text:span text:style-name="T14">Old Man </text:span><text:span text:style-name="T36">points out the new #Dungeons in the #Tome of Knowledge </text:span><text:span text:style-name="T37">and provides an amulet necessary to open the hidden entrances</text:span></text:p>
        </text:list-item>
        <text:list-item>
          <text:p text:style-name="P153"><text:soft-page-break/><text:span text:style-name="T36">#</text:span><text:span text:style-name="T14">Old man gives the #Party a Hamster (#Hammie) to ride</text:span></text:p>
          <text:list>
            <text:list-item>
              <text:p text:style-name="P154"><text:span text:style-name="T14">Permanent Mount to get around the map quick</text:span></text:p>
            </text:list-item>
            <text:list-item>
              <text:p text:style-name="P154"><text:span text:style-name="T14">2x walk speed and jump height</text:span></text:p>
            </text:list-item>
          </text:list>
        </text:list-item>
        <text:list-item>
          <text:p text:style-name="P153"><text:span text:style-name="T36">#</text:span><text:span text:style-name="T14">Party Backtracks a bit to get to the Dungeon Entrances</text:span></text:p>
        </text:list-item>
        <text:list-item>
          <text:p text:style-name="P155"><text:span text:style-name="T14">Find #Training Dungeon 1</text:span></text:p>
          <text:list>
            <text:list-item>
              <text:p text:style-name="P155"><text:span text:style-name="T14">#Party fights through Dungeon and reaches #Old Man’s Guardian 1</text:span></text:p>
            </text:list-item>
            <text:list-item>
              <text:p text:style-name="P155"><text:span text:style-name="T14">#Party beats the Guardian</text:span></text:p>
            </text:list-item>
            <text:list-item>
              <text:p text:style-name="P199"><text:span text:style-name="T39">Receive </text:span><text:span text:style-name="T38">#Training Item 1</text:span></text:p>
            </text:list-item>
          </text:list>
        </text:list-item>
        <text:list-item>
          <text:p text:style-name="P155"><text:span text:style-name="T14">Find #Training </text:span><text:span text:style-name="T40">Dungeon 2</text:span></text:p>
          <text:list>
            <text:list-item>
              <text:p text:style-name="P156"><text:span text:style-name="T14">#Party fights through Dungeon and reaches #Old Man’s Guardian </text:span><text:span text:style-name="T40">2</text:span></text:p>
            </text:list-item>
            <text:list-item>
              <text:p text:style-name="P156"><text:span text:style-name="T14">#Party beats the Guardian</text:span></text:p>
            </text:list-item>
            <text:list-item>
              <text:p text:style-name="P204"><text:span text:style-name="T39">Receive </text:span><text:span text:style-name="T38">#Training Item </text:span><text:span text:style-name="T40">2</text:span></text:p>
            </text:list-item>
          </text:list>
        </text:list-item>
        <text:list-item>
          <text:p text:style-name="P200"><text:span text:style-name="T39">Find #Training </text:span><text:span text:style-name="T40">Dungeon 3</text:span></text:p>
          <text:list>
            <text:list-item>
              <text:p text:style-name="P156"><text:span text:style-name="T14">#Party fights through Dungeon and reaches #Old Man’s Guardian </text:span><text:span text:style-name="T40">3</text:span></text:p>
            </text:list-item>
            <text:list-item>
              <text:p text:style-name="P156"><text:span text:style-name="T14">#Party beats the Guardian</text:span></text:p>
            </text:list-item>
            <text:list-item>
              <text:p text:style-name="P204"><text:span text:style-name="T39">Receive </text:span><text:span text:style-name="T38">#Training Item </text:span><text:span text:style-name="T40">3</text:span></text:p>
            </text:list-item>
          </text:list>
        </text:list-item>
        <text:list-item>
          <text:p text:style-name="P205"><text:span text:style-name="T40">T</text:span><text:span text:style-name="T14">he amulet given by the #Old Man will also open some other hidden entrances that are now shown on the map, the player can decide to do them or not. </text:span></text:p>
          <text:list>
            <text:list-item>
              <text:p text:style-name="P205"><text:span text:style-name="T14">Much more challenging than previous Dungeons.</text:span></text:p>
              <text:list>
                <text:list-item>
                  <text:p text:style-name="P205"><text:span text:style-name="T14">#Challenge Dungeon 1</text:span></text:p>
                </text:list-item>
                <text:list-item>
                  <text:p text:style-name="P205"><text:span text:style-name="T14">#Challenge Dungeon 2</text:span></text:p>
                </text:list-item>
                <text:list-item>
                  <text:p text:style-name="P205"><text:span text:style-name="T14">#Challenge Dungeon 3</text:span></text:p>
                </text:list-item>
                <text:list-item>
                  <text:p text:style-name="P205"><text:span text:style-name="T14">#Challenge Dungeon 4</text:span></text:p>
                </text:list-item>
              </text:list>
            </text:list-item>
          </text:list>
        </text:list-item>
        <text:list-item>
          <text:p text:style-name="P201"><text:span text:style-name="T41">Must head to the starting #Serene Cabin for the final #Training Item 4 </text:span></text:p>
          <text:list>
            <text:list-item>
              <text:p text:style-name="P206"><text:span text:style-name="T41">A</text:span><text:span text:style-name="T14">rea overrun by Monsters/Demons</text:span></text:p>
            </text:list-item>
            <text:list-item>
              <text:p text:style-name="P206"><text:span text:style-name="T14">Area mostly destroyed by the explosion</text:span></text:p>
            </text:list-item>
          </text:list>
        </text:list-item>
        <text:list-item>
          <text:p text:style-name="P206"><text:span text:style-name="T14">#Dark Champion appears</text:span></text:p>
          <text:list>
            <text:list-item>
              <text:p text:style-name="P206"><text:span text:style-name="T14">This is now their main base of operations</text:span></text:p>
            </text:list-item>
          </text:list>
        </text:list-item>
        <text:list-item>
          <text:p text:style-name="P207"><text:span text:style-name="T14">#Party fights the #Dark Champion</text:span></text:p>
        </text:list-item>
        <text:list-item>
          <text:p text:style-name="P208"><text:span text:style-name="T14">#Training Item 4 can be found in the ruins of the #Serene Cabin</text:span></text:p>
        </text:list-item>
        <text:list-item>
          <text:p text:style-name="P209"><text:soft-page-break/><text:span text:style-name="T14">Return to the #Old Man with all items</text:span></text:p>
        </text:list-item>
        <text:list-item>
          <text:p text:style-name="P209"><text:span text:style-name="T14">“</text:span><text:span text:style-name="T42">Well, that was one years worth of training right there. Now we’ll get onto the second one!”</text:span></text:p>
        </text:list-item>
        <text:list-item>
          <text:p text:style-name="P210"><text:span text:style-name="T42">H</text:span><text:span text:style-name="T14">eroes are pulled into the void by the #Old Man</text:span></text:p>
          <text:list>
            <text:list-item>
              <text:p text:style-name="P210"><text:span text:style-name="T14">Stay on screen for 10 seconds with some obvious movement to show the game isn’t broken</text:span></text:p>
            </text:list-item>
            <text:list-item>
              <text:p text:style-name="P210"><text:span text:style-name="T14">Day to night cycle or something</text:span></text:p>
            </text:list-item>
          </text:list>
        </text:list-item>
        <text:list-item>
          <text:p text:style-name="P202"><text:span text:style-name="T43">#Party reappears in the same area they had left</text:span></text:p>
          <text:list>
            <text:list-item>
              <text:p text:style-name="P210"><text:span text:style-name="T14">All #Party members are now +5 level and have 1 new ability and 1 new SP ability</text:span></text:p>
            </text:list-item>
          </text:list>
        </text:list-item>
        <text:list-item>
          <text:p text:style-name="P211"><text:span text:style-name="T14">All thank the #Old Man for his act of kindness and knowledge of the path forward.</text:span></text:p>
        </text:list-item>
        <text:list-item>
          <text:p text:style-name="P211"><text:span text:style-name="T14">The #Tome of Knowledge is making it obvious to check</text:span></text:p>
        </text:list-item>
        <text:list-item>
          <text:p text:style-name="P212"><text:span text:style-name="T14">#Weapon Essence Dungeons are now available on the map. Can be opened with the #Amulet</text:span></text:p>
        </text:list-item>
        <text:list-item>
          <text:p text:style-name="P213"><text:span text:style-name="T14">#Party travels to the 2 final #Weapon Essence Dungeons for #Second Champion and #Forth Champion</text:span></text:p>
          <text:list>
            <text:list-item>
              <text:p text:style-name="P203"><text:span text:style-name="T44">#Weapon Essence Dungeon Third Champion</text:span></text:p>
              <text:list>
                <text:list-item>
                  <text:p text:style-name="P214"><text:span text:style-name="T44">#</text:span><text:span text:style-name="T14">Enemies Encountered</text:span></text:p>
                  <text:list>
                    <text:list-item>
                      <text:p text:style-name="P214"><text:span text:style-name="T14">Corrupted Guardians</text:span></text:p>
                    </text:list-item>
                    <text:list-item>
                      <text:p text:style-name="P214"><text:span text:style-name="T14">Demons</text:span></text:p>
                    </text:list-item>
                  </text:list>
                </text:list-item>
              </text:list>
            </text:list-item>
            <text:list-item>
              <text:p text:style-name="P203"><text:span text:style-name="T44">#Weapon Essence Dungeon Fourth Champion</text:span></text:p>
              <text:list>
                <text:list-item>
                  <text:p text:style-name="P215"><text:span text:style-name="T44">#</text:span><text:span text:style-name="T14">Enemies Encountered</text:span></text:p>
                  <text:list>
                    <text:list-item>
                      <text:p text:style-name="P214"><text:span text:style-name="T44">C</text:span><text:span text:style-name="T14">orrupted Guardians</text:span></text:p>
                    </text:list-item>
                    <text:list-item>
                      <text:p text:style-name="P214"><text:span text:style-name="T14">Demons</text:span></text:p>
                    </text:list-item>
                  </text:list>
                </text:list-item>
              </text:list>
            </text:list-item>
          </text:list>
        </text:list-item>
        <text:list-item>
          <text:p text:style-name="P216"><text:span text:style-name="T14">Once the final #Party member receives their #Weapon Essence characters are teleported by a portal beneath their feet</text:span></text:p>
        </text:list-item>
      </text:list>
      <text:p text:style-name="P198"><text:span text:style-name="T1">PART </text:span><text:span text:style-name="T4">4</text:span><text:span text:style-name="T2"><text:line-break/><text:tab/></text:span><text:span text:style-name="T59">The Final Battle</text:span></text:p>
      <text:list xml:id="list162305685752981" text:continue-numbering="true" text:style-name="WWNum1">
        <text:list-header>
          <text:p text:style-name="P220"/>
        </text:list-header>
      </text:list>
      <text:p text:style-name="P223"><text:span text:style-name="T6">Main </text:span><text:span text:style-name="T5">Characters:</text:span></text:p>
      <text:list xml:id="list162304415403296" text:continue-numbering="true" text:style-name="WWNum1">
        <text:list-item>
          <text:p text:style-name="P15">#<text:span text:style-name="T68">Hero</text:span></text:p>
        </text:list-item>
        <text:list-item>
          <text:p text:style-name="P15">#Second Champion</text:p>
        </text:list-item>
        <text:list-item>
          <text:p text:style-name="P27">#Third Champion</text:p>
        </text:list-item>
        <text:list-item>
          <text:p text:style-name="P55">#Fourth Champion</text:p>
          <text:p text:style-name="P15"><text:span text:style-name="T6"/></text:p>
          <text:p text:style-name="P191"><text:span text:style-name="T6">Side </text:span><text:span text:style-name="T5">Characters:</text:span></text:p>
        </text:list-item>
        <text:list-item>
          <text:p text:style-name="P162"><text:span text:style-name="T14">#Deity of Light</text:span></text:p>
          <text:list>
            <text:list-item>
              <text:p text:style-name="P182"><text:span text:style-name="T14">#Hero Planetary Guardian</text:span></text:p>
            </text:list-item>
          </text:list>
        </text:list-item>
        <text:list-item>
          <text:p text:style-name="P161"><text:span text:style-name="T14">#Divine Goddess</text:span></text:p>
        </text:list-item>
        <text:list-item>
          <text:p text:style-name="P163"><text:span text:style-name="T14">#Lake Guardian</text:span></text:p>
        </text:list-item>
        <text:list-item>
          <text:p text:style-name="P164"><text:span text:style-name="T14">#Ship Steward</text:span></text:p>
        </text:list-item>
        <text:list-item>
          <text:p text:style-name="P165"><text:span text:style-name="T14">#Dark Ones</text:span></text:p>
        </text:list-item>
        <text:list-item>
          <text:p text:style-name="P170"><text:span text:style-name="T14">#Lost One</text:span></text:p>
        </text:list-item>
        <text:list-item>
          <text:p text:style-name="P165"><text:span text:style-name="T14">#Great Evil One</text:span></text:p>
        </text:list-item>
        <text:list-item>
          <text:p text:style-name="P166"><text:span text:style-name="T14">#Pantheon of Minor Gods</text:span></text:p>
        </text:list-item>
        <text:list-item>
          <text:p text:style-name="P166"><text:span text:style-name="T14">#Twin Dark Champions</text:span></text:p>
        </text:list-item>
        <text:list-item>
          <text:p text:style-name="P172"><text:span text:style-name="T14">#Mad Guardian</text:span></text:p>
          <text:p text:style-name="P137"><text:span text:style-name="T14"/></text:p>
          <text:p text:style-name="P191"><text:span text:style-name="T7">Enemies</text:span><text:span text:style-name="T5">:</text:span></text:p>
        </text:list-item>
        <text:list-item>
          <text:p text:style-name="P91">Corrupted Canyon guys</text:p>
        </text:list-item>
        <text:list-item>
          <text:p text:style-name="P91">Demons</text:p>
        </text:list-item>
        <text:list-item>
          <text:p text:style-name="P94"><text:span text:style-name="T77">#</text:span>Corrupted Lake Guardian</text:p>
        </text:list-item>
        <text:list-item>
          <text:p text:style-name="P106">#Pantheon of Minor Gods</text:p>
        </text:list-item>
        <text:list-item>
          <text:p text:style-name="P106">#Twin Dark Champions</text:p>
        </text:list-item>
        <text:list-item>
          <text:p text:style-name="P19"><text:span text:style-name="T51">#Mad Guardian</text:span></text:p>
          <text:p text:style-name="P91"/>
          <text:p text:style-name="P191"><text:soft-page-break/><text:span text:style-name="T8">Key Words</text:span><text:span text:style-name="T5">:</text:span></text:p>
        </text:list-item>
        <text:list-item>
          <text:p text:style-name="P76">#<text:span text:style-name="T75">Alta Mond</text:span></text:p>
          <text:list>
            <text:list-item>
              <text:p text:style-name="P82">Space ship</text:p>
            </text:list-item>
          </text:list>
        </text:list-item>
        <text:list-item>
          <text:p text:style-name="P98">#Celestial Energy</text:p>
        </text:list-item>
        <text:list-item>
          <text:p text:style-name="P107">#Dungeon Boss Rush</text:p>
        </text:list-item>
        <text:list-item>
          <text:p text:style-name="P104">#Galactic Empire</text:p>
        </text:list-item>
        <text:list-item>
          <text:p text:style-name="P108">#Planetary Corruption</text:p>
        </text:list-item>
        <text:list-item>
          <text:p text:style-name="P111">#Corrupted Essence</text:p>
        </text:list-item>
        <text:list-item>
          <text:p text:style-name="P112">#Planetary Well Liquid</text:p>
        </text:list-item>
        <text:list-item>
          <text:p text:style-name="P114">#Primal Soup</text:p>
        </text:list-item>
      </text:list>
      <text:p text:style-name="P194"/>
      <text:list xml:id="list162305733733353" text:continue-numbering="true" text:style-name="WWNum1">
        <text:list-header>
          <text:p text:style-name="P191"><text:span text:style-name="T9">Locations</text:span><text:span text:style-name="T5">:</text:span></text:p>
        </text:list-header>
        <text:list-item>
          <text:p text:style-name="P78"><text:span text:style-name="T68">#</text:span>Broken Moon</text:p>
        </text:list-item>
        <text:list-item>
          <text:p text:style-name="P91">#Canyon</text:p>
        </text:list-item>
        <text:list-item>
          <text:p text:style-name="P92">#Route from #Canyon to #Great Lake</text:p>
          <text:list>
            <text:list-item>
              <text:p text:style-name="P92">#Dungeon Hidden 9</text:p>
            </text:list-item>
          </text:list>
        </text:list-item>
        <text:list-item>
          <text:p text:style-name="P91">#Great Lake</text:p>
        </text:list-item>
        <text:list-item>
          <text:p text:style-name="P99">#Planetary Well</text:p>
        </text:list-item>
        <text:list-item>
          <text:p text:style-name="P109">#Twin Planets</text:p>
        </text:list-item>
        <text:list-item>
          <text:p text:style-name="P109">#Lost One Domain</text:p>
        </text:list-item>
        <text:list-item>
          <text:p text:style-name="P110">#Great Evil Ones Domain</text:p>
        </text:list-item>
        <text:list-item>
          <text:p text:style-name="P110">#Inner Sanctum</text:p>
        </text:list-item>
        <text:list-item>
          <text:p text:style-name="P113">#Hero Planet Moon</text:p>
        </text:list-item>
        <text:list-item>
          <text:p text:style-name="P114">#Galactic Center</text:p>
        </text:list-item>
        <text:list-item>
          <text:p text:style-name="P115">#Heroes Planet</text:p>
        </text:list-item>
      </text:list>
      <text:p text:style-name="P194"/>
      <text:p text:style-name="P234"><text:span text:style-name="T5"/></text:p>
      <text:p text:style-name="P234"><text:span text:style-name="T5"/></text:p>
      <text:p text:style-name="P234"><text:span text:style-name="T5"/></text:p>
      <text:p text:style-name="P234"><text:span text:style-name="T5"/></text:p>
      <text:p text:style-name="P236"><text:span text:style-name="T5">STORY:</text:span></text:p>
      <text:p text:style-name="P229"/>
      <text:list xml:id="list162305204273672" text:continue-numbering="true" text:style-name="WWNum1">
        <text:list-item>
          <text:p text:style-name="P79">#Party arrives within a mysterious cave deep within the #Broken Moon</text:p>
          <text:list>
            <text:list-item>
              <text:p text:style-name="P79">Last bastion of light in the system</text:p>
            </text:list-item>
            <text:list-item>
              <text:p text:style-name="P79">An ancient <text:span text:style-name="T74">#D</text:span>eity of <text:span text:style-name="T74">L</text:span>ight lives here in seclusion</text:p>
            </text:list-item>
            <text:list-item>
              <text:p text:style-name="P79">Has brought the #Champions of Light here with the last of their power</text:p>
            </text:list-item>
          </text:list>
        </text:list-item>
        <text:list-item>
          <text:p text:style-name="P80">#Party cautiously follows the lit path before them towards the resting place of the #Deity of Light</text:p>
          <text:list>
            <text:list-item>
              <text:p text:style-name="P81">Weakened after the betrayal</text:p>
            </text:list-item>
            <text:list-item>
              <text:p text:style-name="P81">Moon impacted by evil forces 10k years ago</text:p>
              <text:list>
                <text:list-item>
                  <text:p text:style-name="P81">Asteroid impact</text:p>
                </text:list-item>
                <text:list-item>
                  <text:p text:style-name="P81">Age of Fire</text:p>
                </text:list-item>
              </text:list>
            </text:list-item>
          </text:list>
        </text:list-item>
        <text:list-item>
          <text:p text:style-name="P82">The #Deity of Light awakens for a brief moment to explain the above and the next steps</text:p>
          <text:list>
            <text:list-item>
              <text:p text:style-name="P82">#Must find the #Alta Mond and head to the domain of the #Dark Ones</text:p>
            </text:list-item>
            <text:list-item>
              <text:p text:style-name="P83">Must travel to each planet and defeat the #Dark Champion of that world</text:p>
              <text:list>
                <text:list-item>
                  <text:p text:style-name="P84">#Guardian of the Elder Soul</text:p>
                  <text:list>
                    <text:list-item>
                      <text:p text:style-name="P84">Unbreakable as long as some light exists in the system</text:p>
                    </text:list-item>
                  </text:list>
                </text:list-item>
                <text:list-item>
                  <text:p text:style-name="P84">#Heroes world</text:p>
                  <text:list>
                    <text:list-item>
                      <text:p text:style-name="P84">The last bastion of light and life</text:p>
                    </text:list-item>
                  </text:list>
                </text:list-item>
                <text:list-item>
                  <text:p text:style-name="P84">#Twin Planets</text:p>
                  <text:list>
                    <text:list-item>
                      <text:p text:style-name="P84">Pushing and pulling against each other for all eternity</text:p>
                    </text:list-item>
                  </text:list>
                </text:list-item>
                <text:list-item>
                  <text:p text:style-name="P84">#Lost One</text:p>
                  <text:list>
                    <text:list-item>
                      <text:p text:style-name="P84">A planet destroyed by the #Dark Ones eons ago, slowly devoured piece by piece by a great evil</text:p>
                    </text:list-item>
                  </text:list>
                </text:list-item>
                <text:list-item>
                  <text:p text:style-name="P85">The <text:span text:style-name="T76">#</text:span>Great Evil</text:p>
                  <text:list>
                    <text:list-item>
                      <text:p text:style-name="P85">Source of all malevolence in the system</text:p>
                    </text:list-item>
                    <text:list-item>
                      <text:p text:style-name="P85">Growing in power until it can devour the #Elder Soul</text:p>
                    </text:list-item>
                    <text:list-item>
                      <text:p text:style-name="P86">A parasite which travels from system to system devouring light</text:p>
                    </text:list-item>
                  </text:list>
                </text:list-item>
                <text:list-item>
                  <text:p text:style-name="P86"><text:soft-page-break/>The #Malformed One</text:p>
                  <text:list>
                    <text:list-item>
                      <text:p text:style-name="P86">A corrupter of Gods and Light. The true source of evil in the system and the messenger to a deeper evil.</text:p>
                    </text:list-item>
                  </text:list>
                </text:list-item>
                <text:list-item>
                  <text:p text:style-name="P86">The #Elder Soul</text:p>
                  <text:list>
                    <text:list-item>
                      <text:p text:style-name="P86">Creator of the system assigned task by the #Divine Soul of the Universe</text:p>
                      <text:list>
                        <text:list-item>
                          <text:p text:style-name="P86">Goal is to spread light throughout the Universe</text:p>
                          <text:list>
                            <text:list-item>
                              <text:p text:style-name="P86">The more light, the more power they have</text:p>
                            </text:list-item>
                          </text:list>
                        </text:list-item>
                      </text:list>
                    </text:list-item>
                    <text:list-item>
                      <text:p text:style-name="P87">A passive God, cannot directly influence events. Life must CHOOSE light, not have it forced upon them.</text:p>
                    </text:list-item>
                  </text:list>
                </text:list-item>
              </text:list>
            </text:list-item>
          </text:list>
        </text:list-item>
        <text:list-item>
          <text:p text:style-name="P88">The #Deity of Light directs you to the last known location of the #Alta Mond</text:p>
          <text:list>
            <text:list-item>
              <text:p text:style-name="P88">Teleport’s #Party to the entrance of an ancient canyon</text:p>
              <text:list>
                <text:list-item>
                  <text:p text:style-name="P88">“This canyon was created when I and my ship came crashing back down towards the planet.”</text:p>
                </text:list-item>
              </text:list>
            </text:list-item>
          </text:list>
        </text:list-item>
        <text:list-item>
          <text:p text:style-name="P16"><text:span text:style-name="T45">Fight your way to the #</text:span><text:span text:style-name="T46">Great Lake</text:span></text:p>
          <text:list>
            <text:list-item>
              <text:p text:style-name="P90">#Enemies Encountered</text:p>
              <text:list>
                <text:list-item>
                  <text:p text:style-name="P90">Corrupted Canyon type <text:s/>guys</text:p>
                </text:list-item>
                <text:list-item>
                  <text:p text:style-name="P90">Demons</text:p>
                </text:list-item>
              </text:list>
            </text:list-item>
            <text:list-item>
              <text:p text:style-name="P89">Gigantic lake with the shadow of a ship within</text:p>
            </text:list-item>
            <text:list-item>
              <text:p text:style-name="P93">Defeat the #Corrupted Lake Guardian</text:p>
              <text:list>
                <text:list-item>
                  <text:p text:style-name="P95">Once defeated the corruption is wiped off</text:p>
                </text:list-item>
                <text:list-item>
                  <text:p text:style-name="P95">#Lake Guardian now assists with removing the ship from the #Great Lake bottom</text:p>
                </text:list-item>
              </text:list>
            </text:list-item>
          </text:list>
        </text:list-item>
        <text:list-item>
          <text:p text:style-name="P96">#Party makes their way onto the ship</text:p>
          <text:list>
            <text:list-item>
              <text:p text:style-name="P96">Assisted on the ship by the #Ship Steward</text:p>
              <text:list>
                <text:list-item>
                  <text:p text:style-name="P97">Think that UFO guy from power rangers</text:p>
                </text:list-item>
                <text:list-item>
                  <text:p text:style-name="P97">Explains that the #Alta Mond can only travel within the #Island at the moment, will need #Celestial Energy to make it off world</text:p>
                </text:list-item>
              </text:list>
            </text:list-item>
            <text:list-item>
              <text:p text:style-name="P98">#Celestial Energy can be gathered at the #Planetary Well</text:p>
              <text:list>
                <text:list-item>
                  <text:p text:style-name="P100">Steward points out the #Planetary Well on the map</text:p>
                </text:list-item>
              </text:list>
            </text:list-item>
          </text:list>
        </text:list-item>
        <text:list-item>
          <text:p text:style-name="P101">#Party can go directly to the #Planetary Well if they can survive</text:p>
          <text:list>
            <text:list-item>
              <text:p text:style-name="P102"><text:soft-page-break/>#Party reaches #Planetary Well and fills the ship</text:p>
              <text:list>
                <text:list-item>
                  <text:p text:style-name="P102">#Fourth Champion steals a flask of #Celestial Energy while no one is watching</text:p>
                </text:list-item>
              </text:list>
            </text:list-item>
          </text:list>
        </text:list-item>
        <text:list-item>
          <text:p text:style-name="P103">#Party returns to the #Alta Mond</text:p>
          <text:list>
            <text:list-item>
              <text:p text:style-name="P103">It is under attack!</text:p>
              <text:list>
                <text:list-item>
                  <text:p text:style-name="P103">Forces of evil have gathered here to stop you from getting off world</text:p>
                  <text:list>
                    <text:list-item>
                      <text:p text:style-name="P103">They have no power within the void of space</text:p>
                    </text:list-item>
                  </text:list>
                </text:list-item>
              </text:list>
            </text:list-item>
          </text:list>
        </text:list-item>
        <text:list-item>
          <text:p text:style-name="P104">#Party beats the shit out of them</text:p>
          <text:list>
            <text:list-item>
              <text:p text:style-name="P104">#Dark Ones realize they have let the #Champions of Light get too strong</text:p>
              <text:list>
                <text:list-item>
                  <text:p text:style-name="P104">They need to bring #The Great Evil One into the loop</text:p>
                  <text:list>
                    <text:list-item>
                      <text:p text:style-name="P17"><text:span text:style-name="T47">They aren’t going to be </text:span><text:span text:style-name="T48">pleased with the news</text:span></text:p>
                    </text:list-item>
                    <text:list-item>
                      <text:p text:style-name="P104">They do not pay attention to the petty squabbles between worlds</text:p>
                      <text:list>
                        <text:list-item>
                          <text:p text:style-name="P104">Their attention is focused on the great battles unfolding throughout their #Galactic Empire </text:p>
                        </text:list-item>
                      </text:list>
                    </text:list-item>
                  </text:list>
                </text:list-item>
              </text:list>
            </text:list-item>
          </text:list>
        </text:list-item>
        <text:list-item>
          <text:p text:style-name="P105">#Party gets off planet and must battle through each of the #Dark Champions Home worlds in order to break through their defenses</text:p>
        </text:list-item>
        <text:list-item>
          <text:p text:style-name="P18"><text:span text:style-name="T49">#Party squares off against the #Twin Dark Champions and their #Pantheon of Minor Gods</text:span></text:p>
          <text:list>
            <text:list-item>
              <text:p text:style-name="P167"><text:span text:style-name="T49">B</text:span><text:span text:style-name="T14">asically a #Dungeon Boss Rush</text:span></text:p>
              <text:list>
                <text:list-item>
                  <text:p text:style-name="P167"><text:span text:style-name="T14">Multiple fights in a row against high powered enemies</text:span></text:p>
                </text:list-item>
              </text:list>
            </text:list-item>
            <text:list-item>
              <text:p text:style-name="P168"><text:span text:style-name="T14">#Twin Dark Champions at the end of the Dungeon</text:span></text:p>
              <text:list>
                <text:list-item>
                  <text:p text:style-name="P168"><text:span text:style-name="T14">When one gets weak the other jumps in</text:span></text:p>
                </text:list-item>
                <text:list-item>
                  <text:p text:style-name="P168"><text:span text:style-name="T14">Have to keep flip flopping between two enemy types</text:span></text:p>
                </text:list-item>
                <text:list-item>
                  <text:p text:style-name="P168"><text:span text:style-name="T14">Once one is destroyed the other becomes enraged</text:span></text:p>
                </text:list-item>
              </text:list>
            </text:list-item>
          </text:list>
        </text:list-item>
        <text:list-item>
          <text:p text:style-name="P168"><text:span text:style-name="T14">#Party beats them all the #Planetary Corruption is cast off</text:span></text:p>
        </text:list-item>
        <text:list-item>
          <text:p text:style-name="P169"><text:span text:style-name="T14">#Party enters the #Lost Ones </text:span><text:span text:style-name="T50">D</text:span><text:span text:style-name="T14">omain</text:span></text:p>
          <text:list>
            <text:list-item>
              <text:p text:style-name="P171"><text:span text:style-name="T14">Need to dodge asteroids</text:span></text:p>
            </text:list-item>
            <text:list-item>
              <text:p text:style-name="P171"><text:span text:style-name="T14">Destroy asteroids</text:span></text:p>
              <text:list>
                <text:list-item>
                  <text:p text:style-name="P171"><text:span text:style-name="T14">This awakens the #Mad Guardian</text:span></text:p>
                </text:list-item>
              </text:list>
            </text:list-item>
          </text:list>
        </text:list-item>
        <text:list-item>
          <text:p text:style-name="P173"><text:soft-page-break/><text:span text:style-name="T14">Side scrolling shoot and dodge mini game</text:span></text:p>
          <text:list>
            <text:list-item>
              <text:p text:style-name="P173"><text:span text:style-name="T14">Once the outer crust of the #Mad Guardian is broken the battle transfers to the #Alta Mond Deck</text:span></text:p>
            </text:list-item>
          </text:list>
        </text:list-item>
        <text:list-item>
          <text:p text:style-name="P174"><text:span text:style-name="T14">#Party beats the guardian who lets them pass in a moment of clarity</text:span></text:p>
        </text:list-item>
        <text:list-item>
          <text:p text:style-name="P174"><text:span text:style-name="T14">#Party reaches orbit around the #Great Evil One</text:span></text:p>
          <text:list>
            <text:list-item>
              <text:p text:style-name="P174"><text:span text:style-name="T14">Large pantheon of lesser guardians and gods</text:span></text:p>
            </text:list-item>
          </text:list>
        </text:list-item>
        <text:list-item>
          <text:p text:style-name="P175"><text:span text:style-name="T14">Fight through multiple #Dungeons fighting various gods and lesser champions</text:span></text:p>
        </text:list-item>
        <text:list-item>
          <text:p text:style-name="P175"><text:span text:style-name="T14">#Party reaches the #Inner Sanctum </text:span><text:span text:style-name="T52">where the final battle begins</text:span></text:p>
          <text:list>
            <text:list-item>
              <text:p text:style-name="P176"><text:span text:style-name="T52">#</text:span><text:span text:style-name="T14">Prime Evil Guardian</text:span></text:p>
              <text:list>
                <text:list-item>
                  <text:p text:style-name="P176"><text:span text:style-name="T14">Unkillable</text:span></text:p>
                </text:list-item>
                <text:list-item>
                  <text:p text:style-name="P176"><text:span text:style-name="T14">#Corrupted Essence of trillions of life forms to give them eternal life and power</text:span></text:p>
                </text:list-item>
              </text:list>
            </text:list-item>
          </text:list>
        </text:list-item>
        <text:list-item>
          <text:p text:style-name="P177"><text:span text:style-name="T14">#Fourth Champion throws their stolen flask of #Planetary Well Liquid </text:span><text:span text:style-name="T53">at the #Prime Evil Guardian</text:span></text:p>
          <text:list>
            <text:list-item>
              <text:p text:style-name="P178"><text:span text:style-name="T53">R</text:span><text:span text:style-name="T14">emoves the layers of life force</text:span></text:p>
              <text:list>
                <text:list-item>
                  <text:p text:style-name="P178"><text:span text:style-name="T14">Can damage the #Prime Evil Guardian directly now</text:span></text:p>
                </text:list-item>
              </text:list>
            </text:list-item>
          </text:list>
        </text:list-item>
        <text:list-item>
          <text:p text:style-name="P179"><text:span text:style-name="T14">#Party defeats the #Prime Evil Guardian</text:span></text:p>
          <text:list>
            <text:list-item>
              <text:p text:style-name="P180"><text:span text:style-name="T14">#Hero Planet Moon restored</text:span></text:p>
            </text:list-item>
            <text:list-item>
              <text:p text:style-name="P180"><text:span text:style-name="T14">#Hero Planetary Guardian re-birthed</text:span></text:p>
            </text:list-item>
          </text:list>
        </text:list-item>
        <text:list-item>
          <text:p text:style-name="P181"><text:span text:style-name="T14">#Party and the #Alta Mond transported to the #Hero Planet Moon immediately</text:span></text:p>
        </text:list-item>
        <text:list-item>
          <text:p text:style-name="P181"><text:span text:style-name="T14">#Planetary Guardian discusses the current situation with the #Champions of Light</text:span></text:p>
          <text:list>
            <text:list-item>
              <text:p text:style-name="P183"><text:span text:style-name="T14">Defeated only an agent of the #Great Evil One</text:span></text:p>
            </text:list-item>
            <text:list-item>
              <text:p text:style-name="P20"><text:span text:style-name="T54">The #Source of Evil lives on; deep within the #Primal Soup of the #Galactic Center</text:span></text:p>
            </text:list-item>
            <text:list-item>
              <text:p text:style-name="P184"><text:span text:style-name="T54">W</text:span><text:span text:style-name="T14">ith this victory we will draw the eye of the #Great Evil One as they do not take defeat lightly</text:span></text:p>
              <text:list>
                <text:list-item>
                  <text:p text:style-name="P184"><text:span text:style-name="T14">The next cycle will be a fierce battle</text:span></text:p>
                </text:list-item>
              </text:list>
            </text:list-item>
          </text:list>
        </text:list-item>
        <text:list-item>
          <text:p text:style-name="P184"><text:span text:style-name="T14">Must devote your lives to building up the defenses and creating more #Champions of Light, weapons, temples, legends, resources, or anything that will be of use in the upcomming battle.</text:span></text:p>
          <text:list>
            <text:list-item>
              <text:p text:style-name="P21"><text:soft-page-break/><text:span text:style-name="T55">The #Party becomes #Champions of Light their likeness forever guardian the skies of </text:span><text:span text:style-name="T56">#Heroes Planet, until they are called upon again</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GC_20_Section_20_Header" style:display-name="LGC Section Header" style:family="paragraph" style:parent-style-name="Standard" style:auto-update="true" style:default-outline-level="">
      <style:paragraph-properties fo:text-align="justify" style:justify-single-word="false" fo:hyphenation-ladder-count="no-limit">
        <style:tab-stops>
          <style:tab-stop style:position="-1in"/>
          <style:tab-stop style:position="-0.5in"/>
          <style:tab-stop style:position="0in"/>
          <style:tab-stop style:position="0.2425in"/>
          <style:tab-stop style:position="0.6252in"/>
          <style:tab-stop style:position="0.6917in"/>
          <style:tab-stop style:position="0.9681in"/>
          <style:tab-stop style:position="1.5217in"/>
        </style:tab-stops>
      </style:paragraph-properties>
      <style:text-properties style:font-name="Cambria" fo:font-family="Cambria" style:font-family-generic="roman" style:font-pitch="variable" fo:font-size="14pt" fo:letter-spacing="-0.0016in" fo:font-style="italic" style:text-underline-style="solid" style:text-underline-width="auto" style:text-underline-color="font-color" fo:font-weight="bold" style:font-size-asian="14pt" style:font-style-asian="italic" style:font-weight-asian="bold" style:font-size-complex="10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GC_20_Section_20_Header_20_Char" style:display-name="LGC Section Header Char" style:family="text" style:parent-style-name="Default_20_Paragraph_20_Font">
      <style:text-properties style:font-name="Cambria" fo:font-family="Cambria" style:font-family-generic="roman" style:font-pitch="variable" fo:font-size="14pt" fo:letter-spacing="-0.0016in" fo:font-style="italic" style:text-underline-style="solid" style:text-underline-width="auto" style:text-underline-color="font-color" fo:font-weight="bold" style:font-size-asian="14pt" style:font-style-asian="italic" style:font-weight-asian="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elby Styler</meta:initial-creator>
    <meta:editing-cycles>192</meta:editing-cycles>
    <meta:creation-date>2021-03-31T16:39:00</meta:creation-date>
    <dc:date>2021-04-12T16:22:56.509225634</dc:date>
    <meta:editing-duration>PT13H47M48S</meta:editing-duration>
    <meta:generator>LibreOffice/7.0.3.1$Linux_X86_64 LibreOffice_project/00$Build-1</meta:generator>
    <meta:document-statistic meta:table-count="0" meta:image-count="0" meta:object-count="0" meta:page-count="28" meta:paragraph-count="628" meta:word-count="5117" meta:character-count="26087" meta:non-whitespace-character-count="2217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